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runix@DESKTOP-RKF1B6O:~$ valgrind --leak-check=full --show-leak-kinds=all /home/rrunix/QT_QT6p4/build-TestOnlyQt-Clone_of_Desktop_Linux_OK-Release/TestOnlyQt <text:s text:c="81"/>==930== Memcheck, a memory error detector <text:s text:c="78"/>==930== Copyright (C) 2002-2017, and GNU GPL'd, by Julian Seward et al. <text:s text:c="48"/>==930== Using Valgrind-3.18.1 and LibVEX; rerun with -h for copyright info <text:s text:c="45"/>==930== Command: /home/rrunix/QT_QT6p4/build-TestOnlyQt-Clone_of_Desktop_Linux_OK-Release/TestOnlyQt <text:s text:c="19"/>==930== <text:s text:c="112"/>==930== error calling PR_SET_PTRACER, vgdb might block <text:s text:c="65"/>==930== Invalid read of size 8 <text:s text:c="89"/>==930== <text:s text:c="3"/>at 0x40286C0: strncmp (strcmp.S:170) <text:s text:c="72"/>==930== <text:s text:c="3"/>by 0x400668D: is_dst (dl-load.c:216) <text:s text:c="72"/>==930== <text:s text:c="3"/>by 0x400810E: _dl_dst_count (dl-load.c:253) <text:s text:c="65"/>==930== <text:s text:c="3"/>by 0x400810E: expand_dynamic_string_token (dl-load.c:395) <text:s text:c="51"/>==930== <text:s text:c="3"/>by 0x40082B7: fillin_rpath.isra.0 (dl-load.c:483) <text:s text:c="59"/>==930== <text:s text:c="3"/>by 0x4008602: decompose_rpath (dl-load.c:654) <text:s text:c="63"/>==930== <text:s text:c="3"/>by 0x400ABF5: cache_rpath (dl-load.c:696) <text:s text:c="67"/>==930== <text:s text:c="3"/>by 0x400ABF5: cache_rpath (dl-load.c:677) <text:s text:c="67"/>==930== <text:s text:c="3"/>by 0x400ABF5: _dl_map_object (dl-load.c:2165) <text:s text:c="63"/>==930== <text:s text:c="3"/>by 0x4003494: openaux (dl-deps.c:64) <text:s text:c="72"/>==930== <text:s text:c="3"/>by 0x58BAC27: _dl_catch_exception (dl-error-skeleton.c:208) <text:s text:c="49"/>==930== <text:s text:c="3"/>by 0x4003C7B: _dl_map_object_deps (dl-deps.c:248) <text:s text:c="59"/>==930== <text:s text:c="3"/>by 0x400EA0E: dl_open_worker_begin (dl-open.c:592) <text:s text:c="58"/>==930== <text:s text:c="3"/>by 0x58BAC27: _dl_catch_exception (dl-error-skeleton.c:208) <text:s text:c="49"/>==930== <text:s text:c="3"/>by 0x400DF99: dl_open_worker (dl-open.c:782) <text:s text:c="64"/>==930== <text:s/>Address 0x90d7401 is 1 bytes inside a block of size 8 alloc'd <text:s text:c="49"/>==930== <text:s text:c="3"/>at 0x4848899: malloc (in /usr/libexec/valgrind/vgpreload_memcheck-amd64-linux.so) <text:s text:c="27"/>==930== <text:s text:c="3"/>by 0x40271FF: malloc (rtld-malloc.h:56) <text:s text:c="69"/>==930== <text:s text:c="3"/>by 0x40271FF: strdup (strdup.c:42) <text:s text:c="74"/>==930== <text:s text:c="3"/>by 0x4008594: decompose_rpath (dl-load.c:629) <text:s text:c="63"/>==930== <text:s text:c="3"/>by 0x400ABF5: cache_rpath (dl-load.c:696) <text:s text:c="67"/>==930== <text:s text:c="3"/>by 0x400ABF5: cache_rpath (dl-load.c:677) <text:s text:c="67"/>==930== <text:s text:c="3"/>by 0x400ABF5: _dl_map_object (dl-load.c:2165) <text:s text:c="63"/>==930== <text:s text:c="3"/>by 0x4003494: openaux (dl-deps.c:64) <text:s text:c="72"/>==930== <text:s text:c="3"/>by 0x58BAC27: _dl_catch_exception (dl-error-skeleton.c:208) <text:s text:c="49"/>==930== <text:s text:c="3"/>by 0x4003C7B: _dl_map_object_deps (dl-deps.c:248) <text:s text:c="59"/>==930== <text:s text:c="3"/>by 0x400EA0E: dl_open_worker_begin (dl-open.c:592) <text:s text:c="58"/>==930== <text:s text:c="3"/>by 0x58BAC27: _dl_catch_exception (dl-error-skeleton.c:208) <text:s text:c="49"/>==930== <text:s text:c="3"/>by 0x400DF99: dl_open_worker (dl-open.c:782) <text:s text:c="64"/>==930== <text:s text:c="3"/>by 0x58BAC27: _dl_catch_exception (dl-error-skeleton.c:208) <text:s text:c="49"/>==930== <text:s text:c="3"/>by 0x400E34D: _dl_open (dl-open.c:883) <text:s text:c="70"/>==930== <text:s text:c="112"/>==930== Invalid read of size 8 <text:s text:c="89"/>==930== <text:s text:c="3"/>at 0x40286C8: strncmp (strcmp.S:172) <text:s text:c="72"/>==930== <text:s text:c="3"/>by 0x400668D: is_dst (dl-load.c:216) <text:s text:c="72"/>==930== <text:s text:c="3"/>by 0x400810E: _dl_dst_count (dl-load.c:253) <text:s text:c="65"/>==930== <text:s text:c="3"/>by 0x400810E: expand_dynamic_string_token (dl-load.c:395) <text:s text:c="51"/>==930== <text:s text:c="3"/>by 0x40082B7: fillin_rpath.isra.0 (dl-load.c:483) <text:s text:c="59"/>==930== <text:s text:c="3"/>by 0x4008602: decompose_rpath (dl-load.c:654) <text:s text:c="63"/>==930== <text:s text:c="3"/>by 0x400ABF5: cache_rpath (dl-load.c:696) <text:s text:c="67"/>==930== <text:s text:c="3"/>by 0x400ABF5: cache_rpath (dl-load.c:677) <text:s text:c="67"/>==930== <text:s text:c="3"/>by 0x400ABF5: _dl_map_object (dl-load.c:2165) <text:s text:c="63"/>==930== <text:s text:c="3"/>by 0x4003494: openaux (dl-deps.c:64) <text:s text:c="72"/>==930== <text:s text:c="3"/>by <text:soft-page-break/>0x58BAC27: _dl_catch_exception (dl-error-skeleton.c:208) <text:s text:c="49"/>==930== <text:s text:c="3"/>by 0x4003C7B: _dl_map_object_deps (dl-deps.c:248) <text:s text:c="59"/>==930== <text:s text:c="3"/>by 0x400EA0E: dl_open_worker_begin (dl-open.c:592) <text:s text:c="58"/>==930== <text:s text:c="3"/>by 0x58BAC27: _dl_catch_exception (dl-error-skeleton.c:208) <text:s text:c="49"/>==930== <text:s text:c="3"/>by 0x400DF99: dl_open_worker (dl-open.c:782) <text:s text:c="64"/>==930== <text:s/>Address 0x90d7409 is 1 bytes after a block of size 8 alloc'd <text:s text:c="50"/>==930== <text:s text:c="3"/>at 0x4848899: malloc (in /usr/libexec/valgrind/vgpreload_memcheck-amd64-linux.so) <text:s text:c="27"/>==930== <text:s text:c="3"/>by 0x40271FF: malloc (rtld-malloc.h:56) <text:s text:c="69"/>==930== <text:s text:c="3"/>by 0x40271FF: strdup (strdup.c:42) <text:s text:c="74"/>==930== <text:s text:c="3"/>by 0x4008594: decompose_rpath (dl-load.c:629) <text:s text:c="63"/>==930== <text:s text:c="3"/>by 0x400ABF5: cache_rpath (dl-load.c:696) <text:s text:c="67"/>==930== <text:s text:c="3"/>by 0x400ABF5: cache_rpath (dl-load.c:677) <text:s text:c="67"/>==930== <text:s text:c="3"/>by 0x400ABF5: _dl_map_object (dl-load.c:2165) <text:s text:c="63"/>==930== <text:s text:c="3"/>by 0x4003494: openaux (dl-deps.c:64) <text:s text:c="72"/>==930== <text:s text:c="3"/>by 0x58BAC27: _dl_catch_exception (dl-error-skeleton.c:208) <text:s text:c="49"/>==930== <text:s text:c="3"/>by 0x4003C7B: _dl_map_object_deps (dl-deps.c:248) <text:s text:c="59"/>==930== <text:s text:c="3"/>by 0x400EA0E: dl_open_worker_begin (dl-open.c:592) <text:s text:c="58"/>==930== <text:s text:c="3"/>by 0x58BAC27: _dl_catch_exception (dl-error-skeleton.c:208) <text:s text:c="49"/>==930== <text:s text:c="3"/>by 0x400DF99: dl_open_worker (dl-open.c:782) <text:s text:c="64"/>==930== <text:s text:c="3"/>by 0x58BAC27: _dl_catch_exception (dl-error-skeleton.c:208) <text:s text:c="49"/>==930== <text:s text:c="3"/>by 0x400E34D: _dl_open (dl-open.c:883) <text:s text:c="70"/>==930== <text:s text:c="112"/>==930== Invalid read of size 8 <text:s text:c="89"/>==930== <text:s text:c="3"/>at 0x40286C0: strncmp (strcmp.S:170) <text:s text:c="72"/>==930== <text:s text:c="3"/>by 0x400668D: is_dst (dl-load.c:216) <text:s text:c="72"/>==930== <text:s text:c="3"/>by 0x4007F79: _dl_dst_substitute (dl-load.c:295) <text:s text:c="60"/>==930== <text:s text:c="3"/>by 0x40082B7: fillin_rpath.isra.0 (dl-load.c:483) <text:s text:c="59"/>==930== <text:s text:c="3"/>by 0x4008602: decompose_rpath (dl-load.c:654) <text:s text:c="63"/>==930== <text:s text:c="3"/>by 0x400ABF5: cache_rpath (dl-load.c:696) <text:s text:c="67"/>==930== <text:s text:c="3"/>by 0x400ABF5: cache_rpath (dl-load.c:677) <text:s text:c="67"/>==930== <text:s text:c="3"/>by 0x400ABF5: _dl_map_object (dl-load.c:2165) <text:s text:c="3"/></text:p>
      <text:p text:style-name="Standard"><text:s text:c="60"/>==930== <text:s text:c="3"/>by 0x4003494: openaux (dl-deps.c:64) <text:s text:c="72"/>==930== <text:s text:c="3"/>by 0x58BAC27: _dl_catch_exception (dl-error-skeleton.c:208) <text:s text:c="49"/>==930== <text:s text:c="3"/>by 0x4003C7B: _dl_map_object_deps (dl-deps.c:248) <text:s text:c="59"/>==930== <text:s text:c="3"/>by 0x400EA0E: dl_open_worker_begin (dl-open.c:592) <text:s text:c="58"/>==930== <text:s text:c="3"/>by 0x58BAC27: _dl_catch_exception (dl-error-skeleton.c:208) <text:s text:c="49"/>==930== <text:s text:c="3"/>by 0x400DF99: dl_open_worker (dl-open.c:782) <text:s text:c="64"/>==930== <text:s/>Address 0x90d7401 is 1 bytes inside a block of size 8 alloc'd <text:s text:c="49"/>==930== <text:s text:c="3"/>at 0x4848899: malloc (in /usr/libexec/valgrind/vgpreload_memcheck-amd64-linux.so) <text:s text:c="27"/>==930== <text:s text:c="3"/>by 0x40271FF: malloc (rtld-malloc.h:56) <text:s text:c="69"/>==930== <text:s text:c="3"/>by 0x40271FF: strdup (strdup.c:42) <text:s text:c="74"/>==930== <text:s text:c="3"/>by 0x4008594: decompose_rpath (dl-load.c:629) <text:s text:c="63"/>==930== <text:s text:c="3"/>by 0x400ABF5: cache_rpath (dl-load.c:696) <text:s text:c="67"/>==930== <text:s text:c="3"/>by 0x400ABF5: cache_rpath (dl-load.c:677) <text:s text:c="67"/>==930== <text:s text:c="3"/>by 0x400ABF5: _dl_map_object (dl-load.c:2165) <text:s text:c="63"/>==930== <text:s text:c="3"/>by 0x4003494: openaux (dl-deps.c:64) <text:s text:c="72"/>==930== <text:s text:c="3"/>by 0x58BAC27: _dl_catch_exception (dl-error-skeleton.c:208) <text:s text:c="49"/>==930== <text:s text:c="3"/>by 0x4003C7B: _dl_map_object_deps (dl-deps.c:248) <text:s text:c="59"/>==930== <text:s text:c="3"/>by 0x400EA0E: dl_open_worker_begin (dl-open.c:592) <text:s text:c="58"/>==930== <text:s text:c="3"/>by 0x58BAC27: _dl_catch_exception (dl-error-skeleton.c:208) <text:s text:c="49"/>==930== <text:s text:c="3"/>by 0x400DF99: dl_open_worker (dl-open.c:782) <text:s text:c="64"/>==930== <text:s text:c="3"/>by 0x58BAC27: _dl_catch_exception (dl-error-skeleton.c:208) <text:s text:c="49"/><text:soft-page-break/>==930== <text:s text:c="3"/>by 0x400E34D: _dl_open (dl-open.c:883) <text:s text:c="70"/>==930== <text:s text:c="112"/>==930== Invalid read of size 8 <text:s text:c="89"/>==930== <text:s text:c="3"/>at 0x40286C8: strncmp (strcmp.S:172) <text:s text:c="72"/>==930== <text:s text:c="3"/>by 0x400668D: is_dst (dl-load.c:216) <text:s text:c="72"/>==930== <text:s text:c="3"/>by 0x4007F79: _dl_dst_substitute (dl-load.c:295) <text:s text:c="60"/>==930== <text:s text:c="3"/>by 0x40082B7: fillin_rpath.isra.0 (dl-load.c:483) <text:s text:c="59"/>==930== <text:s text:c="3"/>by 0x4008602: decompose_rpath (dl-load.c:654) <text:s text:c="63"/>==930== <text:s text:c="3"/>by 0x400ABF5: cache_rpath (dl-load.c:696) <text:s text:c="67"/>==930== <text:s text:c="3"/>by 0x400ABF5: cache_rpath (dl-load.c:677) <text:s text:c="67"/>==930== <text:s text:c="3"/>by 0x400ABF5: _dl_map_object (dl-load.c:2165) <text:s text:c="63"/>==930== <text:s text:c="3"/>by 0x4003494: openaux (dl-deps.c:64) <text:s text:c="72"/>==930== <text:s text:c="3"/>by 0x58BAC27: _dl_catch_exception (dl-error-skeleton.c:208) <text:s text:c="49"/>==930== <text:s text:c="3"/>by 0x4003C7B: _dl_map_object_deps (dl-deps.c:248) <text:s text:c="59"/>==930== <text:s text:c="3"/>by 0x400EA0E: dl_open_worker_begin (dl-open.c:592) <text:s text:c="58"/>==930== <text:s text:c="3"/>by 0x58BAC27: _dl_catch_exception (dl-error-skeleton.c:208) <text:s text:c="49"/>==930== <text:s text:c="3"/>by 0x400DF99: dl_open_worker (dl-open.c:782) <text:s text:c="64"/>==930== <text:s/>Address 0x90d7409 is 1 bytes after a block of size 8 alloc'd <text:s text:c="50"/>==930== <text:s text:c="3"/>at 0x4848899: malloc (in /usr/libexec/valgrind/vgpreload_memcheck-amd64-linux.so) <text:s text:c="27"/>==930== <text:s text:c="3"/>by 0x40271FF: malloc (rtld-malloc.h:56) <text:s text:c="69"/>==930== <text:s text:c="3"/>by 0x40271FF: strdup (strdup.c:42) <text:s text:c="74"/>==930== <text:s text:c="3"/>by 0x4008594: decompose_rpath (dl-load.c:629) <text:s text:c="63"/>==930== <text:s text:c="3"/>by 0x400ABF5: cache_rpath (dl-load.c:696) <text:s text:c="67"/>==930== <text:s text:c="3"/>by 0x400ABF5: cache_rpath (dl-load.c:677) <text:s text:c="67"/>==930== <text:s text:c="3"/>by 0x400ABF5: _dl_map_object (dl-load.c:2165) <text:s text:c="63"/>==930== <text:s text:c="3"/>by 0x4003494: openaux (dl-deps.c:64) <text:s text:c="72"/>==930== <text:s text:c="3"/>by 0x58BAC27: _dl_catch_exception (dl-error-skeleton.c:208) <text:s text:c="49"/>==930== <text:s text:c="3"/>by 0x4003C7B: _dl_map_object_deps (dl-deps.c:248) <text:s text:c="59"/>==930== <text:s text:c="3"/>by 0x400EA0E: dl_open_worker_begin (dl-open.c:592) <text:s text:c="58"/>==930== <text:s text:c="3"/>by 0x58BAC27: _dl_catch_exception (dl-error-skeleton.c:208) <text:s text:c="49"/>==930== <text:s text:c="3"/>by 0x400DF99: dl_open_worker (dl-open.c:782) <text:s text:c="64"/>==930== <text:s text:c="3"/>by 0x58BAC27: _dl_catch_exception (dl-error-skeleton.c:208) <text:s text:c="49"/>==930== <text:s text:c="3"/>by 0x400E34D: _dl_open (dl-open.c:883) <text:s text:c="70"/>==930== <text:s text:c="112"/>qt.qpa.xcb: could not connect to display <text:s text:c="79"/>qt.qpa.plugin: Could not load the Qt platform plugin "xcb" in "" even though it was found. <text:s text:c="29"/>This application failed to start because no Qt platform plugin could be initialized. Reinstalling the application may fix this problem. <text:s text:c="224"/>Available platform plugins are: eglfs, linuxfb, minimal, minimalegl, offscreen, vkkhrdisplay, vnc, xcb. <text:s text:c="136"/>==930== <text:s text:c="112"/>==930== Process terminating with default action of signal 6 (SIGABRT) <text:s text:c="50"/>==930== <text:s text:c="3"/>at 0x57DCA7C: __pthread_kill_implementation (pthread_kill.c:44) <text:s text:c="45"/>==930== <text:s text:c="3"/>by 0x57DCA7C: __pthread_kill_internal (pthread_kill.c:78) <text:s text:c="51"/>==930== <text:s text:c="3"/>by 0x57DCA7C: pthread_kill@@GLIBC_2.34 (pthread_kill.c:89) <text:s text:c="50"/>==930== <text:s text:c="3"/>by 0x5788475: raise (raise.c:26) <text:s text:c="76"/>==930== <text:s text:c="3"/>by 0x576E7F2: abort (abort.c:79) <text:s text:c="76"/>==930== <text:s text:c="3"/>by 0x5070202: QMessageLogger::fatal(char const*, ...) const (in /usr/lib/x86_64-linux-gnu/libQt6Core.so.6.2.4) <text:s text:c="118"/>==930== <text:s text:c="3"/>by 0x5A87369: ??? (in /usr/lib/x86_64-linux-gnu/libQt6Gui.so.6.2.4) <text:s text:c="41"/>==930== <text:s text:c="3"/>by 0x5B356D7: QGuiApplicationPrivate::createEventDispatcher() (in /usr/lib/x86_64-linux-gnu/libQt6Gui.so.6.2.4) <text:s text:c="117"/>==930== <text:s text:c="3"/>by 0x5127066: QCoreApplicationPrivate::init() (in <text:soft-page-break/>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3"/>by 0x10B23F: main (in /home/rrunix/QT_QT6p4/build-TestOnlyQt-Clone_of_Desktop_Linux_OK-Release/TestOnlyQt) <text:s text:c="2"/>==930== <text:s text:c="112"/>==930== HEAP SUMMARY: <text:s text:c="98"/>==930== <text:s text:c="4"/>in use at exit: 233,350 bytes in 597 blocks <text:s text:c="64"/>==930== <text:s text:c="2"/>total heap usage: 1,779 allocs, 1,182 frees, 424,906 bytes allocated <text:s text:c="41"/>==930==</text:p>
      <text:p text:style-name="Standard"><text:s text:c="113"/>==930== 3 bytes in 1 blocks are still reachable in loss record 1 of 187 <text:s text:c="48"/>==930== <text:s text:c="3"/>at 0x484A2F3: operator new[](unsigned long) (in /usr/libexec/valgrind/vgpreload_memcheck-amd64-linux.so) <text:s text:c="4"/>==930== <text:s text:c="3"/>by 0x5094EF0: ??? (in /usr/lib/x86_64-linux-gnu/libQt6Core.so.6.2.4) <text:s text:c="40"/>==930== <text:s text:c="3"/>by 0x509630A: ??? (in /usr/lib/x86_64-linux-gnu/libQt6Core.so.6.2.4) <text:s text:c="40"/>==930== <text:s text:c="3"/>by 0x5096785: qFormatLogMessage(QtMsgType, QMessageLogContext const&amp;, QString const&amp;) (in /usr/lib/x86_64-linux-gnu/libQt6Core.so.6.2.4) <text:s text:c="92"/>==930== <text:s text:c="3"/>by 0x50973FE: ??? (in /usr/lib/x86_64-linux-gnu/libQt6Core.so.6.2.4) <text:s text:c="40"/>==930== <text:s text:c="3"/>by 0x5093ACA: ??? (in /usr/lib/x86_64-linux-gnu/libQt6Core.so.6.2.4) <text:s text:c="40"/>==930== <text:s text:c="3"/>by 0x5093BE8: ??? (in /usr/lib/x86_64-linux-gnu/libQt6Core.so.6.2.4) <text:s text:c="40"/>==930== <text:s text:c="3"/>by 0x506FA80: QMessageLogger::warning(char const*, ...) const (in /usr/lib/x86_64-linux-gnu/libQt6Core.so.6.2.4) <text:s text:c="116"/>==930== <text:s text:c="3"/>by 0x94EEA97: ??? (in /usr/lib/x86_64-linux-gnu/libQt6XcbQpa.so.6.2.4) <text:s text:c="38"/>==930== <text:s text:c="3"/>by 0x94FE5E5: QXcbConnection::QXcbConnection(QXcbNativeInterface*, bool, unsigned int, char const*) (in /usr/lib/x86_64-linux-gnu/libQt6XcbQpa.so.6.2.4) <text:s text:c="76"/>==930== <text:s text:c="3"/>by 0x951F1CC: QXcbIntegration::QXcbIntegration(QList&lt;QString&gt; const&amp;, int&amp;, char**) (in /usr/lib/x86_64-linux-gnu/libQt6XcbQpa.so.6.2.4) <text:s text:c="92"/>==930== <text:s text:c="3"/>by 0x94BE512: ??? (in /usr/lib/x86_64-linux-gnu/qt6/plugins/platforms/libqxcb.so) <text:s text:c="27"/>==930== <text:s text:c="112"/>==930== 4 bytes in 1 blocks are still reachable in loss record 2 of 187 <text:s text:c="48"/>==930== <text:s text:c="3"/>at 0x4848899: malloc (in /usr/libexec/valgrind/vgpreload_memcheck-amd64-linux.so) <text:s text:c="27"/>==930== <text:s text:c="3"/>by 0x6880F53: ??? (in /usr/lib/x86_64-linux-gnu/libglib-2.0.so.0.7200.4) <text:s text:c="36"/>==930== <text:s text:c="3"/>by 0x6880FED: g_private_get (in /usr/lib/x86_64-linux-gnu/libglib-2.0.so.0.7200.4) <text:s text:c="26"/>==930== <text:s text:c="3"/>by 0x6852B53: g_slice_alloc (in /usr/lib/x86_64-linux-gnu/libglib-2.0.so.0.7200.4) <text:s text:c="26"/>==930== <text:s text:c="3"/>by 0x6820501: g_hash_table_new_full (in /usr/lib/x86_64-linux-gnu/libglib-2.0.so.0.7200.4) <text:s text:c="18"/>==930== <text:s text:c="3"/>by 0x683BB62: ??? (in /usr/lib/x86_64-linux-gnu/libglib-2.0.so.0.7200.4) <text:s text:c="36"/>==930== <text:s text:c="3"/>by 0x67FBBA8: ??? (in /usr/lib/x86_64-linux-gnu/libglib-2.0.so.0.7200.4) <text:s text:c="36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8 bytes in 1 blocks are still reachable in loss record 3 of 187 <text:s text:c="48"/>==930== <text:s text:c="3"/>at 0x4848899: malloc (in /usr/libexec/valgrind/vgpreload_memcheck-amd64-linux.so) <text:s text:c="27"/>==930== <text:s text:c="3"/>by 0x8B9784C: ??? (in /usr/lib/x86_64-linux-gnu/libgomp.so.1.0.0) <text:s text:c="43"/>==930== <text:s text:c="3"/>by 0x8BAA04A: ??? (in /usr/lib/x86_64-linux-gnu/libgomp.so.1.0.0) <text:s text:c="43"/>==930== <text:s text:c="3"/>by 0x8B95FE1: ??? (in /usr/lib/x86_64-linux-gnu/libgomp.so.1.0.0) <text:s text:c="43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8 bytes in 1 blocks are still reachable in loss record 4 of 187 <text:s text:c="48"/>==930== <text:s text:c="3"/>at <text:soft-page-break/>0x4848899: malloc (in /usr/libexec/valgrind/vgpreload_memcheck-amd64-linux.so) <text:s text:c="27"/>==930== <text:s text:c="3"/>by 0x577C6EB: new_composite_name (setlocale.c:165) <text:s text:c="58"/>==930== <text:s text:c="3"/>by 0x577CBAA: setlocale (setlocale.c:375) <text:s text:c="67"/>==930== <text:s text:c="3"/>by 0x577CBAA: setlocale (setlocale.c:217) <text:s text:c="67"/>==930== <text:s text:c="3"/>by 0x5126035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3"/>by 0x10B23F: main (in /home/rrunix/QT_QT6p4/build-TestOnlyQt-Clone_of_Desktop_Linux_OK-Release/TestOnlyQt) <text:s text:c="2"/>==930== <text:s text:c="112"/>==930== 8 bytes in 1 blocks are still reachable in loss record 5 of 187 <text:s text:c="48"/>==930== <text:s text:c="3"/>at 0x4849013: operator new(unsigned long) (in /usr/libexec/valgrind/vgpreload_memcheck-amd64-linux.so) <text:s text:c="6"/>==930== <text:s text:c="3"/>by 0x5347172: ??? (in /usr/lib/x86_64-linux-gnu/libQt6Core.so.6.2.4) <text:s text:c="40"/>==930== <text:s text:c="3"/>by 0x5196B8E: QFactoryLoader::update() (in /usr/lib/x86_64-linux-gnu/libQt6Core.so.6.2.4) <text:s text:c="19"/>==930== <text:s text:c="3"/>by 0x519821A: QFactoryLoader::QFactoryLoader(char const*, QString const&amp;, Qt::CaseSensitivity) (in /usr/lib/x86_64-linux-gnu/libQt6Core.so.6.2.4) <text:s text:c="83"/>==930== <text:s text:c="3"/>by 0x5B5F1A7: QPlatformIntegrationFactory::keys(QString const&amp;) (in /usr/lib/x86_64-linux-gnu/libQt6Gui.so.6.2.4) <text:s text:c="115"/>==930== <text:s text:c="3"/>by 0x5B3367F: QGuiApplicationPrivate::createPlatformIntegration() (in /usr/lib/x86_64-linux-gnu/libQt6Gui.so.6.2.4) <text:s text:c="113"/>==930== <text:s text:c="3"/>by 0x5B356D7: QGuiApplicationPrivate::createEventDispatcher() (in /usr/lib/x86_64-linux-gnu/libQt6Gui.so.6.2.4) <text:s text:c="117"/>==930== <text:s text:c="3"/>by 0x5127066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3"/>by 0x10B23F: main (in /home/rrunix/QT_QT6p4/build-TestOnlyQt-Clone_of_Desktop_Linux_OK-Release/TestOnlyQt) <text:s text:c="2"/>==930== <text:s text:c="112"/>==930== 8 bytes in 1 blocks are still reachable in loss record 6 of 187 <text:s text:c="48"/>==930== <text:s text:c="3"/>at 0x4849013: operator new(unsigned long) (in /usr/libexec/valgrind/vgpreload_memcheck-amd64-linux.so) <text:s text:c="6"/>==930== <text:s text:c="3"/>by 0x94EF2DA: ??? (in /usr/lib/x86_64-linux-gnu/libQt6XcbQpa.so.6.2.4) <text:s text:c="38"/>==930== <text:s text:c="3"/>by 0x94EF3A7: ??? (in /usr/lib/x86_64-linux-gnu/libQt6XcbQpa.so.6.2.4) <text:s text:c="38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58BAC84: _dl_catch_exception (dl-error-skeleton.c:182) <text:s text:c="49"/>==930== <text:s text:c="3"/>by 0x400DFF5: dl_open_worker (dl-open.c:808) <text:s text:c="64"/>==930== <text:s text:c="3"/>by 0x400DFF5: dl_open_worker (dl-open.c:771) <text:s text:c="64"/>==930== <text:s text:c="3"/>by 0x58BAC27: _dl_catch_exception (dl-error-skeleton.c:208) <text:s text:c="49"/>==930== <text:s text:c="3"/>by 0x400E34D: _dl_open (dl-open.c:883) <text:s text:c="70"/>==930== <text:s text:c="3"/>by 0x57D66BB: dlopen_doit (dlopen.c:56) <text:s text:c="69"/>==930== <text:s text:c="3"/>by 0x58BAC27: _dl_catch_exception (dl-error-skeleton.c:208)</text:p>
      <text:p text:style-name="Standard"><text:s text:c="50"/>==930== <text:s text:c="3"/>by 0x58BACF2: _dl_catch_error (dl-error-skeleton.c:227) <text:s text:c="53"/>==930== <text:s text:c="112"/>==930== 8 bytes in 1 blocks are still reachable in loss record 7 of 187 <text:s text:c="48"/>==930== <text:s text:c="3"/>at 0x4849013: operator new(unsigned long) (in /usr/libexec/valgrind/vgpreload_memcheck-amd64-linux.so) <text:s text:c="6"/>==930== <text:s text:c="3"/>by 0x94EF2DA: ??? (in /usr/lib/x86_64-linux-gnu/libQt6XcbQpa.so.6.2.4) <text:s text:c="38"/>==930== <text:s text:c="3"/>by 0x94EF3C6: ??? (in /usr/lib/x86_64-linux-gnu/libQt6XcbQpa.so.6.2.4) <text:s text:c="38"/>==930== <text:s text:c="3"/>by 0x400647D: call_init.part.0 (dl-init.c:70) <text:s text:c="63"/><text:soft-page-break/>==930== <text:s text:c="3"/>by 0x4006567: call_init (dl-init.c:33) <text:s text:c="70"/>==930== <text:s text:c="3"/>by 0x4006567: _dl_init (dl-init.c:117) <text:s text:c="70"/>==930== <text:s text:c="3"/>by 0x58BAC84: _dl_catch_exception (dl-error-skeleton.c:182) <text:s text:c="49"/>==930== <text:s text:c="3"/>by 0x400DFF5: dl_open_worker (dl-open.c:808) <text:s text:c="64"/>==930== <text:s text:c="3"/>by 0x400DFF5: dl_open_worker (dl-open.c:771) <text:s text:c="64"/>==930== <text:s text:c="3"/>by 0x58BAC27: _dl_catch_exception (dl-error-skeleton.c:208) <text:s text:c="49"/>==930== <text:s text:c="3"/>by 0x400E34D: _dl_open (dl-open.c:883) <text:s text:c="70"/>==930== <text:s text:c="3"/>by 0x57D66BB: dlopen_doit (dlopen.c:56) <text:s text:c="69"/>==930== <text:s text:c="3"/>by 0x58BAC27: _dl_catch_exception (dl-error-skeleton.c:208) <text:s text:c="49"/>==930== <text:s text:c="3"/>by 0x58BACF2: _dl_catch_error (dl-error-skeleton.c:227) <text:s text:c="53"/>==930== <text:s text:c="112"/>==930== 8 bytes in 1 blocks are still reachable in loss record 8 of 187 <text:s text:c="48"/>==930== <text:s text:c="3"/>at 0x4849013: operator new(unsigned long) (in /usr/libexec/valgrind/vgpreload_memcheck-amd64-linux.so) <text:s text:c="6"/>==930== <text:s text:c="3"/>by 0x94EF2DA: ??? (in /usr/lib/x86_64-linux-gnu/libQt6XcbQpa.so.6.2.4) <text:s text:c="38"/>==930== <text:s text:c="3"/>by 0x94EF55F: ??? (in /usr/lib/x86_64-linux-gnu/libQt6XcbQpa.so.6.2.4) <text:s text:c="38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58BAC84: _dl_catch_exception (dl-error-skeleton.c:182) <text:s text:c="49"/>==930== <text:s text:c="3"/>by 0x400DFF5: dl_open_worker (dl-open.c:808) <text:s text:c="64"/>==930== <text:s text:c="3"/>by 0x400DFF5: dl_open_worker (dl-open.c:771) <text:s text:c="64"/>==930== <text:s text:c="3"/>by 0x58BAC27: _dl_catch_exception (dl-error-skeleton.c:208) <text:s text:c="49"/>==930== <text:s text:c="3"/>by 0x400E34D: _dl_open (dl-open.c:883) <text:s text:c="70"/>==930== <text:s text:c="3"/>by 0x57D66BB: dlopen_doit (dlopen.c:56) <text:s text:c="69"/>==930== <text:s text:c="3"/>by 0x58BAC27: _dl_catch_exception (dl-error-skeleton.c:208) <text:s text:c="49"/>==930== <text:s text:c="3"/>by 0x58BACF2: _dl_catch_error (dl-error-skeleton.c:227) <text:s text:c="53"/>==930== <text:s text:c="112"/>==930== 8 bytes in 1 blocks are still reachable in loss record 9 of 187 <text:s text:c="48"/>==930== <text:s text:c="3"/>at 0x4849013: operator new(unsigned long) (in /usr/libexec/valgrind/vgpreload_memcheck-amd64-linux.so) <text:s text:c="6"/>==930== <text:s text:c="3"/>by 0x94EF2DA: ??? (in /usr/lib/x86_64-linux-gnu/libQt6XcbQpa.so.6.2.4) <text:s text:c="38"/>==930== <text:s text:c="3"/>by 0x94EF57E: ??? (in /usr/lib/x86_64-linux-gnu/libQt6XcbQpa.so.6.2.4) <text:s text:c="38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58BAC84: _dl_catch_exception (dl-error-skeleton.c:182) <text:s text:c="49"/>==930== <text:s text:c="3"/>by 0x400DFF5: dl_open_worker (dl-open.c:808) <text:s text:c="64"/>==930== <text:s text:c="3"/>by 0x400DFF5: dl_open_worker (dl-open.c:771) <text:s text:c="64"/>==930== <text:s text:c="3"/>by 0x58BAC27: _dl_catch_exception (dl-error-skeleton.c:208) <text:s text:c="49"/>==930== <text:s text:c="3"/>by 0x400E34D: _dl_open (dl-open.c:883) <text:s text:c="70"/>==930== <text:s text:c="3"/>by 0x57D66BB: dlopen_doit (dlopen.c:56) <text:s text:c="69"/>==930== <text:s text:c="3"/>by 0x58BAC27: _dl_catch_exception (dl-error-skeleton.c:208) <text:s text:c="49"/>==930== <text:s text:c="3"/>by 0x58BACF2: _dl_catch_error (dl-error-skeleton.c:227) <text:s text:c="53"/>==930== <text:s text:c="112"/>==930== 16 bytes in 1 blocks are still reachable in loss record 10 of 187 <text:s text:c="46"/>==930== <text:s text:c="3"/>at 0x4849013: operator new(unsigned long) (in /usr/libexec/valgrind/vgpreload_memcheck-amd64-linux.so) <text:s text:c="6"/>==930== <text:s text:c="3"/>by 0x528A5D7: ??? (in /usr/lib/x86_64-linux-gnu/libQt6Core.so.6.2.4) <text:s text:c="40"/>==930== <text:s text:c="3"/>by 0x521A621: QThread::currentThread() (in /usr/lib/x86_64-linux-gnu/libQt6Core.so.6.2.4) <text:s text:c="19"/>==930== <text:s text:c="3"/>by 0x5123985: QCoreApplicationPrivate::QCoreApplicationPrivate(int&amp;, char**, unsigned int) (in /usr/lib/x86_64-linux-gnu/libQt6Core.so.6.2.4) <text:s text:c="87"/>==930== <text:s text:c="3"/>by 0x5B2EDCC: QGuiApplicationPrivate::QGuiApplicationPrivate(int&amp;, char**, int) (in /usr/lib/x86_64-linux-gnu/libQt6Gui.so.6.2.4) <text:s text:c="99"/><text:soft-page-break/>==930== <text:s text:c="3"/>by 0x49E47EC: QApplicationPrivate::QApplicationPrivate(int&amp;, char**, int) (in /usr/lib/x86_64-linux-gnu/libQt6Widgets.so.6.2.4) <text:s text:c="101"/>==930== <text:s text:c="3"/>by 0x49EC9B5: QApplication::QApplication(int&amp;, char**, int) (in /usr/lib/x86_64-linux-gnu/libQt6Widgets.so.6.2.4) <text:s text:c="115"/>==930== <text:s text:c="3"/>by 0x10B23F: main (in /home/rrunix/QT_QT6p4/build-TestOnlyQt-Clone_of_Desktop_Linux_OK-Release/TestOnlyQt) <text:s text:c="2"/>==930== <text:s text:c="112"/>==930== 16 bytes in 1 blocks are still reachable in loss record 11 of 187 <text:s text:c="46"/>==930== <text:s text:c="3"/>at 0x4849013: operator new(unsigned long) (in /usr/libexec/valgrind/vgpreload_memcheck-amd64-linux.so) <text:s text:c="6"/>==930== <text:s text:c="3"/>by 0x94EF2DA: ??? (in /usr/lib/x86_64-linux-gnu/libQt6XcbQpa.so.6.2.4) <text:s text:c="38"/>==930== <text:s text:c="3"/>by 0x94EF7FD: ??? (in /usr/lib/x86_64-linux-gnu/libQt6XcbQpa.so.6.2.4) <text:s text:c="38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58BAC84: _dl_catch_exception (dl-error-skeleton.c:182) <text:s text:c="49"/>==930== <text:s text:c="3"/>by 0x400DFF5: dl_open_worker (dl-open.c:808) <text:s text:c="64"/>==930== <text:s text:c="3"/>by 0x400DFF5: dl_open_worker (dl-open.c:771) <text:s text:c="64"/>==930== <text:s text:c="3"/>by 0x58BAC27: _dl_catch_exception (dl-error-skeleton.c:208) <text:s text:c="49"/>==930== <text:s text:c="3"/>by 0x400E34D: _dl_open (dl-open.c:883) <text:s text:c="70"/>==930== <text:s text:c="3"/>by 0x57D66BB: dlopen_doit (dlopen.c:56) <text:s text:c="69"/>==930== <text:s text:c="3"/>by 0x58BAC27: _dl_catch_exception (dl-error-skeleton.c:208) <text:s text:c="49"/>==930== <text:s text:c="3"/>by 0x58BACF2: _dl_catch_error (dl-error-skeleton.c:227) <text:s text:c="53"/>==930== <text:s text:c="112"/>==930== 16 bytes in 1 blocks are still reachable in loss record 12 of 187 <text:s text:c="46"/>==930== <text:s text:c="3"/>at 0x4849013: operator new(unsigned long) (in /usr/libexec/valgrind/vgpreload_memcheck-amd64-linux.so) <text:s text:c="6"/>==930== <text:s text:c="2"/></text:p>
      <text:p text:style-name="Standard"><text:s/>by 0x94EF2DA: ??? (in /usr/lib/x86_64-linux-gnu/libQt6XcbQpa.so.6.2.4) <text:s text:c="38"/>==930== <text:s text:c="3"/>by 0x94EF828: ??? (in /usr/lib/x86_64-linux-gnu/libQt6XcbQpa.so.6.2.4) <text:s text:c="38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58BAC84: _dl_catch_exception (dl-error-skeleton.c:182) <text:s text:c="49"/>==930== <text:s text:c="3"/>by 0x400DFF5: dl_open_worker (dl-open.c:808) <text:s text:c="64"/>==930== <text:s text:c="3"/>by 0x400DFF5: dl_open_worker (dl-open.c:771) <text:s text:c="64"/>==930== <text:s text:c="3"/>by 0x58BAC27: _dl_catch_exception (dl-error-skeleton.c:208) <text:s text:c="49"/>==930== <text:s text:c="3"/>by 0x400E34D: _dl_open (dl-open.c:883) <text:s text:c="70"/>==930== <text:s text:c="3"/>by 0x57D66BB: dlopen_doit (dlopen.c:56) <text:s text:c="69"/>==930== <text:s text:c="3"/>by 0x58BAC27: _dl_catch_exception (dl-error-skeleton.c:208) <text:s text:c="49"/>==930== <text:s text:c="3"/>by 0x58BACF2: _dl_catch_error (dl-error-skeleton.c:227) <text:s text:c="53"/>==930== <text:s text:c="112"/>==930== 16 bytes in 1 blocks are still reachable in loss record 13 of 187 <text:s text:c="46"/>==930== <text:s text:c="3"/>at 0x4849013: operator new(unsigned long) (in /usr/libexec/valgrind/vgpreload_memcheck-amd64-linux.so) <text:s text:c="6"/>==930== <text:s text:c="3"/>by 0x94EF2DA: ??? (in /usr/lib/x86_64-linux-gnu/libQt6XcbQpa.so.6.2.4) <text:s text:c="38"/>==930== <text:s text:c="3"/>by 0x94EF853: ??? (in /usr/lib/x86_64-linux-gnu/libQt6XcbQpa.so.6.2.4) <text:s text:c="38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58BAC84: _dl_catch_exception (dl-error-skeleton.c:182) <text:s text:c="49"/>==930== <text:s text:c="3"/>by 0x400DFF5: dl_open_worker (dl-open.c:808) <text:s text:c="64"/>==930== <text:s text:c="3"/>by 0x400DFF5: dl_open_worker (dl-open.c:771) <text:s text:c="64"/>==930== <text:s text:c="3"/>by 0x58BAC27: _dl_catch_exception (dl-error-skeleton.c:208) <text:s text:c="49"/>==930== <text:s text:c="3"/>by 0x400E34D: _dl_open (dl-open.c:883) <text:s text:c="70"/><text:soft-page-break/>==930== <text:s text:c="3"/>by 0x57D66BB: dlopen_doit (dlopen.c:56) <text:s text:c="69"/>==930== <text:s text:c="3"/>by 0x58BAC27: _dl_catch_exception (dl-error-skeleton.c:208) <text:s text:c="49"/>==930== <text:s text:c="3"/>by 0x58BACF2: _dl_catch_error (dl-error-skeleton.c:227) <text:s text:c="53"/>==930== <text:s text:c="112"/>==930== 16 bytes in 1 blocks are still reachable in loss record 14 of 187 <text:s text:c="46"/>==930== <text:s text:c="3"/>at 0x4849013: operator new(unsigned long) (in /usr/libexec/valgrind/vgpreload_memcheck-amd64-linux.so) <text:s text:c="6"/>==930== <text:s text:c="3"/>by 0x94BE3A9: qt_plugin_instance (in /usr/lib/x86_64-linux-gnu/qt6/plugins/platforms/libqxcb.so) <text:s text:c="12"/>==930== <text:s text:c="3"/>by 0x5344171: ??? (in /usr/lib/x86_64-linux-gnu/libQt6Core.so.6.2.4) <text:s text:c="40"/>==930== <text:s text:c="3"/>by 0x519511F: QFactoryLoader::instance(int) const (in /usr/lib/x86_64-linux-gnu/libQt6Core.so.6.2.4) <text:s text:c="8"/>==930== <text:s text:c="3"/>by 0x5B5F43E: ??? (in /usr/lib/x86_64-linux-gnu/libQt6Gui.so.6.2.4) <text:s text:c="41"/>==930== <text:s text:c="3"/>by 0x5B5E69F: QPlatformIntegrationFactory::create(QString const&amp;, QList&lt;QString&gt; const&amp;, int&amp;, char**, QString const&amp;) (in /usr/lib/x86_64-linux-gnu/libQt6Gui.so.6.2.4) <text:s text:c="60"/>==930== <text:s text:c="3"/>by 0x5B33950: QGuiApplicationPrivate::createPlatformIntegration() (in /usr/lib/x86_64-linux-gnu/libQt6Gui.so.6.2.4) <text:s text:c="113"/>==930== <text:s text:c="3"/>by 0x5B356D7: QGuiApplicationPrivate::createEventDispatcher() (in /usr/lib/x86_64-linux-gnu/libQt6Gui.so.6.2.4) <text:s text:c="117"/>==930== <text:s text:c="3"/>by 0x5127066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3"/>by 0x10B23F: main (in /home/rrunix/QT_QT6p4/build-TestOnlyQt-Clone_of_Desktop_Linux_OK-Release/TestOnlyQt) <text:s text:c="2"/>==930== <text:s text:c="112"/>==930== 16 bytes in 1 blocks are still reachable in loss record 15 of 187 <text:s text:c="46"/>==930== <text:s text:c="3"/>at 0x4849013: operator new(unsigned long) (in /usr/libexec/valgrind/vgpreload_memcheck-amd64-linux.so) <text:s text:c="6"/>==930== <text:s text:c="3"/>by 0x525EC74: QtSharedPointer::ExternalRefCountData::getAndRef(QObject const*) (in /usr/lib/x86_64-linux-gnu/libQt6Core.so.6.2.4) <text:s text:c="99"/>==930== <text:s text:c="3"/>by 0x94BE3C8: qt_plugin_instance (in /usr/lib/x86_64-linux-gnu/qt6/plugins/platforms/libqxcb.so) <text:s text:c="12"/>==930== <text:s text:c="3"/>by 0x5344171: ??? (in /usr/lib/x86_64-linux-gnu/libQt6Core.so.6.2.4) <text:s text:c="40"/>==930== <text:s text:c="3"/>by 0x519511F: QFactoryLoader::instance(int) const (in /usr/lib/x86_64-linux-gnu/libQt6Core.so.6.2.4) <text:s text:c="8"/>==930== <text:s text:c="3"/>by 0x5B5F43E: ??? (in /usr/lib/x86_64-linux-gnu/libQt6Gui.so.6.2.4) <text:s text:c="41"/>==930== <text:s text:c="3"/>by 0x5B5E69F: QPlatformIntegrationFactory::create(QString const&amp;, QList&lt;QString&gt; const&amp;, int&amp;, char**, QString const&amp;) (in /usr/lib/x86_64-linux-gnu/libQt6Gui.so.6.2.4) <text:s text:c="60"/>==930== <text:s text:c="3"/>by 0x5B33950: QGuiApplicationPrivate::createPlatformIntegration() (in /usr/lib/x86_64-linux-gnu/libQt6Gui.so.6.2.4) <text:s text:c="113"/>==930== <text:s text:c="3"/>by 0x5B356D7: QGuiApplicationPrivate::createEventDispatcher() (in /usr/lib/x86_64-linux-gnu/libQt6Gui.so.6.2.4) <text:s text:c="117"/>==930== <text:s text:c="3"/>by 0x5127066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112"/>==930== 21 bytes in 1 blocks are still reachable in loss record 16 of 187 <text:s text:c="46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1DF2C9: QByteArray::reallocData(long long, QArrayData::AllocationOption) (in /usr/lib/x86_64-linux-gnu/libQt6Core.so.6.2.4) <text:s text:c="99"/>==930== <text:s text:c="3"/>by 0x51DF5E5: QByteArray::operator=(char const*) (in /usr/lib/x86_64-linux-gnu/libQt6Core.so.6.2.4) <text:s text:c="9"/>==930== <text:s text:c="3"/>by 0x5B330D8: <text:soft-page-break/>QGuiApplicationPrivate::createPlatformIntegration() (in /usr/lib/x86_64-linux-gnu/libQt6Gui.so.6.2.4) <text:s text:c="113"/>==930== <text:s text:c="3"/>by 0x5B356D7: QGuiApplicationPrivate::createEventDispatcher() (in /usr/lib/x86_64-linux-gnu/libQt6Gui.so.6.2.4) <text:s text:c="117"/>==930== <text:s text:c="3"/>by 0x5127066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3"/>by 0x10B23F: main (in /home/rrunix/QT_QT6p4/build-TestOnlyQt-Clone_of_Desktop_Linux_OK-Release/TestOnlyQt) <text:s text:c="2"/>==930== <text:s text:c="112"/>==930== 21 bytes in 1 blocks are still reachable in loss record 17 of 187 <text:s text:c="46"/>==930== <text:s text:c="3"/>at 0x4848899: malloc (in /usr/libexec/valgrind/vgpreload_memcheck-amd64-linux.so)</text:p>
      <text:p text:style-name="Standard"><text:s text:c="28"/>==930== <text:s text:c="3"/>by 0x522AC53: QArrayData::allocate(QArrayData**, long long, long long, long long, QArrayData::AllocationOption) (in /usr/lib/x86_64-linux-gnu/libQt6Core.so.6.2.4) <text:s text:c="66"/>==930== <text:s text:c="3"/>by 0x51DF2C9: QByteArray::reallocData(long long, QArrayData::AllocationOption) (in /usr/lib/x86_64-linux-gnu/libQt6Core.so.6.2.4) <text:s text:c="99"/>==930== <text:s text:c="3"/>by 0x51E3F15: QtPrivate::QByteArrayList_join(QList&lt;QByteArray&gt; const*, char const*, int) (in /usr/lib/x86_64-linux-gnu/libQt6Core.so.6.2.4) <text:s text:c="89"/>==930== <text:s text:c="3"/>by 0x5B332D0: QGuiApplicationPrivate::createPlatformIntegration() (in /usr/lib/x86_64-linux-gnu/libQt6Gui.so.6.2.4) <text:s text:c="113"/>==930== <text:s text:c="3"/>by 0x5B356D7: QGuiApplicationPrivate::createEventDispatcher() (in /usr/lib/x86_64-linux-gnu/libQt6Gui.so.6.2.4) <text:s text:c="117"/>==930== <text:s text:c="3"/>by 0x5127066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3"/>by 0x10B23F: main (in /home/rrunix/QT_QT6p4/build-TestOnlyQt-Clone_of_Desktop_Linux_OK-Release/TestOnlyQt) <text:s text:c="2"/>==930== <text:s text:c="112"/>==930== 24 bytes in 1 blocks are still reachable in loss record 18 of 187 <text:s text:c="46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208B64: QString::fromLatin1(QByteArrayView) (in /usr/lib/x86_64-linux-gnu/libQt6Core.so.6.2.4) <text:s text:c="8"/>==930== <text:s text:c="3"/>by 0x5CDEBA6: ??? (in /usr/lib/x86_64-linux-gnu/libQt6Gui.so.6.2.4) <text:s text:c="41"/>==930== <text:s text:c="3"/>by 0x5A938A5: ??? (in /usr/lib/x86_64-linux-gnu/libQt6Gui.so.6.2.4) <text:s text:c="41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24 bytes in 1 blocks are still reachable in loss record 19 of 187 <text:s text:c="46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208B64: QString::fromLatin1(QByteArrayView) (in /usr/lib/x86_64-linux-gnu/libQt6Core.so.6.2.4) <text:s text:c="8"/>==930== <text:s text:c="3"/>by 0x5B335CE: QGuiApplicationPrivate::createPlatformIntegration() (in /usr/lib/x86_64-linux-gnu/libQt6Gui.so.6.2.4) <text:s text:c="113"/>==930== <text:s text:c="3"/>by 0x5B356D7: QGuiApplicationPrivate::createEventDispatcher() (in /usr/lib/x86_64-linux-gnu/libQt6Gui.so.6.2.4) <text:s text:c="117"/>==930== <text:s text:c="3"/>by 0x5127066: QCoreApplicationPrivate::init() (in <text:soft-page-break/>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3"/>by 0x10B23F: main (in /home/rrunix/QT_QT6p4/build-TestOnlyQt-Clone_of_Desktop_Linux_OK-Release/TestOnlyQt) <text:s text:c="2"/>==930== <text:s text:c="112"/>==930== 24 bytes in 1 blocks are still reachable in loss record 20 of 187 <text:s text:c="46"/>==930== <text:s text:c="3"/>at 0x4849013: operator new(unsigned long) (in /usr/libexec/valgrind/vgpreload_memcheck-amd64-linux.so) <text:s text:c="6"/>==930== <text:s text:c="3"/>by 0x5125A29: QCoreApplication::libraryPathsLocked() (in /usr/lib/x86_64-linux-gnu/libQt6Core.so.6.2.4) <text:s text:c="5"/>==930== <text:s text:c="3"/>by 0x5125F43: QCoreApplication::libraryPaths() (in /usr/lib/x86_64-linux-gnu/libQt6Core.so.6.2.4) <text:s text:c="11"/>==930== <text:s text:c="3"/>by 0x51962B3: QFactoryLoader::update() (in /usr/lib/x86_64-linux-gnu/libQt6Core.so.6.2.4) <text:s text:c="19"/>==930== <text:s text:c="3"/>by 0x519821A: QFactoryLoader::QFactoryLoader(char const*, QString const&amp;, Qt::CaseSensitivity) (in /usr/lib/x86_64-linux-gnu/libQt6Core.so.6.2.4) <text:s text:c="83"/>==930== <text:s text:c="3"/>by 0x5B5F1A7: QPlatformIntegrationFactory::keys(QString const&amp;) (in /usr/lib/x86_64-linux-gnu/libQt6Gui.so.6.2.4) <text:s text:c="115"/>==930== <text:s text:c="3"/>by 0x5B3367F: QGuiApplicationPrivate::createPlatformIntegration() (in /usr/lib/x86_64-linux-gnu/libQt6Gui.so.6.2.4) <text:s text:c="113"/>==930== <text:s text:c="3"/>by 0x5B356D7: QGuiApplicationPrivate::createEventDispatcher() (in /usr/lib/x86_64-linux-gnu/libQt6Gui.so.6.2.4) <text:s text:c="117"/>==930== <text:s text:c="3"/>by 0x5127066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3"/>by 0x10B23F: main (in /home/rrunix/QT_QT6p4/build-TestOnlyQt-Clone_of_Desktop_Linux_OK-Release/TestOnlyQt) <text:s text:c="2"/>==930== <text:s text:c="112"/>==930== 24 bytes in 1 blocks are still reachable in loss record 21 of 187 <text:s text:c="46"/>==930== <text:s text:c="3"/>at 0x4849013: operator new(unsigned long) (in /usr/libexec/valgrind/vgpreload_memcheck-amd64-linux.so) <text:s text:c="6"/>==930== <text:s text:c="3"/>by 0x51F22E1: QLocale::QLocale(QString const&amp;) (in /usr/lib/x86_64-linux-gnu/libQt6Core.so.6.2.4) <text:s text:c="11"/>==930== <text:s text:c="3"/>by 0x52B1A9C: ??? (in /usr/lib/x86_64-linux-gnu/libQt6Core.so.6.2.4) <text:s text:c="40"/>==930== <text:s text:c="3"/>by 0x52B26C7: QSystemLocale::query(QSystemLocale::QueryType, QVariant) const (in /usr/lib/x86_64-linux-gnu/libQt6Core.so.6.2.4) <text:s text:c="101"/>==930== <text:s text:c="3"/>by 0x51F1BB8: ??? (in /usr/lib/x86_64-linux-gnu/libQt6Core.so.6.2.4) <text:s text:c="40"/>==930== <text:s text:c="3"/>by 0x51F3716: QLocale::QLocale() (in /usr/lib/x86_64-linux-gnu/libQt6Core.so.6.2.4) <text:s text:c="25"/>==930== <text:s text:c="3"/>by 0x50D1E83: ??? (in /usr/lib/x86_64-linux-gnu/libQt6Core.so.6.2.4) <text:s text:c="40"/>==930== <text:s text:c="3"/>by 0x50BB8AF: ??? (in /usr/lib/x86_64-linux-gnu/libQt6Core.so.6.2.4) <text:s text:c="40"/>==930== <text:s text:c="3"/>by 0x50BB9C6: ??? (in /usr/lib/x86_64-linux-gnu/libQt6Core.so.6.2.4) <text:s text:c="40"/>==930== <text:s text:c="3"/>by 0x50B77C1: QFileInfo::exists(QString const&amp;) (in /usr/lib/x86_64-linux-gnu/libQt6Core.so.6.2.4) <text:s text:c="10"/>==930== <text:s text:c="3"/>by 0x50911EA: ??? (in /usr/lib/x86_64-linux-gnu/libQt6Core.so.6.2.4) <text:s text:c="40"/>==930== <text:s text:c="3"/>by 0x5091831: ??? (in /usr/lib/x86_64-linux-gnu/libQt6Core.so.6.2.4) <text:s text:c="40"/>==930== <text:s text:c="112"/>==930== 24 bytes in 1 blocks are still reachable in loss record 22 of 187 <text:s text:c="46"/>==930== <text:s text:c="3"/>at 0x4849013: operator new(unsigned long) (in /usr/libexec/valgrind/vgpreload_memcheck-amd64-linux.so) <text:s text:c="6"/>==930== <text:s text:c="3"/>by 0x51F22E1: QLocale::QLocale(QString const&amp;) (in /usr/lib/x86_64-linux-gnu/libQt6Core.so.6.2.4) <text:s text:c="11"/>==930== <text:s text:c="3"/>by 0x52B1B0F: ??? (in /usr/lib/x86_64-linux-gnu/libQt6Core.so.6.2.4) <text:s text:c="40"/>==930== <text:s text:c="3"/>by 0x52B26C7: QSystemLocale::query(QSystemLocale::QueryType, QVariant) const (in /usr/lib/x86_64-linux-gnu/libQt6Core.so.6.2.4) <text:s text:c="101"/>==930== <text:s text:c="3"/>by 0x51F1BB8: ??? (in /usr/lib/x86_64-linux-gnu/libQt6Core.so.6.2.4) <text:s text:c="40"/><text:soft-page-break/>==930== <text:s text:c="3"/>by 0x51F3716: QLocale::QLocale() (in /usr/lib/x86_64-linux-gnu/libQt6Core.so.6.2.4) <text:s text:c="25"/>==930== <text:s text:c="3"/>by 0x50D1E83: ??? (in</text:p>
      <text:p text:style-name="Standard"><text:s/>/usr/lib/x86_64-linux-gnu/libQt6Core.so.6.2.4) <text:s text:c="40"/>==930== <text:s text:c="3"/>by 0x50BB8AF: ??? (in /usr/lib/x86_64-linux-gnu/libQt6Core.so.6.2.4) <text:s text:c="40"/>==930== <text:s text:c="3"/>by 0x50BB9C6: ??? (in /usr/lib/x86_64-linux-gnu/libQt6Core.so.6.2.4) <text:s text:c="40"/>==930== <text:s text:c="3"/>by 0x50B77C1: QFileInfo::exists(QString const&amp;) (in /usr/lib/x86_64-linux-gnu/libQt6Core.so.6.2.4) <text:s text:c="10"/>==930== <text:s text:c="3"/>by 0x50911EA: ??? (in /usr/lib/x86_64-linux-gnu/libQt6Core.so.6.2.4) <text:s text:c="40"/>==930== <text:s text:c="3"/>by 0x5091831: ??? (in /usr/lib/x86_64-linux-gnu/libQt6Core.so.6.2.4) <text:s text:c="40"/>==930== <text:s text:c="112"/>==930== 24 bytes in 1 blocks are still reachable in loss record 23 of 187 <text:s text:c="46"/>==930== <text:s text:c="3"/>at 0x4849013: operator new(unsigned long) (in /usr/libexec/valgrind/vgpreload_memcheck-amd64-linux.so) <text:s text:c="6"/>==930== <text:s text:c="3"/>by 0x51F22E1: QLocale::QLocale(QString const&amp;) (in /usr/lib/x86_64-linux-gnu/libQt6Core.so.6.2.4) <text:s text:c="11"/>==930== <text:s text:c="3"/>by 0x52B1B82: ??? (in /usr/lib/x86_64-linux-gnu/libQt6Core.so.6.2.4) <text:s text:c="40"/>==930== <text:s text:c="3"/>by 0x52B26C7: QSystemLocale::query(QSystemLocale::QueryType, QVariant) const (in /usr/lib/x86_64-linux-gnu/libQt6Core.so.6.2.4) <text:s text:c="101"/>==930== <text:s text:c="3"/>by 0x51F1BB8: ??? (in /usr/lib/x86_64-linux-gnu/libQt6Core.so.6.2.4) <text:s text:c="40"/>==930== <text:s text:c="3"/>by 0x51F3716: QLocale::QLocale() (in /usr/lib/x86_64-linux-gnu/libQt6Core.so.6.2.4) <text:s text:c="25"/>==930== <text:s text:c="3"/>by 0x50D1E83: ??? (in /usr/lib/x86_64-linux-gnu/libQt6Core.so.6.2.4) <text:s text:c="40"/>==930== <text:s text:c="3"/>by 0x50BB8AF: ??? (in /usr/lib/x86_64-linux-gnu/libQt6Core.so.6.2.4) <text:s text:c="40"/>==930== <text:s text:c="3"/>by 0x50BB9C6: ??? (in /usr/lib/x86_64-linux-gnu/libQt6Core.so.6.2.4) <text:s text:c="40"/>==930== <text:s text:c="3"/>by 0x50B77C1: QFileInfo::exists(QString const&amp;) (in /usr/lib/x86_64-linux-gnu/libQt6Core.so.6.2.4) <text:s text:c="10"/>==930== <text:s text:c="3"/>by 0x50911EA: ??? (in /usr/lib/x86_64-linux-gnu/libQt6Core.so.6.2.4) <text:s text:c="40"/>==930== <text:s text:c="3"/>by 0x5091831: ??? (in /usr/lib/x86_64-linux-gnu/libQt6Core.so.6.2.4) <text:s text:c="40"/>==930== <text:s text:c="112"/>==930== 24 bytes in 1 blocks are still reachable in loss record 24 of 187 <text:s text:c="46"/>==930== <text:s text:c="3"/>at 0x4849013: operator new(unsigned long) (in /usr/libexec/valgrind/vgpreload_memcheck-amd64-linux.so) <text:s text:c="6"/>==930== <text:s text:c="3"/>by 0x51F22E1: QLocale::QLocale(QString const&amp;) (in /usr/lib/x86_64-linux-gnu/libQt6Core.so.6.2.4) <text:s text:c="11"/>==930== <text:s text:c="3"/>by 0x52B1BEE: ??? (in /usr/lib/x86_64-linux-gnu/libQt6Core.so.6.2.4) <text:s text:c="40"/>==930== <text:s text:c="3"/>by 0x52B26C7: QSystemLocale::query(QSystemLocale::QueryType, QVariant) const (in /usr/lib/x86_64-linux-gnu/libQt6Core.so.6.2.4) <text:s text:c="101"/>==930== <text:s text:c="3"/>by 0x51F1BB8: ??? (in /usr/lib/x86_64-linux-gnu/libQt6Core.so.6.2.4) <text:s text:c="40"/>==930== <text:s text:c="3"/>by 0x51F3716: QLocale::QLocale() (in /usr/lib/x86_64-linux-gnu/libQt6Core.so.6.2.4) <text:s text:c="25"/>==930== <text:s text:c="3"/>by 0x50D1E83: ??? (in /usr/lib/x86_64-linux-gnu/libQt6Core.so.6.2.4) <text:s text:c="40"/>==930== <text:s text:c="3"/>by 0x50BB8AF: ??? (in /usr/lib/x86_64-linux-gnu/libQt6Core.so.6.2.4) <text:s text:c="40"/>==930== <text:s text:c="3"/>by 0x50BB9C6: ??? (in /usr/lib/x86_64-linux-gnu/libQt6Core.so.6.2.4) <text:s text:c="40"/>==930== <text:s text:c="3"/>by 0x50B77C1: QFileInfo::exists(QString const&amp;) (in /usr/lib/x86_64-linux-gnu/libQt6Core.so.6.2.4) <text:s text:c="10"/>==930== <text:s text:c="3"/>by 0x50911EA: ??? (in /usr/lib/x86_64-linux-gnu/libQt6Core.so.6.2.4) <text:s text:c="40"/>==930== <text:s text:c="3"/>by 0x5091831: ??? (in /usr/lib/x86_64-linux-gnu/libQt6Core.so.6.2.4) <text:s text:c="40"/>==930== <text:s text:c="112"/>==930== 24 bytes in 1 blocks are still reachable in loss record 25 of 187 <text:s text:c="46"/>==930== <text:s text:c="3"/>at 0x4849013: operator new(unsigned long) (in /usr/libexec/valgrind/vgpreload_memcheck-amd64-linux.so) <text:s text:c="6"/>==930== <text:s text:c="3"/>by 0x51F3668: QLocale::QLocale() (in /usr/lib/x86_64-linux-gnu/libQt6Core.so.6.2.4) <text:s text:c="25"/>==930== <text:s text:c="3"/>by 0x50D1E83: ??? (in /usr/lib/x86_64-linux-gnu/libQt6Core.so.6.2.4) <text:s text:c="40"/>==930== <text:s text:c="3"/>by 0x50BB8AF: ??? (in /usr/lib/x86_64-linux-gnu/libQt6Core.so.6.2.4) <text:s text:c="40"/>==930== <text:s text:c="3"/>by 0x50BB9C6: ??? (in /usr/lib/x86_64-linux-gnu/libQt6Core.so.6.2.4) <text:s text:c="40"/>==930== <text:s text:c="3"/>by 0x50B77C1: QFileInfo::exists(QString const&amp;) (in <text:soft-page-break/>/usr/lib/x86_64-linux-gnu/libQt6Core.so.6.2.4) <text:s text:c="10"/>==930== <text:s text:c="3"/>by 0x50911EA: ??? (in /usr/lib/x86_64-linux-gnu/libQt6Core.so.6.2.4) <text:s text:c="40"/>==930== <text:s text:c="3"/>by 0x5091831: ??? (in /usr/lib/x86_64-linux-gnu/libQt6Core.so.6.2.4) <text:s text:c="40"/>==930== <text:s text:c="3"/>by 0x50924A4: QLibraryInfo::path(QLibraryInfo::LibraryPath) (in /usr/lib/x86_64-linux-gnu/libQt6Core.so.6.2.4) <text:s text:c="118"/>==930== <text:s text:c="3"/>by 0x5125B4A: QCoreApplication::libraryPathsLocked() (in /usr/lib/x86_64-linux-gnu/libQt6Core.so.6.2.4) <text:s text:c="5"/>==930== <text:s text:c="3"/>by 0x5125F43: QCoreApplication::libraryPaths() (in /usr/lib/x86_64-linux-gnu/libQt6Core.so.6.2.4) <text:s text:c="11"/>==930== <text:s text:c="3"/>by 0x51962B3: QFactoryLoader::update() (in /usr/lib/x86_64-linux-gnu/libQt6Core.so.6.2.4) <text:s text:c="19"/>==930== <text:s text:c="112"/>==930== 24 bytes in 1 blocks are still reachable in loss record 26 of 187 <text:s text:c="46"/>==930== <text:s text:c="3"/>at 0x4849013: operator new(unsigned long) (in /usr/libexec/valgrind/vgpreload_memcheck-amd64-linux.so) <text:s text:c="6"/>==930== <text:s text:c="3"/>by 0x5120E79: QCoreApplicationPrivate::setApplicationFilePath(QString const&amp;) (in /usr/lib/x86_64-linux-gnu/libQt6Core.so.6.2.4) <text:s text:c="100"/>==930== <text:s text:c="3"/>by 0x5124B5F: QCoreApplication::applicationFilePath() (in /usr/lib/x86_64-linux-gnu/libQt6Core.so.6.2.4) <text:s text:c="4"/>==930== <text:s text:c="3"/>by 0x51286E1: QCoreApplication::applicationDirPath() (in /usr/lib/x86_64-linux-gnu/libQt6Core.so.6.2.4) <text:s text:c="5"/>==930== <text:s text:c="3"/>by 0x5091212: ??? (in /usr/lib/x86_64-linux-gnu/libQt6Core.so.6.2.4) <text:s text:c="40"/>==930== <text:s text:c="3"/>by 0x5091831: ??? (in /usr/lib/x86_64-linux-gnu/libQt6Core.so.6.2.4) <text:s text:c="40"/>==930== <text:s text:c="3"/>by 0x50924A4: QLibraryInfo::path(QLibraryInfo::LibraryPath) (in /usr/lib/x86_64-linux-gnu/libQt6Core.so.6.2.4) <text:s text:c="118"/>==930== <text:s text:c="3"/>by 0x5125B4A: QCoreApplication::libraryPathsLocked() (in /usr/lib/x86_64-linux-gnu/libQt6Core.so.6.2.4) <text:s text:c="5"/>==930== <text:s text:c="3"/>by 0x5125F43: QCoreApplication::libraryPaths() (in /usr/lib/x86_64-linux-gnu/libQt6Core.so.6.2.4) <text:s text:c="11"/>==930== <text:s text:c="3"/>by 0x51962B3: QFactoryLoader::update() (in /usr/lib/x86_64-linux-gnu/libQt6Core.so.6.2.4) <text:s text:c="19"/>==930== <text:s text:c="3"/>by 0x519821A: QFactoryLoader::QFactoryLoader(char const*, QString const&amp;, Qt::CaseSensitivity) (in /usr/lib/x86_64-linux-gnu/libQt6Core.so.6.2.4) <text:s text:c="83"/>==930== <text:s text:c="3"/>by 0x5B5F1A7: QPlatformIntegrationFactory::keys(QString const&amp;) (in /usr/lib/x86_64-linux-gnu/libQt6Gui.so.6.2.4) <text:s text:c="115"/>==930== <text:s text:c="112"/>==930== 24 bytes in 1 blocks are still reachable in loss record 27 of 187 <text:s text:c="46"/>==930== <text:s text:c="3"/>at 0x4849013: operator new(unsigned long) (in /usr/libexec/valgrind/vgpreload_memcheck-amd64-linux.so) <text:s text:c="6"/>==930== <text:s text:c="3"/>by 0x94EF2DA: ??? (in /usr/lib/x86_64-linux-gnu/libQt6XcbQpa.so.6.2.4) <text:s text:c="38"/>==930== <text:s text:c="3"/>by 0x94EF3FD: ??? (in /usr/lib/x86_64-linux-gnu/libQt6XcbQpa.so.6.2.4) <text:s text:c="38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58BAC84: _dl_catch_exception (dl-error-skeleton.c:182) <text:s text:c="49"/>==930== <text:s text:c="3"/>by 0x400DFF5: dl_open_worker (dl-open.c:808) <text:s text:c="64"/>==930== <text:s text:c="3"/>by 0x400DFF5: dl_open_worker (dl-open.c:771) <text:s text:c="64"/>==930== <text:s text:c="3"/>by 0x58BAC27: _dl_catch_exception (dl-error-skeleton.c:208) <text:s text:c="49"/>==930== <text:s text:c="3"/>by 0x400E34D: _dl_open (dl-open.c:883) <text:s text:c="70"/>==930== <text:s text:c="3"/>by 0x57D66BB: dlopen_doit (dlopen.c:56) <text:s text:c="41"/></text:p>
      <text:p text:style-name="Standard"><text:s text:c="28"/>==930== <text:s text:c="3"/>by 0x58BAC27: _dl_catch_exception (dl-error-skeleton.c:208) <text:s text:c="49"/>==930== <text:s text:c="3"/>by 0x58BACF2: _dl_catch_error (dl-error-skeleton.c:227) <text:s text:c="53"/>==930== <text:s text:c="112"/>==930== 24 bytes in 1 blocks are still reachable in loss record 28 of 187 <text:s text:c="46"/>==930== <text:s text:c="3"/>at 0x4849013: operator new(unsigned long) (in /usr/libexec/valgrind/vgpreload_memcheck-amd64-linux.so) <text:s text:c="6"/>==930== <text:s text:c="3"/>by 0x94EF2DA: ??? (in /usr/lib/x86_64-linux-gnu/libQt6XcbQpa.so.6.2.4) <text:s text:c="38"/>==930== <text:s text:c="3"/>by 0x94EF434: ??? (in /usr/lib/x86_64-linux-gnu/libQt6XcbQpa.so.6.2.4) <text:s text:c="38"/>==930== <text:s text:c="3"/>by 0x400647D: call_init.part.0 (dl-init.c:70) <text:s text:c="63"/>==930== <text:s text:c="3"/>by 0x4006567: call_init (dl-init.c:33) <text:s text:c="70"/><text:soft-page-break/>==930== <text:s text:c="3"/>by 0x4006567: _dl_init (dl-init.c:117) <text:s text:c="70"/>==930== <text:s text:c="3"/>by 0x58BAC84: _dl_catch_exception (dl-error-skeleton.c:182) <text:s text:c="49"/>==930== <text:s text:c="3"/>by 0x400DFF5: dl_open_worker (dl-open.c:808) <text:s text:c="64"/>==930== <text:s text:c="3"/>by 0x400DFF5: dl_open_worker (dl-open.c:771) <text:s text:c="64"/>==930== <text:s text:c="3"/>by 0x58BAC27: _dl_catch_exception (dl-error-skeleton.c:208) <text:s text:c="49"/>==930== <text:s text:c="3"/>by 0x400E34D: _dl_open (dl-open.c:883) <text:s text:c="70"/>==930== <text:s text:c="3"/>by 0x57D66BB: dlopen_doit (dlopen.c:56) <text:s text:c="69"/>==930== <text:s text:c="3"/>by 0x58BAC27: _dl_catch_exception (dl-error-skeleton.c:208) <text:s text:c="49"/>==930== <text:s text:c="3"/>by 0x58BACF2: _dl_catch_error (dl-error-skeleton.c:227) <text:s text:c="53"/>==930== <text:s text:c="112"/>==930== 24 bytes in 1 blocks are still reachable in loss record 29 of 187 <text:s text:c="46"/>==930== <text:s text:c="3"/>at 0x4849013: operator new(unsigned long) (in /usr/libexec/valgrind/vgpreload_memcheck-amd64-linux.so) <text:s text:c="6"/>==930== <text:s text:c="3"/>by 0x94EF2DA: ??? (in /usr/lib/x86_64-linux-gnu/libQt6XcbQpa.so.6.2.4) <text:s text:c="38"/>==930== <text:s text:c="3"/>by 0x94EF7D2: ??? (in /usr/lib/x86_64-linux-gnu/libQt6XcbQpa.so.6.2.4) <text:s text:c="38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58BAC84: _dl_catch_exception (dl-error-skeleton.c:182) <text:s text:c="49"/>==930== <text:s text:c="3"/>by 0x400DFF5: dl_open_worker (dl-open.c:808) <text:s text:c="64"/>==930== <text:s text:c="3"/>by 0x400DFF5: dl_open_worker (dl-open.c:771) <text:s text:c="64"/>==930== <text:s text:c="3"/>by 0x58BAC27: _dl_catch_exception (dl-error-skeleton.c:208) <text:s text:c="49"/>==930== <text:s text:c="3"/>by 0x400E34D: _dl_open (dl-open.c:883) <text:s text:c="70"/>==930== <text:s text:c="3"/>by 0x57D66BB: dlopen_doit (dlopen.c:56) <text:s text:c="69"/>==930== <text:s text:c="3"/>by 0x58BAC27: _dl_catch_exception (dl-error-skeleton.c:208) <text:s text:c="49"/>==930== <text:s text:c="3"/>by 0x58BACF2: _dl_catch_error (dl-error-skeleton.c:227) <text:s text:c="53"/>==930== <text:s text:c="112"/>==930== 24 bytes in 1 blocks are still reachable in loss record 30 of 187 <text:s text:c="46"/>==930== <text:s text:c="3"/>at 0x484A2F3: operator new[](unsigned long) (in /usr/libexec/valgrind/vgpreload_memcheck-amd64-linux.so) <text:s text:c="4"/>==930== <text:s text:c="3"/>by 0x50951DB: ??? (in /usr/lib/x86_64-linux-gnu/libQt6Core.so.6.2.4) <text:s text:c="40"/>==930== <text:s text:c="3"/>by 0x509630A: ??? (in /usr/lib/x86_64-linux-gnu/libQt6Core.so.6.2.4) <text:s text:c="40"/>==930== <text:s text:c="3"/>by 0x5096785: qFormatLogMessage(QtMsgType, QMessageLogContext const&amp;, QString const&amp;) (in /usr/lib/x86_64-linux-gnu/libQt6Core.so.6.2.4) <text:s text:c="92"/>==930== <text:s text:c="3"/>by 0x50973FE: ??? (in /usr/lib/x86_64-linux-gnu/libQt6Core.so.6.2.4) <text:s text:c="40"/>==930== <text:s text:c="3"/>by 0x5093ACA: ??? (in /usr/lib/x86_64-linux-gnu/libQt6Core.so.6.2.4) <text:s text:c="40"/>==930== <text:s text:c="3"/>by 0x5093BE8: ??? (in /usr/lib/x86_64-linux-gnu/libQt6Core.so.6.2.4) <text:s text:c="40"/>==930== <text:s text:c="3"/>by 0x506FA80: QMessageLogger::warning(char const*, ...) const (in /usr/lib/x86_64-linux-gnu/libQt6Core.so.6.2.4) <text:s text:c="116"/>==930== <text:s text:c="3"/>by 0x94EEA97: ??? (in /usr/lib/x86_64-linux-gnu/libQt6XcbQpa.so.6.2.4) <text:s text:c="38"/>==930== <text:s text:c="3"/>by 0x94FE5E5: QXcbConnection::QXcbConnection(QXcbNativeInterface*, bool, unsigned int, char const*) (in /usr/lib/x86_64-linux-gnu/libQt6XcbQpa.so.6.2.4) <text:s text:c="76"/>==930== <text:s text:c="3"/>by 0x951F1CC: QXcbIntegration::QXcbIntegration(QList&lt;QString&gt; const&amp;, int&amp;, char**) (in /usr/lib/x86_64-linux-gnu/libQt6XcbQpa.so.6.2.4) <text:s text:c="92"/>==930== <text:s text:c="3"/>by 0x94BE512: ??? (in /usr/lib/x86_64-linux-gnu/qt6/plugins/platforms/libqxcb.so) <text:s text:c="27"/>==930== <text:s text:c="112"/>==930== 25 bytes in 1 blocks are still reachable in loss record 31 of 187 <text:s text:c="46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1DECFD: QByteArray::QByteArray(char const*, long long) (in /usr/lib/x86_64-linux-gnu/libQt6Core.so.6.2.4) <text:s text:c="117"/>==930== <text:s text:c="3"/>by 0x5B33285: QGuiApplicationPrivate::createPlatformIntegration() (in /usr/lib/x86_64-linux-gnu/libQt6Gui.so.6.2.4) <text:s text:c="113"/><text:soft-page-break/>==930== <text:s text:c="3"/>by 0x5B356D7: QGuiApplicationPrivate::createEventDispatcher() (in /usr/lib/x86_64-linux-gnu/libQt6Gui.so.6.2.4) <text:s text:c="117"/>==930== <text:s text:c="3"/>by 0x5127066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3"/>by 0x10B23F: main (in /home/rrunix/QT_QT6p4/build-TestOnlyQt-Clone_of_Desktop_Linux_OK-Release/TestOnlyQt) <text:s text:c="2"/>==930== <text:s text:c="112"/>==930== 25 bytes in 1 blocks are still reachable in loss record 32 of 187 <text:s text:c="46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1DECFD: QByteArray::QByteArray(char const*, long long) (in /usr/lib/x86_64-linux-gnu/libQt6Core.so.6.2.4) <text:s text:c="117"/>==930== <text:s text:c="3"/>by 0x508D6DC: qgetenv(char const*) (in /usr/lib/x86_64-linux-gnu/libQt6Core.so.6.2.4) <text:s text:c="23"/>==930== <text:s text:c="3"/>by 0x52B19FC: ??? (in /usr/lib/x86_64-linux-gnu/libQt6Core.so.6.2.4) <text:s text:c="40"/>==930== <text:s text:c="3"/>by 0x52B26C7: QSystemLocale::query(QSystemLocale::QueryType, QVariant) const (in /usr/lib/x86_64-linux-gnu/libQt6Core.so.6.2.4) <text:s text:c="101"/>==930== <text:s text:c="3"/>by 0x51F1BB8: ??? (in /usr/lib/x86_64-linux-gnu/libQt6Core.so.6.2.4) <text:s text:c="40"/>==930== <text:s text:c="3"/>by 0x51F3716: QLocale::QLocale() (in /usr/lib/x86_64-linux-gnu/libQt6Core.so.6.2.4) <text:s text:c="25"/>==930== <text:s text:c="3"/>by 0x50D1E83: ??? (in /usr/lib/x86_64-linux-gnu/libQt6Core.so.6.2.4) <text:s text:c="40"/>==930== <text:s text:c="3"/>by 0x50BB8AF: ??? (in /usr/lib/x86_64-linux-gnu/libQt6Core.so.6.2.4) <text:s text:c="40"/>==930== <text:s text:c="3"/>by 0x50BB9C6: ??? (in</text:p>
      <text:p text:style-name="Standard"><text:s/>/usr/lib/x86_64-linux-gnu/libQt6Core.so.6.2.4) <text:s text:c="40"/>==930== <text:s text:c="3"/>by 0x50B77C1: QFileInfo::exists(QString const&amp;) (in /usr/lib/x86_64-linux-gnu/libQt6Core.so.6.2.4) <text:s text:c="10"/>==930== <text:s text:c="112"/>==930== 26 bytes in 1 blocks are still reachable in loss record 33 of 187 <text:s text:c="46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208B64: QString::fromLatin1(QByteArrayView) (in /usr/lib/x86_64-linux-gnu/libQt6Core.so.6.2.4) <text:s text:c="8"/>==930== <text:s text:c="3"/>by 0x5CDEBA6: ??? (in /usr/lib/x86_64-linux-gnu/libQt6Gui.so.6.2.4) <text:s text:c="41"/>==930== <text:s text:c="3"/>by 0x5A93801: ??? (in /usr/lib/x86_64-linux-gnu/libQt6Gui.so.6.2.4) <text:s text:c="41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26 bytes in 1 blocks are still reachable in loss record 34 of 187 <text:s text:c="46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208B64: QString::fromLatin1(QByteArrayView) (in /usr/lib/x86_64-linux-gnu/libQt6Core.so.6.2.4) <text:s text:c="8"/>==930== <text:s text:c="3"/>by 0x5CDEBA6: ??? (in /usr/lib/x86_64-linux-gnu/libQt6Gui.so.6.2.4) <text:s text:c="41"/>==930== <text:s text:c="3"/>by 0x5A9382A: ??? (in /usr/lib/x86_64-linux-gnu/libQt6Gui.so.6.2.4) <text:s text:c="41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<text:soft-page-break/>==930== <text:s text:c="112"/>==930== 26 bytes in 1 blocks are still reachable in loss record 35 of 187 <text:s text:c="46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208B64: QString::fromLatin1(QByteArrayView) (in /usr/lib/x86_64-linux-gnu/libQt6Core.so.6.2.4) <text:s text:c="8"/>==930== <text:s text:c="3"/>by 0x5CDEBA6: ??? (in /usr/lib/x86_64-linux-gnu/libQt6Gui.so.6.2.4) <text:s text:c="41"/>==930== <text:s text:c="3"/>by 0x5A93B35: ??? (in /usr/lib/x86_64-linux-gnu/libQt6Gui.so.6.2.4) <text:s text:c="41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29 bytes in 1 blocks are still reachable in loss record 36 of 187 <text:s text:c="46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1DF1C8: QByteArray::QByteArray(long long, Qt::Initialization) (in /usr/lib/x86_64-linux-gnu/libQt6Core.so.6.2.4) <text:s text:c="110"/>==930== <text:s text:c="3"/>by 0x513202C: ??? (in /usr/lib/x86_64-linux-gnu/libQt6Core.so.6.2.4) <text:s text:c="40"/>==930== <text:s text:c="3"/>by 0x51320EF: QMetaObject::normalizedType(char const*) (in /usr/lib/x86_64-linux-gnu/libQt6Core.so.6.2.4) <text:s text:c="3"/>==930== <text:s text:c="3"/>by 0x5145ED0: QMetaType::idHelper() const (in /usr/lib/x86_64-linux-gnu/libQt6Core.so.6.2.4) <text:s text:c="16"/>==930== <text:s text:c="3"/>by 0x951EF84: QXcbIntegration::QXcbIntegration(QList&lt;QString&gt; const&amp;, int&amp;, char**) (in /usr/lib/x86_64-linux-gnu/libQt6XcbQpa.so.6.2.4) <text:s text:c="92"/>==930== <text:s text:c="3"/>by 0x94BE512: ??? (in /usr/lib/x86_64-linux-gnu/qt6/plugins/platforms/libqxcb.so) <text:s text:c="27"/>==930== <text:s text:c="3"/>by 0x5B5E69F: QPlatformIntegrationFactory::create(QString const&amp;, QList&lt;QString&gt; const&amp;, int&amp;, char**, QString const&amp;) (in /usr/lib/x86_64-linux-gnu/libQt6Gui.so.6.2.4) <text:s text:c="60"/>==930== <text:s text:c="3"/>by 0x5B33950: QGuiApplicationPrivate::createPlatformIntegration() (in /usr/lib/x86_64-linux-gnu/libQt6Gui.so.6.2.4) <text:s text:c="113"/>==930== <text:s text:c="3"/>by 0x5B356D7: QGuiApplicationPrivate::createEventDispatcher() (in /usr/lib/x86_64-linux-gnu/libQt6Gui.so.6.2.4) <text:s text:c="117"/>==930== <text:s text:c="3"/>by 0x5127066: QCoreApplicationPrivate::init() (in /usr/lib/x86_64-linux-gnu/libQt6Core.so.6.2.4) <text:s text:c="12"/>==930== <text:s text:c="112"/>==930== 30 bytes in 1 blocks are still reachable in loss record 37 of 187 <text:s text:c="46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208B64: QString::fromLatin1(QByteArrayView) (in /usr/lib/x86_64-linux-gnu/libQt6Core.so.6.2.4) <text:s text:c="8"/>==930== <text:s text:c="3"/>by 0x5CDEBA6: ??? (in /usr/lib/x86_64-linux-gnu/libQt6Gui.so.6.2.4) <text:s text:c="41"/>==930== <text:s text:c="3"/>by 0x5A93920: ??? (in /usr/lib/x86_64-linux-gnu/libQt6Gui.so.6.2.4) <text:s text:c="41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30 bytes in 1 blocks are still reachable in loss record 38 of 187 <text:s text:c="46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<text:soft-page-break/>==930== <text:s text:c="3"/>by 0x5208B64: QString::fromLatin1(QByteArrayView) (in /usr/lib/x86_64-linux-gnu/libQt6Core.so.6.2.4) <text:s text:c="8"/>==930== <text:s text:c="3"/>by 0x5CDEBA6: ??? (in /usr/lib/x86_64-linux-gnu/libQt6Gui.so.6.2.4) <text:s text:c="41"/>==930== <text:s text:c="3"/>by 0x5A93A3F: ??? (in /usr/lib/x86_64-linux-gnu/libQt6Gui.so.6.2.4) <text:s text:c="41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84"/></text:p>
      <text:p text:style-name="Standard"><text:s text:c="28"/>==930== 32 bytes in 1 blocks are still reachable in loss record 39 of 187 <text:s text:c="46"/>==930== <text:s text:c="3"/>at 0x484DA83: calloc (in /usr/libexec/valgrind/vgpreload_memcheck-amd64-linux.so) <text:s text:c="27"/>==930== <text:s text:c="3"/>by 0x683BC50: g_malloc0 (in /usr/lib/x86_64-linux-gnu/libglib-2.0.so.0.7200.4) <text:s text:c="30"/>==930== <text:s text:c="3"/>by 0x681D16E: ??? (in /usr/lib/x86_64-linux-gnu/libglib-2.0.so.0.7200.4) <text:s text:c="36"/>==930== <text:s text:c="3"/>by 0x6820540: g_hash_table_new_full (in /usr/lib/x86_64-linux-gnu/libglib-2.0.so.0.7200.4) <text:s text:c="18"/>==930== <text:s text:c="3"/>by 0x683BB62: ??? (in /usr/lib/x86_64-linux-gnu/libglib-2.0.so.0.7200.4) <text:s text:c="36"/>==930== <text:s text:c="3"/>by 0x67FBBA8: ??? (in /usr/lib/x86_64-linux-gnu/libglib-2.0.so.0.7200.4) <text:s text:c="36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32 bytes in 1 blocks are still reachable in loss record 40 of 187 <text:s text:c="46"/>==930== <text:s text:c="3"/>at 0x484DA83: calloc (in /usr/libexec/valgrind/vgpreload_memcheck-amd64-linux.so) <text:s text:c="27"/>==930== <text:s text:c="3"/>by 0x683BC50: g_malloc0 (in /usr/lib/x86_64-linux-gnu/libglib-2.0.so.0.7200.4) <text:s text:c="30"/>==930== <text:s text:c="3"/>by 0x681D16E: ??? (in /usr/lib/x86_64-linux-gnu/libglib-2.0.so.0.7200.4) <text:s text:c="36"/>==930== <text:s text:c="3"/>by 0x6820540: g_hash_table_new_full (in /usr/lib/x86_64-linux-gnu/libglib-2.0.so.0.7200.4) <text:s text:c="18"/>==930== <text:s text:c="3"/>by 0x67FBBB1: ??? (in /usr/lib/x86_64-linux-gnu/libglib-2.0.so.0.7200.4) <text:s text:c="36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32 bytes in 1 blocks are still reachable in loss record 41 of 187 <text:s text:c="46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208B64: QString::fromLatin1(QByteArrayView) (in /usr/lib/x86_64-linux-gnu/libQt6Core.so.6.2.4) <text:s text:c="8"/>==930== <text:s text:c="3"/>by 0x5CDEBA6: ??? (in /usr/lib/x86_64-linux-gnu/libQt6Gui.so.6.2.4) <text:s text:c="41"/>==930== <text:s text:c="3"/>by 0x5A9387C: ??? (in /usr/lib/x86_64-linux-gnu/libQt6Gui.so.6.2.4) <text:s text:c="41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32 bytes in 1 blocks are still reachable in loss record 42 of 187 <text:s text:c="46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208B64: QString::fromLatin1(QByteArrayView) (in /usr/lib/x86_64-linux-gnu/libQt6Core.so.6.2.4) <text:s text:c="8"/>==930== <text:s text:c="3"/>by 0x5CDEBA6: ??? (in /usr/lib/x86_64-linux-gnu/libQt6Gui.so.6.2.4) <text:s text:c="41"/>==930== <text:s text:c="3"/>by 0x5A93A16: <text:soft-page-break/>??? (in /usr/lib/x86_64-linux-gnu/libQt6Gui.so.6.2.4) <text:s text:c="41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32 bytes in 1 blocks are still reachable in loss record 43 of 187 <text:s text:c="46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208B64: QString::fromLatin1(QByteArrayView) (in /usr/lib/x86_64-linux-gnu/libQt6Core.so.6.2.4) <text:s text:c="8"/>==930== <text:s text:c="3"/>by 0x5CDEBA6: ??? (in /usr/lib/x86_64-linux-gnu/libQt6Gui.so.6.2.4) <text:s text:c="41"/>==930== <text:s text:c="3"/>by 0x5A93A68: ??? (in /usr/lib/x86_64-linux-gnu/libQt6Gui.so.6.2.4) <text:s text:c="41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32 bytes in 1 blocks are still reachable in loss record 44 of 187 <text:s text:c="46"/>==930== <text:s text:c="3"/>at 0x4849013: operator new(unsigned long) (in /usr/libexec/valgrind/vgpreload_memcheck-amd64-linux.so) <text:s text:c="6"/>==930== <text:s text:c="3"/>by 0x94EF2DA: ??? (in /usr/lib/x86_64-linux-gnu/libQt6XcbQpa.so.6.2.4) <text:s text:c="38"/>==930== <text:s text:c="3"/>by 0x94EF388: ??? (in /usr/lib/x86_64-linux-gnu/libQt6XcbQpa.so.6.2.4) <text:s text:c="38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58BAC84: _dl_catch_exception (dl-error-skeleton.c:182) <text:s text:c="49"/>==930== <text:s text:c="3"/>by 0x400DFF5: dl_open_worker (dl-open.c:808) <text:s text:c="64"/>==930== <text:s text:c="3"/>by 0x400DFF5: dl_open_worker (dl-open.c:771) <text:s text:c="64"/>==930== <text:s text:c="3"/>by 0x58BAC27: _dl_catch_exception (dl-error-skeleton.c:208) <text:s text:c="49"/>==930== <text:s text:c="3"/>by 0x400E34D: _dl_open (dl-open.c:883) <text:s text:c="70"/>==930== <text:s text:c="3"/>by 0x57D66BB: dlopen_doit (dlopen.c:56) <text:s text:c="69"/>==930== <text:s text:c="3"/>by 0x58BAC27: _dl_catch_exception (dl-error-skeleton.c:208) <text:s text:c="49"/>==930== <text:s text:c="3"/>by 0x58BACF2: _dl_catch_error (dl-error-skeleton.c:227) <text:s text:c="53"/>==930== <text:s text:c="112"/>==930== 32 bytes in 1 blocks are still reachable in loss record 45 of 187 <text:s text:c="46"/>==930== <text:s text:c="3"/>at 0x4849013: operator new(unsigned long) (in /usr/libexec/valgrind/vgpreload_memcheck-amd64-linux.so) <text:s text:c="6"/>==930== <text:s text:c="3"/>by 0x94EF2DA: ??? (in /usr/lib/x86_64-linux-gnu/libQt6XcbQpa.so.6.2.4) <text:s text:c="38"/>==930== <text:s text:c="3"/>by 0x94EF477: ??? (in /usr/lib/x86_64-linux-gnu/libQt6XcbQpa.so.6.2.4) <text:s text:c="38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58BAC84: _dl_catch_exception</text:p>
      <text:p text:style-name="Standard"><text:s/>(dl-error-skeleton.c:182) <text:s text:c="49"/>==930== <text:s text:c="3"/>by 0x400DFF5: dl_open_worker (dl-open.c:808) <text:s text:c="64"/>==930== <text:s text:c="3"/>by 0x400DFF5: dl_open_worker (dl-open.c:771) <text:s text:c="64"/>==930== <text:s text:c="3"/>by 0x58BAC27: _dl_catch_exception (dl-error-skeleton.c:208) <text:s text:c="49"/>==930== <text:s text:c="3"/>by 0x400E34D: _dl_open (dl-open.c:883) <text:s text:c="70"/>==930== <text:s text:c="3"/>by 0x57D66BB: dlopen_doit (dlopen.c:56) <text:s text:c="69"/>==930== <text:s text:c="3"/>by 0x58BAC27: _dl_catch_exception (dl-error-skeleton.c:208) <text:s text:c="49"/>==930== <text:s text:c="3"/>by 0x58BACF2: _dl_catch_error (dl-error-skeleton.c:227) <text:s text:c="53"/>==930== <text:s text:c="112"/>==930== 32 bytes <text:soft-page-break/>in 1 blocks are still reachable in loss record 46 of 187 <text:s text:c="46"/>==930== <text:s text:c="3"/>at 0x4849013: operator new(unsigned long) (in /usr/libexec/valgrind/vgpreload_memcheck-amd64-linux.so) <text:s text:c="6"/>==930== <text:s text:c="3"/>by 0x94EF2DA: ??? (in /usr/lib/x86_64-linux-gnu/libQt6XcbQpa.so.6.2.4) <text:s text:c="38"/>==930== <text:s text:c="3"/>by 0x94EF4BA: ??? (in /usr/lib/x86_64-linux-gnu/libQt6XcbQpa.so.6.2.4) <text:s text:c="38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58BAC84: _dl_catch_exception (dl-error-skeleton.c:182) <text:s text:c="49"/>==930== <text:s text:c="3"/>by 0x400DFF5: dl_open_worker (dl-open.c:808) <text:s text:c="64"/>==930== <text:s text:c="3"/>by 0x400DFF5: dl_open_worker (dl-open.c:771) <text:s text:c="64"/>==930== <text:s text:c="3"/>by 0x58BAC27: _dl_catch_exception (dl-error-skeleton.c:208) <text:s text:c="49"/>==930== <text:s text:c="3"/>by 0x400E34D: _dl_open (dl-open.c:883) <text:s text:c="70"/>==930== <text:s text:c="3"/>by 0x57D66BB: dlopen_doit (dlopen.c:56) <text:s text:c="69"/>==930== <text:s text:c="3"/>by 0x58BAC27: _dl_catch_exception (dl-error-skeleton.c:208) <text:s text:c="49"/>==930== <text:s text:c="3"/>by 0x58BACF2: _dl_catch_error (dl-error-skeleton.c:227) <text:s text:c="53"/>==930== <text:s text:c="112"/>==930== 32 bytes in 1 blocks are still reachable in loss record 47 of 187 <text:s text:c="46"/>==930== <text:s text:c="3"/>at 0x4849013: operator new(unsigned long) (in /usr/libexec/valgrind/vgpreload_memcheck-amd64-linux.so) <text:s text:c="6"/>==930== <text:s text:c="3"/>by 0x94EF2DA: ??? (in /usr/lib/x86_64-linux-gnu/libQt6XcbQpa.so.6.2.4) <text:s text:c="38"/>==930== <text:s text:c="3"/>by 0x94EF4FD: ??? (in /usr/lib/x86_64-linux-gnu/libQt6XcbQpa.so.6.2.4) <text:s text:c="38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58BAC84: _dl_catch_exception (dl-error-skeleton.c:182) <text:s text:c="49"/>==930== <text:s text:c="3"/>by 0x400DFF5: dl_open_worker (dl-open.c:808) <text:s text:c="64"/>==930== <text:s text:c="3"/>by 0x400DFF5: dl_open_worker (dl-open.c:771) <text:s text:c="64"/>==930== <text:s text:c="3"/>by 0x58BAC27: _dl_catch_exception (dl-error-skeleton.c:208) <text:s text:c="49"/>==930== <text:s text:c="3"/>by 0x400E34D: _dl_open (dl-open.c:883) <text:s text:c="70"/>==930== <text:s text:c="3"/>by 0x57D66BB: dlopen_doit (dlopen.c:56) <text:s text:c="69"/>==930== <text:s text:c="3"/>by 0x58BAC27: _dl_catch_exception (dl-error-skeleton.c:208) <text:s text:c="49"/>==930== <text:s text:c="3"/>by 0x58BACF2: _dl_catch_error (dl-error-skeleton.c:227) <text:s text:c="53"/>==930== <text:s text:c="112"/>==930== 32 bytes in 1 blocks are still reachable in loss record 48 of 187 <text:s text:c="46"/>==930== <text:s text:c="3"/>at 0x4849013: operator new(unsigned long) (in /usr/libexec/valgrind/vgpreload_memcheck-amd64-linux.so) <text:s text:c="6"/>==930== <text:s text:c="3"/>by 0x94EF2DA: ??? (in /usr/lib/x86_64-linux-gnu/libQt6XcbQpa.so.6.2.4) <text:s text:c="38"/>==930== <text:s text:c="3"/>by 0x94EF540: ??? (in /usr/lib/x86_64-linux-gnu/libQt6XcbQpa.so.6.2.4) <text:s text:c="38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58BAC84: _dl_catch_exception (dl-error-skeleton.c:182) <text:s text:c="49"/>==930== <text:s text:c="3"/>by 0x400DFF5: dl_open_worker (dl-open.c:808) <text:s text:c="64"/>==930== <text:s text:c="3"/>by 0x400DFF5: dl_open_worker (dl-open.c:771) <text:s text:c="64"/>==930== <text:s text:c="3"/>by 0x58BAC27: _dl_catch_exception (dl-error-skeleton.c:208) <text:s text:c="49"/>==930== <text:s text:c="3"/>by 0x400E34D: _dl_open (dl-open.c:883) <text:s text:c="70"/>==930== <text:s text:c="3"/>by 0x57D66BB: dlopen_doit (dlopen.c:56) <text:s text:c="69"/>==930== <text:s text:c="3"/>by 0x58BAC27: _dl_catch_exception (dl-error-skeleton.c:208) <text:s text:c="49"/>==930== <text:s text:c="3"/>by 0x58BACF2: _dl_catch_error (dl-error-skeleton.c:227) <text:s text:c="53"/>==930== <text:s text:c="112"/>==930== 32 bytes in 1 blocks are still reachable in loss record 49 of 187 <text:s text:c="46"/>==930== <text:s text:c="3"/>at 0x4849013: operator new(unsigned long) (in /usr/libexec/valgrind/vgpreload_memcheck-amd64-linux.so) <text:s text:c="6"/>==930== <text:s text:c="3"/>by 0x94EF2DA: ??? (in /usr/lib/x86_64-linux-gnu/libQt6XcbQpa.so.6.2.4) <text:s text:c="38"/>==930== <text:s text:c="3"/>by 0x94EF65F: ??? (in /usr/lib/x86_64-linux-gnu/libQt6XcbQpa.so.6.2.4) <text:s text:c="38"/><text:soft-page-break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58BAC84: _dl_catch_exception (dl-error-skeleton.c:182) <text:s text:c="49"/>==930== <text:s text:c="3"/>by 0x400DFF5: dl_open_worker (dl-open.c:808) <text:s text:c="64"/>==930== <text:s text:c="3"/>by 0x400DFF5: dl_open_worker (dl-open.c:771) <text:s text:c="64"/>==930== <text:s text:c="3"/>by 0x58BAC27: _dl_catch_exception (dl-error-skeleton.c:208) <text:s text:c="49"/>==930== <text:s text:c="3"/>by 0x400E34D: _dl_open (dl-open.c:883) <text:s text:c="70"/>==930== <text:s text:c="3"/>by 0x57D66BB: dlopen_doit (dlopen.c:56) <text:s text:c="69"/>==930== <text:s text:c="3"/>by 0x58BAC27: _dl_catch_exception (dl-error-skeleton.c:208) <text:s text:c="49"/>==930== <text:s text:c="3"/>by 0x58BACF2: _dl_catch_error (dl-error-skeleton.c:227) <text:s text:c="53"/>==930== <text:s text:c="112"/>==930== 32 bytes in 2 blocks are still reachable in loss record 50 of 187 <text:s text:c="46"/>==930== <text:s text:c="3"/>at 0x4848899: malloc (in /usr/libexec/valgrind/vgpreload_memcheck-amd64-linux.so) <text:s text:c="27"/>==930== <text:s text:c="3"/>by 0x40085DB: malloc (rtld-malloc.h:56) <text:s text:c="69"/>==930== <text:s text:c="3"/>by 0x40085DB: decompose_rpath (dl-load.c:644) <text:s text:c="63"/>==930== <text:s text:c="3"/>by 0x400ABF5: cache_rpath (dl-load.c:696) <text:s text:c="67"/>==930== <text:s text:c="3"/>by 0x400ABF5: cache_rpath (dl-load.c:677) <text:s text:c="67"/>==930== <text:s text:c="3"/>by 0x400ABF5: _dl_map_object (dl-load.c:2165) <text:s text:c="63"/>==930== <text:s text:c="3"/>by 0x4003494: openaux (dl-deps.c:64) <text:s text:c="72"/>==930== <text:s text:c="3"/>by 0x58BAC27: _dl_catch_exception (dl-error-skeleton.c:208) <text:s text:c="49"/>==930== <text:s text:c="3"/>by 0x4003C7B: _dl_map_object_deps (dl-deps.c:248) <text:s text:c="43"/></text:p>
      <text:p text:style-name="Standard"><text:s text:c="16"/>==930== <text:s text:c="3"/>by 0x400EA0E: dl_open_worker_begin (dl-open.c:592) <text:s text:c="58"/>==930== <text:s text:c="3"/>by 0x58BAC27: _dl_catch_exception (dl-error-skeleton.c:208) <text:s text:c="49"/>==930== <text:s text:c="3"/>by 0x400DF99: dl_open_worker (dl-open.c:782) <text:s text:c="64"/>==930== <text:s text:c="3"/>by 0x58BAC27: _dl_catch_exception (dl-error-skeleton.c:208) <text:s text:c="49"/>==930== <text:s text:c="3"/>by 0x400E34D: _dl_open (dl-open.c:883) <text:s text:c="70"/>==930== <text:s text:c="3"/>by 0x57D66BB: dlopen_doit (dlopen.c:56) <text:s text:c="69"/>==930== <text:s text:c="112"/>==930== 34 bytes in 1 blocks are still reachable in loss record 51 of 187 <text:s text:c="46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208B64: QString::fromLatin1(QByteArrayView) (in /usr/lib/x86_64-linux-gnu/libQt6Core.so.6.2.4) <text:s text:c="8"/>==930== <text:s text:c="3"/>by 0x5CDEBA6: ??? (in /usr/lib/x86_64-linux-gnu/libQt6Gui.so.6.2.4) <text:s text:c="41"/>==930== <text:s text:c="3"/>by 0x5A93853: ??? (in /usr/lib/x86_64-linux-gnu/libQt6Gui.so.6.2.4) <text:s text:c="41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34 bytes in 1 blocks are still reachable in loss record 52 of 187 <text:s text:c="46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208B64: QString::fromLatin1(QByteArrayView) (in /usr/lib/x86_64-linux-gnu/libQt6Core.so.6.2.4) <text:s text:c="8"/>==930== <text:s text:c="3"/>by 0x5CDEBA6: ??? (in /usr/lib/x86_64-linux-gnu/libQt6Gui.so.6.2.4) <text:s text:c="41"/>==930== <text:s text:c="3"/>by 0x5A93DAC: ??? (in /usr/lib/x86_64-linux-gnu/libQt6Gui.so.6.2.4) <text:s text:c="41"/>==930== <text:s text:c="3"/>by 0x400647D: call_init.part.0 (dl-init.c:70) <text:s text:c="63"/>==930== <text:s text:c="3"/>by 0x4006567: call_init (dl-init.c:33) <text:s text:c="70"/><text:soft-page-break/>==930== <text:s text:c="3"/>by 0x4006567: _dl_init (dl-init.c:117) <text:s text:c="70"/>==930== <text:s text:c="3"/>by 0x40202E9: ??? (in /usr/lib/x86_64-linux-gnu/ld-linux-x86-64.so.2) <text:s text:c="39"/>==930== <text:s text:c="112"/>==930== 34 bytes in 1 blocks are still reachable in loss record 53 of 187 <text:s text:c="46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1989B8: ??? (in /usr/lib/x86_64-linux-gnu/libQt6Core.so.6.2.4) <text:s text:c="40"/>==930== <text:s text:c="3"/>by 0x5198E39: ??? (in /usr/lib/x86_64-linux-gnu/libQt6Core.so.6.2.4) <text:s text:c="40"/>==930== <text:s text:c="3"/>by 0x519824C: QFactoryLoader::QFactoryLoader(char const*, QString const&amp;, Qt::CaseSensitivity) (in /usr/lib/x86_64-linux-gnu/libQt6Core.so.6.2.4) <text:s text:c="83"/>==930== <text:s text:c="3"/>by 0x5B5F1A7: QPlatformIntegrationFactory::keys(QString const&amp;) (in /usr/lib/x86_64-linux-gnu/libQt6Gui.so.6.2.4) <text:s text:c="115"/>==930== <text:s text:c="3"/>by 0x5B3367F: QGuiApplicationPrivate::createPlatformIntegration() (in /usr/lib/x86_64-linux-gnu/libQt6Gui.so.6.2.4) <text:s text:c="113"/>==930== <text:s text:c="3"/>by 0x5B356D7: QGuiApplicationPrivate::createEventDispatcher() (in /usr/lib/x86_64-linux-gnu/libQt6Gui.so.6.2.4) <text:s text:c="117"/>==930== <text:s text:c="3"/>by 0x5127066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3"/>by 0x10B23F: main (in /home/rrunix/QT_QT6p4/build-TestOnlyQt-Clone_of_Desktop_Linux_OK-Release/TestOnlyQt) <text:s text:c="2"/>==930== <text:s text:c="112"/>==930== 34 bytes in 1 blocks are still reachable in loss record 54 of 187 <text:s text:c="46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160848: ??? (in /usr/lib/x86_64-linux-gnu/libQt6Core.so.6.2.4) <text:s text:c="40"/>==930== <text:s text:c="3"/>by 0x5160CC9: ??? (in /usr/lib/x86_64-linux-gnu/libQt6Core.so.6.2.4) <text:s text:c="40"/>==930== <text:s text:c="3"/>by 0x5146196: QMetaType::idHelper() const (in /usr/lib/x86_64-linux-gnu/libQt6Core.so.6.2.4) <text:s text:c="16"/>==930== <text:s text:c="3"/>by 0x951EF84: QXcbIntegration::QXcbIntegration(QList&lt;QString&gt; const&amp;, int&amp;, char**) (in /usr/lib/x86_64-linux-gnu/libQt6XcbQpa.so.6.2.4) <text:s text:c="92"/>==930== <text:s text:c="3"/>by 0x94BE512: ??? (in /usr/lib/x86_64-linux-gnu/qt6/plugins/platforms/libqxcb.so) <text:s text:c="27"/>==930== <text:s text:c="3"/>by 0x5B5E69F: QPlatformIntegrationFactory::create(QString const&amp;, QList&lt;QString&gt; const&amp;, int&amp;, char**, QString const&amp;) (in /usr/lib/x86_64-linux-gnu/libQt6Gui.so.6.2.4) <text:s text:c="60"/>==930== <text:s text:c="3"/>by 0x5B33950: QGuiApplicationPrivate::createPlatformIntegration() (in /usr/lib/x86_64-linux-gnu/libQt6Gui.so.6.2.4) <text:s text:c="113"/>==930== <text:s text:c="3"/>by 0x5B356D7: QGuiApplicationPrivate::createEventDispatcher() (in /usr/lib/x86_64-linux-gnu/libQt6Gui.so.6.2.4) <text:s text:c="117"/>==930== <text:s text:c="3"/>by 0x5127066: QCoreApplicationPrivate::init() (in /usr/lib/x86_64-linux-gnu/libQt6Core.so.6.2.4) <text:s text:c="12"/>==930== <text:s text:c="3"/>by 0x5B371D3: QGuiApplicationPrivate::init() (in /usr/lib/x86_64-linux-gnu/libQt6Gui.so.6.2.4) <text:s text:c="14"/>==930== <text:s text:c="112"/>==930== 36 bytes in 1 blocks are still reachable in loss record 55 of 187 <text:s text:c="46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208B64: QString::fromLatin1(QByteArrayView) (in /usr/lib/x86_64-linux-gnu/libQt6Core.so.6.2.4) <text:s text:c="8"/>==930== <text:s text:c="3"/>by 0x5CDEBA6: ??? (in /usr/lib/x86_64-linux-gnu/libQt6Gui.so.6.2.4) <text:s text:c="41"/>==930== <text:s text:c="3"/>by 0x5A93949: ??? (in /usr/lib/x86_64-linux-gnu/libQt6Gui.so.6.2.4) <text:s text:c="41"/>==930== <text:s text:c="3"/>by 0x400647D: call_init.part.0 (dl-init.c:70) <text:s text:c="63"/><text:soft-page-break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36 bytes in 1 blocks are still reachable in loss record 56 of 187 <text:s text:c="46"/>==930== <text:s text:c="3"/>at 0x4848899: malloc (in /usr/libexec/valgrind/vgpreload_memcheck-amd64-linux.so)</text:p>
      <text:p text:style-name="Standard"><text:s text:c="28"/>==930== <text:s text:c="3"/>by 0x522AC53: QArrayData::allocate(QArrayData**, long long, long long, long long, QArrayData::AllocationOption) (in /usr/lib/x86_64-linux-gnu/libQt6Core.so.6.2.4) <text:s text:c="66"/>==930== <text:s text:c="3"/>by 0x5208B64: QString::fromLatin1(QByteArrayView) (in /usr/lib/x86_64-linux-gnu/libQt6Core.so.6.2.4) <text:s text:c="8"/>==930== <text:s text:c="3"/>by 0x5CDEBA6: ??? (in /usr/lib/x86_64-linux-gnu/libQt6Gui.so.6.2.4) <text:s text:c="41"/>==930== <text:s text:c="3"/>by 0x5A93ABA: ??? (in /usr/lib/x86_64-linux-gnu/libQt6Gui.so.6.2.4) <text:s text:c="41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36 bytes in 1 blocks are still reachable in loss record 57 of 187 <text:s text:c="46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208B64: QString::fromLatin1(QByteArrayView) (in /usr/lib/x86_64-linux-gnu/libQt6Core.so.6.2.4) <text:s text:c="8"/>==930== <text:s text:c="3"/>by 0x5CDEBA6: ??? (in /usr/lib/x86_64-linux-gnu/libQt6Gui.so.6.2.4) <text:s text:c="41"/>==930== <text:s text:c="3"/>by 0x5A93B5E: ??? (in /usr/lib/x86_64-linux-gnu/libQt6Gui.so.6.2.4) <text:s text:c="41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36 bytes in 1 blocks are still reachable in loss record 58 of 187 <text:s text:c="46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208B64: QString::fromLatin1(QByteArrayView) (in /usr/lib/x86_64-linux-gnu/libQt6Core.so.6.2.4) <text:s text:c="8"/>==930== <text:s text:c="3"/>by 0x5CDEBA6: ??? (in /usr/lib/x86_64-linux-gnu/libQt6Gui.so.6.2.4) <text:s text:c="41"/>==930== <text:s text:c="3"/>by 0x5A93C2B: ??? (in /usr/lib/x86_64-linux-gnu/libQt6Gui.so.6.2.4) <text:s text:c="41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37 bytes in 1 blocks are still reachable in loss record 59 of 187 <text:s text:c="46"/>==930== <text:s text:c="3"/>at 0x4848899: malloc (in /usr/libexec/valgrind/vgpreload_memcheck-amd64-linux.so) <text:s text:c="27"/>==930== <text:s text:c="3"/>by 0x57805DE: set_binding_values.part.0 (bindtextdom.c:203) <text:s text:c="49"/>==930== <text:s text:c="3"/>by 0x578089B: set_binding_values (bindtextdom.c:322) <text:s text:c="56"/>==930== <text:s text:c="3"/>by 0x578089B: bindtextdomain (bindtextdom.c:320) <text:s text:c="60"/>==930== <text:s text:c="3"/>by 0x902EA8A: gpg_err_init (in /usr/lib/x86_64-linux-gnu/libgpg-error.so.0.32.1) <text:s text:c="28"/>==930== <text:s text:c="3"/>by 0x400647D: call_init.part.0 (dl-init.c:70) <text:s text:c="63"/>==930== <text:s text:c="3"/>by 0x4006567: call_init (dl-init.c:33) <text:s text:c="70"/>==930== <text:s text:c="3"/>by 0x4006567: _dl_init (dl-init.c:117) <text:s text:c="70"/><text:soft-page-break/>==930== <text:s text:c="3"/>by 0x40202E9: ??? (in /usr/lib/x86_64-linux-gnu/ld-linux-x86-64.so.2) <text:s text:c="39"/>==930== <text:s text:c="112"/>==930== 38 bytes in 1 blocks are still reachable in loss record 60 of 187 <text:s text:c="46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208B64: QString::fromLatin1(QByteArrayView) (in /usr/lib/x86_64-linux-gnu/libQt6Core.so.6.2.4) <text:s text:c="8"/>==930== <text:s text:c="3"/>by 0x5CDEBA6: ??? (in /usr/lib/x86_64-linux-gnu/libQt6Gui.so.6.2.4) <text:s text:c="41"/>==930== <text:s text:c="3"/>by 0x5A938F7: ??? (in /usr/lib/x86_64-linux-gnu/libQt6Gui.so.6.2.4) <text:s text:c="41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38 bytes in 1 blocks are still reachable in loss record 61 of 187 <text:s text:c="46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208B64: QString::fromLatin1(QByteArrayView) (in /usr/lib/x86_64-linux-gnu/libQt6Core.so.6.2.4) <text:s text:c="8"/>==930== <text:s text:c="3"/>by 0x5CDEBA6: ??? (in /usr/lib/x86_64-linux-gnu/libQt6Gui.so.6.2.4) <text:s text:c="41"/>==930== <text:s text:c="3"/>by 0x5A93AE3: ??? (in /usr/lib/x86_64-linux-gnu/libQt6Gui.so.6.2.4) <text:s text:c="41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38 bytes in 1 blocks are still reachable in loss record 62 of 187 <text:s text:c="46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208B64: QString::fromLatin1(QByteArrayView) (in /usr/lib/x86_64-linux-gnu/libQt6Core.so.6.2.4) <text:s text:c="8"/>==930== <text:s text:c="3"/>by 0x5B5F12F: QPlatformIntegrationFactory::keys(QString const&amp;) (in /usr/lib/x86_64-linux-gnu/libQt6Gui.so.6.2.4) <text:s text:c="115"/>==930== <text:s text:c="3"/>by 0x5B3367F: QGuiApplicationPrivate::createPlatformIntegration() (in /usr/lib/x86_64-linux-gnu/libQt6Gui.so.6.2.4) <text:s text:c="113"/>==930== <text:s text:c="3"/>by 0x5B356D7: QGuiApplicationPrivate::createEventDispatcher() (in /usr/lib/x86_64-linux-gnu/libQt6Gui.so.6.2.4) <text:s text:c="117"/>==930== <text:s text:c="3"/>by 0x5127066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</text:p>
      <text:p text:style-name="Standard"><text:s/>(in /usr/lib/x86_64-linux-gnu/libQt6Widgets.so.6.2.4) <text:s text:c="13"/>==930== <text:s text:c="3"/>by 0x10B23F: main (in /home/rrunix/QT_QT6p4/build-TestOnlyQt-Clone_of_Desktop_Linux_OK-Release/TestOnlyQt) <text:s text:c="2"/>==930== <text:s text:c="112"/>==930== 39 bytes in 1 blocks are still reachable in loss record 63 of 187 <text:s text:c="46"/>==930== <text:s text:c="3"/>at 0x4848899: malloc (in /usr/libexec/valgrind/vgpreload_memcheck-amd64-linux.so) <text:s text:c="27"/>==930== <text:s text:c="3"/>by 0x40271FF: malloc (rtld-malloc.h:56) <text:s text:c="69"/>==930== <text:s text:c="3"/>by 0x40271FF: strdup (strdup.c:42) <text:s text:c="74"/>==930== <text:s text:c="3"/>by 0x4016A66: _dl_load_cache_lookup (dl-cache.c:527) <text:s text:c="56"/><text:soft-page-break/>==930== <text:s text:c="3"/>by 0x400A981: _dl_map_object (dl-load.c:2193) <text:s text:c="63"/>==930== <text:s text:c="3"/>by 0x4003494: openaux (dl-deps.c:64) <text:s text:c="72"/>==930== <text:s text:c="3"/>by 0x58BAC27: _dl_catch_exception (dl-error-skeleton.c:208) <text:s text:c="49"/>==930== <text:s text:c="3"/>by 0x4003C7B: _dl_map_object_deps (dl-deps.c:248) <text:s text:c="59"/>==930== <text:s text:c="3"/>by 0x400EA0E: dl_open_worker_begin (dl-open.c:592) <text:s text:c="58"/>==930== <text:s text:c="3"/>by 0x58BAC27: _dl_catch_exception (dl-error-skeleton.c:208) <text:s text:c="49"/>==930== <text:s text:c="3"/>by 0x400DF99: dl_open_worker (dl-open.c:782) <text:s text:c="64"/>==930== <text:s text:c="3"/>by 0x58BAC27: _dl_catch_exception (dl-error-skeleton.c:208) <text:s text:c="49"/>==930== <text:s text:c="3"/>by 0x400E34D: _dl_open (dl-open.c:883) <text:s text:c="70"/>==930== <text:s text:c="112"/>==930== 40 bytes in 1 blocks are still reachable in loss record 64 of 187 <text:s text:c="46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208B64: QString::fromLatin1(QByteArrayView) (in /usr/lib/x86_64-linux-gnu/libQt6Core.so.6.2.4) <text:s text:c="8"/>==930== <text:s text:c="3"/>by 0x5CDEBA6: ??? (in /usr/lib/x86_64-linux-gnu/libQt6Gui.so.6.2.4) <text:s text:c="41"/>==930== <text:s text:c="3"/>by 0x5A938CE: ??? (in /usr/lib/x86_64-linux-gnu/libQt6Gui.so.6.2.4) <text:s text:c="41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40 bytes in 1 blocks are still reachable in loss record 65 of 187 <text:s text:c="46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208B64: QString::fromLatin1(QByteArrayView) (in /usr/lib/x86_64-linux-gnu/libQt6Core.so.6.2.4) <text:s text:c="8"/>==930== <text:s text:c="3"/>by 0x5CDEBA6: ??? (in /usr/lib/x86_64-linux-gnu/libQt6Gui.so.6.2.4) <text:s text:c="41"/>==930== <text:s text:c="3"/>by 0x5A93972: ??? (in /usr/lib/x86_64-linux-gnu/libQt6Gui.so.6.2.4) <text:s text:c="41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40 bytes in 1 blocks are still reachable in loss record 66 of 187 <text:s text:c="46"/>==930== <text:s text:c="3"/>at 0x4849013: operator new(unsigned long) (in /usr/libexec/valgrind/vgpreload_memcheck-amd64-linux.so) <text:s text:c="6"/>==930== <text:s text:c="3"/>by 0x50D26A9: qRegisterResourceData(int, unsigned char const*, unsigned char const*, unsigned char const*) (in /usr/lib/x86_64-linux-gnu/libQt6Core.so.6.2.4) <text:s text:c="71"/>==930== <text:s text:c="3"/>by 0x5DC8566: ??? (in /usr/lib/x86_64-linux-gnu/libQt6Gui.so.6.2.4) <text:s text:c="41"/>==930== <text:s text:c="3"/>by 0x5A93C8C: ??? (in /usr/lib/x86_64-linux-gnu/libQt6Gui.so.6.2.4) <text:s text:c="41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40 bytes in 1 blocks are still reachable in loss record 67 of 187 <text:s text:c="46"/>==930== <text:s text:c="3"/>at 0x4849013: operator new(unsigned long) (in /usr/libexec/valgrind/vgpreload_memcheck-amd64-linux.so) <text:s text:c="6"/>==930== <text:s text:c="3"/>by 0x50D26A9: qRegisterResourceData(int, unsigned char const*, unsigned char const*, unsigned char const*) (in /usr/lib/x86_64-linux-gnu/libQt6Core.so.6.2.4) <text:s text:c="71"/>==930== <text:s text:c="3"/>by 0x4ADEB96: ??? (in /usr/lib/x86_64-linux-gnu/libQt6Widgets.so.6.2.4) <text:s text:c="37"/><text:soft-page-break/>==930== <text:s text:c="3"/>by 0x49E31AC: ??? (in /usr/lib/x86_64-linux-gnu/libQt6Widgets.so.6.2.4) <text:s text:c="37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40 bytes in 1 blocks are still reachable in loss record 68 of 187 <text:s text:c="46"/>==930== <text:s text:c="3"/>at 0x4849013: operator new(unsigned long) (in /usr/libexec/valgrind/vgpreload_memcheck-amd64-linux.so) <text:s text:c="6"/>==930== <text:s text:c="3"/>by 0x50D26A9: qRegisterResourceData(int, unsigned char const*, unsigned char const*, unsigned char const*) (in /usr/lib/x86_64-linux-gnu/libQt6Core.so.6.2.4) <text:s text:c="71"/>==930== <text:s text:c="3"/>by 0x4ADEC46: ??? (in /usr/lib/x86_64-linux-gnu/libQt6Widgets.so.6.2.4) <text:s text:c="37"/>==930== <text:s text:c="3"/>by 0x49E31DC: ??? (in /usr/lib/x86_64-linux-gnu/libQt6Widgets.so.6.2.4) <text:s text:c="37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40 bytes in 1 blocks are still reachable in loss record 69 of 187 <text:s text:c="46"/>==930== <text:s text:c="3"/>at 0x4849013: operator new(unsigned long) (in /usr/libexec/valgrind/vgpreload_memcheck-amd64-linux.so) <text:s text:c="6"/>==930== <text:s text:c="3"/>by 0x50D26A9: qRegisterResourceData(int, unsigned char const*, unsigned char const*, unsigned char const*) (in /usr/lib/x86_64-linux-gnu/libQt6Core.so.6.2.4) <text:s text:c="71"/>==930== <text:s text:c="3"/>by 0x4C7FFE6: ??? (in /usr/lib/x86_64-linux-gnu/libQt6Widgets.so.6.2.4) <text:s text:c="37"/>==930== <text:s text:c="3"/>by 0x49E320C: ??? (in /usr/lib/x86_64-linux-gnu/libQt6Widgets.so.6.2.4) <text:s text:c="37"/>==930== <text:s text:c="3"/>by 0x400647D: call_init.part.0 (dl-init.c:70) <text:s text:c="63"/>==930== <text:s text:c="3"/>by 0x4006567: call_init (dl-init.c:33) <text:s text:c="62"/></text:p>
      <text:p text:style-name="Standard"><text:s text:c="8"/>==930== <text:s text:c="3"/>by 0x4006567: _dl_init (dl-init.c:117) <text:s text:c="70"/>==930== <text:s text:c="3"/>by 0x40202E9: ??? (in /usr/lib/x86_64-linux-gnu/ld-linux-x86-64.so.2) <text:s text:c="39"/>==930== <text:s text:c="112"/>==930== 40 bytes in 1 blocks are still reachable in loss record 70 of 187 <text:s text:c="46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204BF8: QString::QString(long long, Qt::Initialization) (in /usr/lib/x86_64-linux-gnu/libQt6Core.so.6.2.4) <text:s text:c="116"/>==930== <text:s text:c="3"/>by 0x52085AD: QString::fromLocal8Bit(QByteArrayView) (in /usr/lib/x86_64-linux-gnu/libQt6Core.so.6.2.4) <text:s text:c="5"/>==930== <text:s text:c="3"/>by 0x5121D62: QCoreApplicationPrivate::appName() const (in /usr/lib/x86_64-linux-gnu/libQt6Core.so.6.2.4) <text:s text:c="3"/>==930== <text:s text:c="3"/>by 0x51267E6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3"/>by 0x10B23F: main (in /home/rrunix/QT_QT6p4/build-TestOnlyQt-Clone_of_Desktop_Linux_OK-Release/TestOnlyQt) <text:s text:c="2"/>==930== <text:s text:c="112"/>==930== 40 bytes in 1 blocks are still reachable in loss record 71 of 187 <text:s text:c="46"/>==930== <text:s text:c="3"/>at 0x4849013: operator new(unsigned long) (in /usr/libexec/valgrind/vgpreload_memcheck-amd64-linux.so) <text:s text:c="6"/>==930== <text:s text:c="3"/>by 0x94EF2DA: ??? (in /usr/lib/x86_64-linux-gnu/libQt6XcbQpa.so.6.2.4) <text:s text:c="38"/>==930== <text:s text:c="3"/>by 0x94EF5CD: ??? (in /usr/lib/x86_64-linux-gnu/libQt6XcbQpa.so.6.2.4) <text:s text:c="38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58BAC84: _dl_catch_exception (dl-error-skeleton.c:182) <text:s text:c="49"/><text:soft-page-break/>==930== <text:s text:c="3"/>by 0x400DFF5: dl_open_worker (dl-open.c:808) <text:s text:c="64"/>==930== <text:s text:c="3"/>by 0x400DFF5: dl_open_worker (dl-open.c:771) <text:s text:c="64"/>==930== <text:s text:c="3"/>by 0x58BAC27: _dl_catch_exception (dl-error-skeleton.c:208) <text:s text:c="49"/>==930== <text:s text:c="3"/>by 0x400E34D: _dl_open (dl-open.c:883) <text:s text:c="70"/>==930== <text:s text:c="3"/>by 0x57D66BB: dlopen_doit (dlopen.c:56) <text:s text:c="69"/>==930== <text:s text:c="3"/>by 0x58BAC27: _dl_catch_exception (dl-error-skeleton.c:208) <text:s text:c="49"/>==930== <text:s text:c="3"/>by 0x58BACF2: _dl_catch_error (dl-error-skeleton.c:227) <text:s text:c="53"/>==930== <text:s text:c="112"/>==930== 40 bytes in 1 blocks are still reachable in loss record 72 of 187 <text:s text:c="46"/>==930== <text:s text:c="3"/>at 0x4849013: operator new(unsigned long) (in /usr/libexec/valgrind/vgpreload_memcheck-amd64-linux.so) <text:s text:c="6"/>==930== <text:s text:c="3"/>by 0x94EF2DA: ??? (in /usr/lib/x86_64-linux-gnu/libQt6XcbQpa.so.6.2.4) <text:s text:c="38"/>==930== <text:s text:c="3"/>by 0x94EF61C: ??? (in /usr/lib/x86_64-linux-gnu/libQt6XcbQpa.so.6.2.4) <text:s text:c="38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58BAC84: _dl_catch_exception (dl-error-skeleton.c:182) <text:s text:c="49"/>==930== <text:s text:c="3"/>by 0x400DFF5: dl_open_worker (dl-open.c:808) <text:s text:c="64"/>==930== <text:s text:c="3"/>by 0x400DFF5: dl_open_worker (dl-open.c:771) <text:s text:c="64"/>==930== <text:s text:c="3"/>by 0x58BAC27: _dl_catch_exception (dl-error-skeleton.c:208) <text:s text:c="49"/>==930== <text:s text:c="3"/>by 0x400E34D: _dl_open (dl-open.c:883) <text:s text:c="70"/>==930== <text:s text:c="3"/>by 0x57D66BB: dlopen_doit (dlopen.c:56) <text:s text:c="69"/>==930== <text:s text:c="3"/>by 0x58BAC27: _dl_catch_exception (dl-error-skeleton.c:208) <text:s text:c="49"/>==930== <text:s text:c="3"/>by 0x58BACF2: _dl_catch_error (dl-error-skeleton.c:227) <text:s text:c="53"/>==930== <text:s text:c="112"/>==930== 40 bytes in 1 blocks are still reachable in loss record 73 of 187 <text:s text:c="46"/>==930== <text:s text:c="3"/>at 0x4849013: operator new(unsigned long) (in /usr/libexec/valgrind/vgpreload_memcheck-amd64-linux.so) <text:s text:c="6"/>==930== <text:s text:c="3"/>by 0x94EF2DA: ??? (in /usr/lib/x86_64-linux-gnu/libQt6XcbQpa.so.6.2.4) <text:s text:c="38"/>==930== <text:s text:c="3"/>by 0x94EF6AE: ??? (in /usr/lib/x86_64-linux-gnu/libQt6XcbQpa.so.6.2.4) <text:s text:c="38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58BAC84: _dl_catch_exception (dl-error-skeleton.c:182) <text:s text:c="49"/>==930== <text:s text:c="3"/>by 0x400DFF5: dl_open_worker (dl-open.c:808) <text:s text:c="64"/>==930== <text:s text:c="3"/>by 0x400DFF5: dl_open_worker (dl-open.c:771) <text:s text:c="64"/>==930== <text:s text:c="3"/>by 0x58BAC27: _dl_catch_exception (dl-error-skeleton.c:208) <text:s text:c="49"/>==930== <text:s text:c="3"/>by 0x400E34D: _dl_open (dl-open.c:883) <text:s text:c="70"/>==930== <text:s text:c="3"/>by 0x57D66BB: dlopen_doit (dlopen.c:56) <text:s text:c="69"/>==930== <text:s text:c="3"/>by 0x58BAC27: _dl_catch_exception (dl-error-skeleton.c:208) <text:s text:c="49"/>==930== <text:s text:c="3"/>by 0x58BACF2: _dl_catch_error (dl-error-skeleton.c:227) <text:s text:c="53"/>==930== <text:s text:c="112"/>==930== 40 bytes in 1 blocks are still reachable in loss record 74 of 187 <text:s text:c="46"/>==930== <text:s text:c="3"/>at 0x4849013: operator new(unsigned long) (in /usr/libexec/valgrind/vgpreload_memcheck-amd64-linux.so) <text:s text:c="6"/>==930== <text:s text:c="3"/>by 0x94EF2DA: ??? (in /usr/lib/x86_64-linux-gnu/libQt6XcbQpa.so.6.2.4) <text:s text:c="38"/>==930== <text:s text:c="3"/>by 0x94EF6FD: ??? (in /usr/lib/x86_64-linux-gnu/libQt6XcbQpa.so.6.2.4) <text:s text:c="38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58BAC84: _dl_catch_exception (dl-error-skeleton.c:182) <text:s text:c="49"/>==930== <text:s text:c="3"/>by 0x400DFF5: dl_open_worker (dl-open.c:808) <text:s text:c="64"/>==930== <text:s text:c="3"/>by 0x400DFF5: dl_open_worker (dl-open.c:771) <text:s text:c="64"/>==930== <text:s text:c="3"/>by 0x58BAC27: _dl_catch_exception (dl-error-skeleton.c:208) <text:s text:c="49"/>==930== <text:s text:c="3"/>by 0x400E34D: _dl_open (dl-open.c:883) <text:s text:c="70"/><text:soft-page-break/>==930== <text:s text:c="3"/>by 0x57D66BB: dlopen_doit (dlopen.c:56) <text:s text:c="69"/>==930== <text:s text:c="3"/>by 0x58BAC27: _dl_catch_exception (dl-error-skeleton.c:208) <text:s text:c="49"/>==930== <text:s text:c="3"/>by 0x58BACF2: _dl_catch_error (dl-error-skeleton.c:227) <text:s text:c="53"/>==930== <text:s text:c="112"/>==930== 40 bytes in 1 blocks are still reachable in loss record 75 of 187 <text:s text:c="46"/>==930== <text:s text:c="3"/>at 0x4849013: operator new(unsigned long) (in /usr/libexec/valgrind/vgpreload_memcheck-amd64-linux.so) <text:s text:c="6"/>==930== <text:s text:c="3"/>by 0x94EF2DA: ??? (in /usr/lib/x86_64-linux-gnu/libQt6XcbQpa.so.6.2.4)</text:p>
      <text:p text:style-name="Standard"><text:s text:c="39"/>==930== <text:s text:c="3"/>by 0x94EF74C: ??? (in /usr/lib/x86_64-linux-gnu/libQt6XcbQpa.so.6.2.4) <text:s text:c="38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58BAC84: _dl_catch_exception (dl-error-skeleton.c:182) <text:s text:c="49"/>==930== <text:s text:c="3"/>by 0x400DFF5: dl_open_worker (dl-open.c:808) <text:s text:c="64"/>==930== <text:s text:c="3"/>by 0x400DFF5: dl_open_worker (dl-open.c:771) <text:s text:c="64"/>==930== <text:s text:c="3"/>by 0x58BAC27: _dl_catch_exception (dl-error-skeleton.c:208) <text:s text:c="49"/>==930== <text:s text:c="3"/>by 0x400E34D: _dl_open (dl-open.c:883) <text:s text:c="70"/>==930== <text:s text:c="3"/>by 0x57D66BB: dlopen_doit (dlopen.c:56) <text:s text:c="69"/>==930== <text:s text:c="3"/>by 0x58BAC27: _dl_catch_exception (dl-error-skeleton.c:208) <text:s text:c="49"/>==930== <text:s text:c="3"/>by 0x58BACF2: _dl_catch_error (dl-error-skeleton.c:227) <text:s text:c="53"/>==930== <text:s text:c="112"/>==930== 40 bytes in 1 blocks are still reachable in loss record 76 of 187 <text:s text:c="46"/>==930== <text:s text:c="3"/>at 0x4849013: operator new(unsigned long) (in /usr/libexec/valgrind/vgpreload_memcheck-amd64-linux.so) <text:s text:c="6"/>==930== <text:s text:c="3"/>by 0x94EF2DA: ??? (in /usr/lib/x86_64-linux-gnu/libQt6XcbQpa.so.6.2.4) <text:s text:c="38"/>==930== <text:s text:c="3"/>by 0x94EF79B: ??? (in /usr/lib/x86_64-linux-gnu/libQt6XcbQpa.so.6.2.4) <text:s text:c="38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58BAC84: _dl_catch_exception (dl-error-skeleton.c:182) <text:s text:c="49"/>==930== <text:s text:c="3"/>by 0x400DFF5: dl_open_worker (dl-open.c:808) <text:s text:c="64"/>==930== <text:s text:c="3"/>by 0x400DFF5: dl_open_worker (dl-open.c:771) <text:s text:c="64"/>==930== <text:s text:c="3"/>by 0x58BAC27: _dl_catch_exception (dl-error-skeleton.c:208) <text:s text:c="49"/>==930== <text:s text:c="3"/>by 0x400E34D: _dl_open (dl-open.c:883) <text:s text:c="70"/>==930== <text:s text:c="3"/>by 0x57D66BB: dlopen_doit (dlopen.c:56) <text:s text:c="69"/>==930== <text:s text:c="3"/>by 0x58BAC27: _dl_catch_exception (dl-error-skeleton.c:208) <text:s text:c="49"/>==930== <text:s text:c="3"/>by 0x58BACF2: _dl_catch_error (dl-error-skeleton.c:227) <text:s text:c="53"/>==930== <text:s text:c="112"/>==930== 40 bytes in 1 blocks are still reachable in loss record 77 of 187 <text:s text:c="46"/>==930== <text:s text:c="3"/>at 0x4849013: operator new(unsigned long) (in /usr/libexec/valgrind/vgpreload_memcheck-amd64-linux.so) <text:s text:c="6"/>==930== <text:s text:c="3"/>by 0x51600EC: ??? (in /usr/lib/x86_64-linux-gnu/libQt6Core.so.6.2.4) <text:s text:c="40"/>==930== <text:s text:c="3"/>by 0x5160200: ??? (in /usr/lib/x86_64-linux-gnu/libQt6Core.so.6.2.4) <text:s text:c="40"/>==930== <text:s text:c="3"/>by 0x5145F8E: QMetaType::idHelper() const (in /usr/lib/x86_64-linux-gnu/libQt6Core.so.6.2.4) <text:s text:c="16"/>==930== <text:s text:c="3"/>by 0x951EF84: QXcbIntegration::QXcbIntegration(QList&lt;QString&gt; const&amp;, int&amp;, char**) (in /usr/lib/x86_64-linux-gnu/libQt6XcbQpa.so.6.2.4) <text:s text:c="92"/>==930== <text:s text:c="3"/>by 0x94BE512: ??? (in /usr/lib/x86_64-linux-gnu/qt6/plugins/platforms/libqxcb.so) <text:s text:c="27"/>==930== <text:s text:c="3"/>by 0x5B5E69F: QPlatformIntegrationFactory::create(QString const&amp;, QList&lt;QString&gt; const&amp;, int&amp;, char**, QString const&amp;) (in /usr/lib/x86_64-linux-gnu/libQt6Gui.so.6.2.4) <text:s text:c="60"/>==930== <text:s text:c="3"/>by 0x5B33950: QGuiApplicationPrivate::createPlatformIntegration() (in /usr/lib/x86_64-linux-gnu/libQt6Gui.so.6.2.4) <text:s text:c="113"/>==930== <text:s text:c="3"/>by 0x5B356D7: QGuiApplicationPrivate::createEventDispatcher() (in /usr/lib/x86_64-linux-gnu/libQt6Gui.so.6.2.4) <text:s text:c="117"/><text:soft-page-break/>==930== <text:s text:c="3"/>by 0x5127066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112"/>==930== 40 bytes in 1 blocks are still reachable in loss record 78 of 187 <text:s text:c="46"/>==930== <text:s text:c="3"/>at 0x4848899: malloc (in /usr/libexec/valgrind/vgpreload_memcheck-amd64-linux.so) <text:s text:c="27"/>==930== <text:s text:c="3"/>by 0x6A78809: XInitThreads (in /usr/lib/x86_64-linux-gnu/libX11.so.6.4.0) <text:s text:c="35"/>==930== <text:s text:c="3"/>by 0x951EF89: QXcbIntegration::QXcbIntegration(QList&lt;QString&gt; const&amp;, int&amp;, char**) (in /usr/lib/x86_64-linux-gnu/libQt6XcbQpa.so.6.2.4) <text:s text:c="92"/>==930== <text:s text:c="3"/>by 0x94BE512: ??? (in /usr/lib/x86_64-linux-gnu/qt6/plugins/platforms/libqxcb.so) <text:s text:c="27"/>==930== <text:s text:c="3"/>by 0x5B5E69F: QPlatformIntegrationFactory::create(QString const&amp;, QList&lt;QString&gt; const&amp;, int&amp;, char**, QString const&amp;) (in /usr/lib/x86_64-linux-gnu/libQt6Gui.so.6.2.4) <text:s text:c="60"/>==930== <text:s text:c="3"/>by 0x5B33950: QGuiApplicationPrivate::createPlatformIntegration() (in /usr/lib/x86_64-linux-gnu/libQt6Gui.so.6.2.4) <text:s text:c="113"/>==930== <text:s text:c="3"/>by 0x5B356D7: QGuiApplicationPrivate::createEventDispatcher() (in /usr/lib/x86_64-linux-gnu/libQt6Gui.so.6.2.4) <text:s text:c="117"/>==930== <text:s text:c="3"/>by 0x5127066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3"/>by 0x10B23F: main (in /home/rrunix/QT_QT6p4/build-TestOnlyQt-Clone_of_Desktop_Linux_OK-Release/TestOnlyQt) <text:s text:c="2"/>==930== <text:s text:c="112"/>==930== 40 bytes in 1 blocks are still reachable in loss record 79 of 187 <text:s text:c="46"/>==930== <text:s text:c="3"/>at 0x4848899: malloc (in /usr/libexec/valgrind/vgpreload_memcheck-amd64-linux.so) <text:s text:c="27"/>==930== <text:s text:c="3"/>by 0x6A78826: XInitThreads (in /usr/lib/x86_64-linux-gnu/libX11.so.6.4.0) <text:s text:c="35"/>==930== <text:s text:c="3"/>by 0x951EF89: QXcbIntegration::QXcbIntegration(QList&lt;QString&gt; const&amp;, int&amp;, char**) (in /usr/lib/x86_64-linux-gnu/libQt6XcbQpa.so.6.2.4) <text:s text:c="92"/>==930== <text:s text:c="3"/>by 0x94BE512: ??? (in /usr/lib/x86_64-linux-gnu/qt6/plugins/platforms/libqxcb.so) <text:s text:c="27"/>==930== <text:s text:c="3"/>by 0x5B5E69F: QPlatformIntegrationFactory::create(QString const&amp;, QList&lt;QString&gt; const&amp;, int&amp;, char**, QString const&amp;) (in /usr/lib/x86_64-linux-gnu/libQt6Gui.so.6.2.4) <text:s text:c="60"/>==930== <text:s text:c="3"/>by 0x5B33950: QGuiApplicationPrivate::createPlatformIntegration() (in /usr/lib/x86_64-linux-gnu/libQt6Gui.so.6.2.4) <text:s text:c="113"/>==930== <text:s text:c="3"/>by 0x5B356D7: QGuiApplicationPrivate::createEventDispatcher() (in /usr/lib/x86_64-linux-gnu/libQt6Gui.so.6.2.4) <text:s text:c="117"/>==930== <text:s text:c="3"/>by 0x5127066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3"/>by 0x10B23F: main (in /home/rrunix/QT_QT6p4/build-TestOnlyQt-Clone_of_Desktop_Linux_OK-Release/TestOnlyQt) <text:s text:c="2"/>==930== <text:s text:c="112"/>==930== 40 bytes in 1 blocks are still reachable in loss record 80 of 187 <text:s text:c="46"/>==930== <text:s text:c="3"/>at 0x4848899:</text:p>
      <text:p text:style-name="Standard"><text:s/>malloc (in /usr/libexec/valgrind/vgpreload_memcheck-amd64-linux.so) <text:s text:c="27"/>==930== <text:s text:c="3"/>by 0x6A78843: XInitThreads (in /usr/lib/x86_64-linux-gnu/libX11.so.6.4.0) <text:s text:c="35"/>==930== <text:s text:c="3"/>by 0x951EF89: QXcbIntegration::QXcbIntegration(QList&lt;QString&gt; const&amp;, int&amp;, char**) (in /usr/lib/x86_64-linux-gnu/libQt6XcbQpa.so.6.2.4) <text:s text:c="92"/>==930== <text:s text:c="3"/>by 0x94BE512: ??? (in /usr/lib/x86_64-linux-gnu/qt6/plugins/platforms/libqxcb.so) <text:s text:c="27"/>==930== <text:s text:c="3"/>by 0x5B5E69F: QPlatformIntegrationFactory::create(QString const&amp;, QList&lt;QString&gt; const&amp;, int&amp;, char**, QString const&amp;) (in /usr/lib/x86_64-linux-gnu/libQt6Gui.so.6.2.4) <text:s text:c="60"/>==930== <text:s text:c="3"/>by 0x5B33950: QGuiApplicationPrivate::createPlatformIntegration() (in /usr/lib/x86_64-linux-gnu/libQt6Gui.so.6.2.4) <text:s text:c="113"/><text:soft-page-break/>==930== <text:s text:c="3"/>by 0x5B356D7: QGuiApplicationPrivate::createEventDispatcher() (in /usr/lib/x86_64-linux-gnu/libQt6Gui.so.6.2.4) <text:s text:c="117"/>==930== <text:s text:c="3"/>by 0x5127066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3"/>by 0x10B23F: main (in /home/rrunix/QT_QT6p4/build-TestOnlyQt-Clone_of_Desktop_Linux_OK-Release/TestOnlyQt) <text:s text:c="2"/>==930== <text:s text:c="112"/>==930== 40 bytes in 1 blocks are still reachable in loss record 81 of 187 <text:s text:c="46"/>==930== <text:s text:c="3"/>at 0x4849013: operator new(unsigned long) (in /usr/libexec/valgrind/vgpreload_memcheck-amd64-linux.so) <text:s text:c="6"/>==930== <text:s text:c="3"/>by 0x50CD20E: ??? (in /usr/lib/x86_64-linux-gnu/libQt6Core.so.6.2.4) <text:s text:c="40"/>==930== <text:s text:c="3"/>by 0x50CB5C7: ??? (in /usr/lib/x86_64-linux-gnu/libQt6Core.so.6.2.4) <text:s text:c="40"/>==930== <text:s text:c="3"/>by 0x95025CA: ??? (in /usr/lib/x86_64-linux-gnu/libQt6XcbQpa.so.6.2.4) <text:s text:c="38"/>==930== <text:s text:c="3"/>by 0x9503C2C: QXcbBasicConnection::QXcbBasicConnection(char const*) (in /usr/lib/x86_64-linux-gnu/libQt6XcbQpa.so.6.2.4) <text:s text:c="108"/>==930== <text:s text:c="3"/>by 0x94FE5E5: QXcbConnection::QXcbConnection(QXcbNativeInterface*, bool, unsigned int, char const*) (in /usr/lib/x86_64-linux-gnu/libQt6XcbQpa.so.6.2.4) <text:s text:c="76"/>==930== <text:s text:c="3"/>by 0x951F1CC: QXcbIntegration::QXcbIntegration(QList&lt;QString&gt; const&amp;, int&amp;, char**) (in /usr/lib/x86_64-linux-gnu/libQt6XcbQpa.so.6.2.4) <text:s text:c="92"/>==930== <text:s text:c="3"/>by 0x94BE512: ??? (in /usr/lib/x86_64-linux-gnu/qt6/plugins/platforms/libqxcb.so) <text:s text:c="27"/>==930== <text:s text:c="3"/>by 0x5B5E69F: QPlatformIntegrationFactory::create(QString const&amp;, QList&lt;QString&gt; const&amp;, int&amp;, char**, QString const&amp;) (in /usr/lib/x86_64-linux-gnu/libQt6Gui.so.6.2.4) <text:s text:c="60"/>==930== <text:s text:c="3"/>by 0x5B33950: QGuiApplicationPrivate::createPlatformIntegration() (in /usr/lib/x86_64-linux-gnu/libQt6Gui.so.6.2.4) <text:s text:c="113"/>==930== <text:s text:c="3"/>by 0x5B356D7: QGuiApplicationPrivate::createEventDispatcher() (in /usr/lib/x86_64-linux-gnu/libQt6Gui.so.6.2.4) <text:s text:c="117"/>==930== <text:s text:c="3"/>by 0x5127066: QCoreApplicationPrivate::init() (in /usr/lib/x86_64-linux-gnu/libQt6Core.so.6.2.4) <text:s text:c="12"/>==930== <text:s text:c="112"/>==930== 41 bytes in 1 blocks are still reachable in loss record 82 of 187 <text:s text:c="46"/>==930== <text:s text:c="3"/>at 0x4848899: malloc (in /usr/libexec/valgrind/vgpreload_memcheck-amd64-linux.so) <text:s text:c="27"/>==930== <text:s text:c="3"/>by 0x5783E4C: _nl_make_l10nflist (l10nflist.c:166) <text:s text:c="58"/>==930== <text:s text:c="3"/>by 0x578418F: _nl_make_l10nflist (l10nflist.c:295) <text:s text:c="58"/>==930== <text:s text:c="3"/>by 0x5784211: _nl_make_l10nflist (l10nflist.c:285) <text:s text:c="58"/>==930== <text:s text:c="3"/>by 0x5784211: _nl_make_l10nflist (l10nflist.c:285) <text:s text:c="58"/>==930== <text:s text:c="3"/>by 0x577D747: _nl_find_locale (findlocale.c:214) <text:s text:c="60"/>==930== <text:s text:c="3"/>by 0x577C856: setlocale (setlocale.c:337) <text:s text:c="67"/>==930== <text:s text:c="3"/>by 0x577C856: setlocale (setlocale.c:217) <text:s text:c="67"/>==930== <text:s text:c="3"/>by 0x5126035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3"/>by 0x10B23F: main (in /home/rrunix/QT_QT6p4/build-TestOnlyQt-Clone_of_Desktop_Linux_OK-Release/TestOnlyQt) <text:s text:c="2"/>==930== <text:s text:c="112"/>==930== 42 bytes in 1 blocks are still reachable in loss record 83 of 187 <text:s text:c="46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208B64: QString::fromLatin1(QByteArrayView) (in /usr/lib/x86_64-linux-gnu/libQt6Core.so.6.2.4) <text:s text:c="8"/>==930== <text:s text:c="3"/>by 0x5CDEBA6: ??? (in /usr/lib/x86_64-linux-gnu/libQt6Gui.so.6.2.4) <text:s text:c="41"/>==930== <text:s text:c="3"/>by 0x5A9399B: ??? (in /usr/lib/x86_64-linux-gnu/libQt6Gui.so.6.2.4) <text:s text:c="41"/>==930== <text:s text:c="3"/>by <text:soft-page-break/>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42 bytes in 1 blocks are still reachable in loss record 84 of 187 <text:s text:c="46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208B64: QString::fromLatin1(QByteArrayView) (in /usr/lib/x86_64-linux-gnu/libQt6Core.so.6.2.4) <text:s text:c="8"/>==930== <text:s text:c="3"/>by 0x5CDEBA6: ??? (in /usr/lib/x86_64-linux-gnu/libQt6Gui.so.6.2.4) <text:s text:c="41"/>==930== <text:s text:c="3"/>by 0x5A93B0C: ??? (in /usr/lib/x86_64-linux-gnu/libQt6Gui.so.6.2.4) <text:s text:c="41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44 bytes in 1 blocks are still reachable in loss record 85 of 187 <text:s text:c="46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208B64: QString::fromLatin1(QByteArrayView) (in /usr/lib/x86_64-linux-gnu/libQt6Core.so.6.2.4) <text:s text:c="8"/>==930== <text:s text:c="3"/>by 0x5CDEBA6: ??? (in /usr/lib/x86_64-linux-gnu/libQt6Gui.so.6.2.4) <text:s text:c="41"/>==930== <text:s text:c="3"/>by 0x5A939ED: ??? (in /usr/lib/x86_64-linux-gnu/libQt6Gui.so.6.2.4) <text:s text:c="41"/>==930== <text:s text:c="3"/>by 0x400647D: call_init.part.0 (dl-init.c:70) <text:s text:c="63"/>==930== <text:s text:c="3"/>by 0x4006567: call_init (dl-init.c:33) <text:s text:c="34"/></text:p>
      <text:p text:style-name="Standard"><text:s text:c="36"/>==930== <text:s text:c="3"/>by 0x4006567: _dl_init (dl-init.c:117) <text:s text:c="70"/>==930== <text:s text:c="3"/>by 0x40202E9: ??? (in /usr/lib/x86_64-linux-gnu/ld-linux-x86-64.so.2) <text:s text:c="39"/>==930== <text:s text:c="112"/>==930== 44 bytes in 1 blocks are still reachable in loss record 86 of 187 <text:s text:c="46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208B64: QString::fromLatin1(QByteArrayView) (in /usr/lib/x86_64-linux-gnu/libQt6Core.so.6.2.4) <text:s text:c="8"/>==930== <text:s text:c="3"/>by 0x5CDEBA6: ??? (in /usr/lib/x86_64-linux-gnu/libQt6Gui.so.6.2.4) <text:s text:c="41"/>==930== <text:s text:c="3"/>by 0x5A93A91: ??? (in /usr/lib/x86_64-linux-gnu/libQt6Gui.so.6.2.4) <text:s text:c="41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44 bytes in 1 blocks are still reachable in loss record 87 of 187 <text:s text:c="46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208B64: QString::fromLatin1(QByteArrayView) (in /usr/lib/x86_64-linux-gnu/libQt6Core.so.6.2.4) <text:s text:c="8"/>==930== <text:s text:c="3"/>by 0x5CDEBA6: ??? (in /usr/lib/x86_64-linux-gnu/libQt6Gui.so.6.2.4) <text:s text:c="41"/>==930== <text:s text:c="3"/>by 0x5A93BB0: ??? (in /usr/lib/x86_64-linux-gnu/libQt6Gui.so.6.2.4) <text:s text:c="41"/><text:soft-page-break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44 bytes in 1 blocks are still reachable in loss record 88 of 187 <text:s text:c="46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208B64: QString::fromLatin1(QByteArrayView) (in /usr/lib/x86_64-linux-gnu/libQt6Core.so.6.2.4) <text:s text:c="8"/>==930== <text:s text:c="3"/>by 0x5CDEBA6: ??? (in /usr/lib/x86_64-linux-gnu/libQt6Gui.so.6.2.4) <text:s text:c="41"/>==930== <text:s text:c="3"/>by 0x5A93C02: ??? (in /usr/lib/x86_64-linux-gnu/libQt6Gui.so.6.2.4) <text:s text:c="41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46 bytes in 1 blocks are still reachable in loss record 89 of 187 <text:s text:c="46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208B64: QString::fromLatin1(QByteArrayView) (in /usr/lib/x86_64-linux-gnu/libQt6Core.so.6.2.4) <text:s text:c="8"/>==930== <text:s text:c="3"/>by 0x5CDEBA6: ??? (in /usr/lib/x86_64-linux-gnu/libQt6Gui.so.6.2.4) <text:s text:c="41"/>==930== <text:s text:c="3"/>by 0x5A939C4: ??? (in /usr/lib/x86_64-linux-gnu/libQt6Gui.so.6.2.4) <text:s text:c="41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48 bytes in 1 blocks are still reachable in loss record 90 of 187 <text:s text:c="46"/>==930== <text:s text:c="3"/>at 0x484A2F3: operator new[](unsigned long) (in /usr/libexec/valgrind/vgpreload_memcheck-amd64-linux.so) <text:s text:c="4"/>==930== <text:s text:c="3"/>by 0x5094E63: ??? (in /usr/lib/x86_64-linux-gnu/libQt6Core.so.6.2.4) <text:s text:c="40"/>==930== <text:s text:c="3"/>by 0x509630A: ??? (in /usr/lib/x86_64-linux-gnu/libQt6Core.so.6.2.4) <text:s text:c="40"/>==930== <text:s text:c="3"/>by 0x5096785: qFormatLogMessage(QtMsgType, QMessageLogContext const&amp;, QString const&amp;) (in /usr/lib/x86_64-linux-gnu/libQt6Core.so.6.2.4) <text:s text:c="92"/>==930== <text:s text:c="3"/>by 0x50973FE: ??? (in /usr/lib/x86_64-linux-gnu/libQt6Core.so.6.2.4) <text:s text:c="40"/>==930== <text:s text:c="3"/>by 0x5093ACA: ??? (in /usr/lib/x86_64-linux-gnu/libQt6Core.so.6.2.4) <text:s text:c="40"/>==930== <text:s text:c="3"/>by 0x5093BE8: ??? (in /usr/lib/x86_64-linux-gnu/libQt6Core.so.6.2.4) <text:s text:c="40"/>==930== <text:s text:c="3"/>by 0x506FA80: QMessageLogger::warning(char const*, ...) const (in /usr/lib/x86_64-linux-gnu/libQt6Core.so.6.2.4) <text:s text:c="116"/>==930== <text:s text:c="3"/>by 0x94EEA97: ??? (in /usr/lib/x86_64-linux-gnu/libQt6XcbQpa.so.6.2.4) <text:s text:c="38"/>==930== <text:s text:c="3"/>by 0x94FE5E5: QXcbConnection::QXcbConnection(QXcbNativeInterface*, bool, unsigned int, char const*) (in /usr/lib/x86_64-linux-gnu/libQt6XcbQpa.so.6.2.4) <text:s text:c="76"/>==930== <text:s text:c="3"/>by 0x951F1CC: QXcbIntegration::QXcbIntegration(QList&lt;QString&gt; const&amp;, int&amp;, char**) (in /usr/lib/x86_64-linux-gnu/libQt6XcbQpa.so.6.2.4) <text:s text:c="92"/>==930== <text:s text:c="3"/>by 0x94BE512: ??? (in /usr/lib/x86_64-linux-gnu/qt6/plugins/platforms/libqxcb.so) <text:s text:c="27"/>==930== <text:s text:c="112"/>==930== 52 bytes in 1 blocks are still reachable in loss record 91 of 187 <text:s text:c="46"/>==930== <text:s text:c="3"/>at 0x4848899: malloc (in /usr/libexec/valgrind/vgpreload_memcheck-amd64-linux.so) <text:s text:c="27"/>==930== <text:s text:c="3"/>by 0x5783E4C: _nl_make_l10nflist (l10nflist.c:166) <text:s text:c="58"/><text:soft-page-break/>==930== <text:s text:c="3"/>by 0x578418F: _nl_make_l10nflist (l10nflist.c:295) <text:s text:c="58"/>==930== <text:s text:c="3"/>by 0x577D747: _nl_find_locale (findlocale.c:214) <text:s text:c="60"/>==930== <text:s text:c="3"/>by 0x577C856: setlocale (setlocale.c:337) <text:s text:c="67"/>==930== <text:s text:c="3"/>by 0x577C856: setlocale (setlocale.c:217) <text:s text:c="67"/>==930== <text:s text:c="3"/>by 0x5126035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3"/>by 0x10B23F: main (in /home/rrunix/QT_QT6p4/build-TestOnlyQt-Clone_of_Desktop_Linux_OK-Release/TestOnlyQt) <text:s text:c="2"/>==930== <text:s text:c="112"/>==930== 54 bytes in 1 blocks are still reachable in loss record 92 of 187 <text:s text:c="46"/>==930== <text:s text:c="3"/>at 0x4848899:</text:p>
      <text:p text:style-name="Standard"><text:s/>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208B64: QString::fromLatin1(QByteArrayView) (in /usr/lib/x86_64-linux-gnu/libQt6Core.so.6.2.4) <text:s text:c="8"/>==930== <text:s text:c="3"/>by 0x5CDEBA6: ??? (in /usr/lib/x86_64-linux-gnu/libQt6Gui.so.6.2.4) <text:s text:c="41"/>==930== <text:s text:c="3"/>by 0x5A93B87: ??? (in /usr/lib/x86_64-linux-gnu/libQt6Gui.so.6.2.4) <text:s text:c="41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56 bytes in 1 blocks are still reachable in loss record 93 of 187 <text:s text:c="46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208B64: QString::fromLatin1(QByteArrayView) (in /usr/lib/x86_64-linux-gnu/libQt6Core.so.6.2.4) <text:s text:c="8"/>==930== <text:s text:c="3"/>by 0x5CDEBA6: ??? (in /usr/lib/x86_64-linux-gnu/libQt6Gui.so.6.2.4) <text:s text:c="41"/>==930== <text:s text:c="3"/>by 0x5A93D83: ??? (in /usr/lib/x86_64-linux-gnu/libQt6Gui.so.6.2.4) <text:s text:c="41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56 bytes in 1 blocks are still reachable in loss record 94 of 187 <text:s text:c="46"/>==930== <text:s text:c="3"/>at 0x4848899: malloc (in /usr/libexec/valgrind/vgpreload_memcheck-amd64-linux.so) <text:s text:c="27"/>==930== <text:s text:c="3"/>by 0x5783FDC: _nl_make_l10nflist (l10nflist.c:242) <text:s text:c="58"/>==930== <text:s text:c="3"/>by 0x578418F: _nl_make_l10nflist (l10nflist.c:295) <text:s text:c="58"/>==930== <text:s text:c="3"/>by 0x5784211: _nl_make_l10nflist (l10nflist.c:285) <text:s text:c="58"/>==930== <text:s text:c="3"/>by 0x5784211: _nl_make_l10nflist (l10nflist.c:285) <text:s text:c="58"/>==930== <text:s text:c="3"/>by 0x577D747: _nl_find_locale (findlocale.c:214) <text:s text:c="60"/>==930== <text:s text:c="3"/>by 0x577C856: setlocale (setlocale.c:337) <text:s text:c="67"/>==930== <text:s text:c="3"/>by 0x577C856: setlocale (setlocale.c:217) <text:s text:c="67"/>==930== <text:s text:c="3"/>by 0x5126035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3"/>by 0x10B23F: main (in /home/rrunix/QT_QT6p4/build-TestOnlyQt-Clone_of_Desktop_Linux_OK-Release/TestOnlyQt) <text:s text:c="2"/>==930== <text:s text:c="112"/><text:soft-page-break/>==930== 56 bytes in 1 blocks are still reachable in loss record 95 of 187 <text:s text:c="46"/>==930== <text:s text:c="3"/>at 0x4849013: operator new(unsigned long) (in /usr/libexec/valgrind/vgpreload_memcheck-amd64-linux.so) <text:s text:c="6"/>==930== <text:s text:c="3"/>by 0x5346349: ??? (in /usr/lib/x86_64-linux-gnu/libQt6Core.so.6.2.4) <text:s text:c="40"/>==930== <text:s text:c="3"/>by 0x5346FDF: ??? (in /usr/lib/x86_64-linux-gnu/libQt6Core.so.6.2.4) <text:s text:c="40"/>==930== <text:s text:c="3"/>by 0x5196B8E: QFactoryLoader::update() (in /usr/lib/x86_64-linux-gnu/libQt6Core.so.6.2.4) <text:s text:c="19"/>==930== <text:s text:c="3"/>by 0x519821A: QFactoryLoader::QFactoryLoader(char const*, QString const&amp;, Qt::CaseSensitivity) (in /usr/lib/x86_64-linux-gnu/libQt6Core.so.6.2.4) <text:s text:c="83"/>==930== <text:s text:c="3"/>by 0x5B5F1A7: QPlatformIntegrationFactory::keys(QString const&amp;) (in /usr/lib/x86_64-linux-gnu/libQt6Gui.so.6.2.4) <text:s text:c="115"/>==930== <text:s text:c="3"/>by 0x5B3367F: QGuiApplicationPrivate::createPlatformIntegration() (in /usr/lib/x86_64-linux-gnu/libQt6Gui.so.6.2.4) <text:s text:c="113"/>==930== <text:s text:c="3"/>by 0x5B356D7: QGuiApplicationPrivate::createEventDispatcher() (in /usr/lib/x86_64-linux-gnu/libQt6Gui.so.6.2.4) <text:s text:c="117"/>==930== <text:s text:c="3"/>by 0x5127066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3"/>by 0x10B23F: main (in /home/rrunix/QT_QT6p4/build-TestOnlyQt-Clone_of_Desktop_Linux_OK-Release/TestOnlyQt) <text:s text:c="2"/>==930== <text:s text:c="112"/>==930== 56 bytes in 1 blocks are still reachable in loss record 96 of 187 <text:s text:c="46"/>==930== <text:s text:c="3"/>at 0x4849013: operator new(unsigned long) (in /usr/libexec/valgrind/vgpreload_memcheck-amd64-linux.so) <text:s text:c="6"/>==930== <text:s text:c="3"/>by 0x5197749: QFactoryLoader::update() (in /usr/lib/x86_64-linux-gnu/libQt6Core.so.6.2.4) <text:s text:c="19"/>==930== <text:s text:c="3"/>by 0x519821A: QFactoryLoader::QFactoryLoader(char const*, QString const&amp;, Qt::CaseSensitivity) (in /usr/lib/x86_64-linux-gnu/libQt6Core.so.6.2.4) <text:s text:c="83"/>==930== <text:s text:c="3"/>by 0x5B5F1A7: QPlatformIntegrationFactory::keys(QString const&amp;) (in /usr/lib/x86_64-linux-gnu/libQt6Gui.so.6.2.4) <text:s text:c="115"/>==930== <text:s text:c="3"/>by 0x5B3367F: QGuiApplicationPrivate::createPlatformIntegration() (in /usr/lib/x86_64-linux-gnu/libQt6Gui.so.6.2.4) <text:s text:c="113"/>==930== <text:s text:c="3"/>by 0x5B356D7: QGuiApplicationPrivate::createEventDispatcher() (in /usr/lib/x86_64-linux-gnu/libQt6Gui.so.6.2.4) <text:s text:c="117"/>==930== <text:s text:c="3"/>by 0x5127066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3"/>by 0x10B23F: main (in /home/rrunix/QT_QT6p4/build-TestOnlyQt-Clone_of_Desktop_Linux_OK-Release/TestOnlyQt) <text:s text:c="2"/>==930== <text:s text:c="112"/>==930== 59 bytes in 1 blocks are still reachable in loss record 97 of 187 <text:s text:c="46"/>==930== <text:s text:c="3"/>at 0x4848899: malloc (in /usr/libexec/valgrind/vgpreload_memcheck-amd64-linux.so) <text:s text:c="27"/>==930== <text:s text:c="3"/>by 0x40271FF: malloc (rtld-malloc.h:56) <text:s text:c="69"/>==930== <text:s text:c="3"/>by 0x40271FF: strdup (strdup.c:42) <text:s text:c="74"/>==930== <text:s text:c="3"/>by 0x400A588: _dl_map_object (dl-load.c:2259) <text:s text:c="63"/>==930== <text:s text:c="3"/>by 0x400E9A8: dl_open_worker_begin (dl-open.c:534) <text:s text:c="58"/>==930== <text:s text:c="3"/>by 0x58BAC27: _dl_catch_exception (dl-error-skeleton.c:208) <text:s text:c="49"/>==930== <text:s text:c="3"/>by 0x400DF99: dl_open_worker (dl-open.c:782) <text:s text:c="64"/>==930== <text:s text:c="3"/>by 0x58BAC27: _dl_catch_exception (dl-error-skeleton.c:208) <text:s text:c="49"/>==930== <text:s text:c="3"/>by 0x400E34D: _dl_open (dl-open.c:883) <text:s text:c="70"/>==930== <text:s text:c="3"/>by 0x57D66BB: dlopen_doit (dlopen.c:56) <text:s text:c="69"/>==930== <text:s text:c="3"/>by 0x58BAC27: _dl_catch_exception (dl-error-skeleton.c:208) <text:s text:c="13"/></text:p>
      <text:p text:style-name="Standard"><text:soft-page-break/><text:s text:c="36"/>==930== <text:s text:c="3"/>by 0x58BACF2: _dl_catch_error (dl-error-skeleton.c:227) <text:s text:c="53"/>==930== <text:s text:c="3"/>by 0x57D61AD: _dlerror_run (dlerror.c:138) <text:s text:c="66"/>==930== <text:s text:c="112"/>==930== 59 bytes in 1 blocks are still reachable in loss record 98 of 187 <text:s text:c="46"/>==930== <text:s text:c="3"/>at 0x4848899: malloc (in /usr/libexec/valgrind/vgpreload_memcheck-amd64-linux.so) <text:s text:c="27"/>==930== <text:s text:c="3"/>by 0x400DD20: malloc (rtld-malloc.h:56) <text:s text:c="69"/>==930== <text:s text:c="3"/>by 0x400DD20: _dl_new_object (dl-object.c:199) <text:s text:c="62"/>==930== <text:s text:c="3"/>by 0x4008C82: _dl_map_object_from_fd (dl-load.c:1063) <text:s text:c="55"/>==930== <text:s text:c="3"/>by 0x400A600: _dl_map_object (dl-load.c:2327) <text:s text:c="63"/>==930== <text:s text:c="3"/>by 0x400E9A8: dl_open_worker_begin (dl-open.c:534) <text:s text:c="58"/>==930== <text:s text:c="3"/>by 0x58BAC27: _dl_catch_exception (dl-error-skeleton.c:208) <text:s text:c="49"/>==930== <text:s text:c="3"/>by 0x400DF99: dl_open_worker (dl-open.c:782) <text:s text:c="64"/>==930== <text:s text:c="3"/>by 0x58BAC27: _dl_catch_exception (dl-error-skeleton.c:208) <text:s text:c="49"/>==930== <text:s text:c="3"/>by 0x400E34D: _dl_open (dl-open.c:883) <text:s text:c="70"/>==930== <text:s text:c="3"/>by 0x57D66BB: dlopen_doit (dlopen.c:56) <text:s text:c="69"/>==930== <text:s text:c="3"/>by 0x58BAC27: _dl_catch_exception (dl-error-skeleton.c:208) <text:s text:c="49"/>==930== <text:s text:c="3"/>by 0x58BACF2: _dl_catch_error (dl-error-skeleton.c:227) <text:s text:c="53"/>==930== <text:s text:c="112"/>==930== 60 bytes in 1 blocks are still reachable in loss record 99 of 187 <text:s text:c="46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208B64: QString::fromLatin1(QByteArrayView) (in /usr/lib/x86_64-linux-gnu/libQt6Core.so.6.2.4) <text:s text:c="8"/>==930== <text:s text:c="3"/>by 0x5CDEBA6: ??? (in /usr/lib/x86_64-linux-gnu/libQt6Gui.so.6.2.4) <text:s text:c="41"/>==930== <text:s text:c="3"/>by 0x5A93BD9: ??? (in /usr/lib/x86_64-linux-gnu/libQt6Gui.so.6.2.4) <text:s text:c="41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62 bytes in 1 blocks are still reachable in loss record 100 of 187 <text:s text:c="45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208B64: QString::fromLatin1(QByteArrayView) (in /usr/lib/x86_64-linux-gnu/libQt6Core.so.6.2.4) <text:s text:c="8"/>==930== <text:s text:c="3"/>by 0x5CDEBA6: ??? (in /usr/lib/x86_64-linux-gnu/libQt6Gui.so.6.2.4) <text:s text:c="41"/>==930== <text:s text:c="3"/>by 0x5A93D5A: ??? (in /usr/lib/x86_64-linux-gnu/libQt6Gui.so.6.2.4) <text:s text:c="41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64 bytes in 1 blocks are still reachable in loss record 101 of 187 <text:s text:c="45"/>==930== <text:s text:c="3"/>at 0x48487A9: malloc (in /usr/libexec/valgrind/vgpreload_memcheck-amd64-linux.so) <text:s text:c="27"/>==930== <text:s text:c="3"/>by 0x683BD7F: g_realloc (in /usr/lib/x86_64-linux-gnu/libglib-2.0.so.0.7200.4) <text:s text:c="30"/>==930== <text:s text:c="3"/>by 0x681D159: ??? (in /usr/lib/x86_64-linux-gnu/libglib-2.0.so.0.7200.4) <text:s text:c="36"/>==930== <text:s text:c="3"/>by 0x6820540: g_hash_table_new_full (in /usr/lib/x86_64-linux-gnu/libglib-2.0.so.0.7200.4) <text:s text:c="18"/>==930== <text:s text:c="3"/>by 0x683BB62: ??? (in /usr/lib/x86_64-linux-gnu/libglib-2.0.so.0.7200.4) <text:s text:c="36"/>==930== <text:s text:c="3"/>by 0x67FBBA8: ??? (in /usr/lib/x86_64-linux-gnu/libglib-2.0.so.0.7200.4) <text:s text:c="36"/>==930== <text:s text:c="3"/>by 0x400647D: call_init.part.0 (dl-<text:soft-page-break/>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64 bytes in 1 blocks are still reachable in loss record 102 of 187 <text:s text:c="45"/>==930== <text:s text:c="3"/>at 0x48487A9: malloc (in /usr/libexec/valgrind/vgpreload_memcheck-amd64-linux.so) <text:s text:c="27"/>==930== <text:s text:c="3"/>by 0x683BD7F: g_realloc (in /usr/lib/x86_64-linux-gnu/libglib-2.0.so.0.7200.4) <text:s text:c="30"/>==930== <text:s text:c="3"/>by 0x681D159: ??? (in /usr/lib/x86_64-linux-gnu/libglib-2.0.so.0.7200.4) <text:s text:c="36"/>==930== <text:s text:c="3"/>by 0x6820540: g_hash_table_new_full (in /usr/lib/x86_64-linux-gnu/libglib-2.0.so.0.7200.4) <text:s text:c="18"/>==930== <text:s text:c="3"/>by 0x67FBBB1: ??? (in /usr/lib/x86_64-linux-gnu/libglib-2.0.so.0.7200.4) <text:s text:c="36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66 bytes in 1 blocks are still reachable in loss record 103 of 187 <text:s text:c="45"/>==930== <text:s text:c="3"/>at 0x484DCD3: realloc (in /usr/libexec/valgrind/vgpreload_memcheck-amd64-linux.so) <text:s text:c="26"/>==930== <text:s text:c="3"/>by 0x522AD14: QArrayData::reallocateUnaligned(QArrayData*, void*, long long, long long, QArrayData::AllocationOption) (in /usr/lib/x86_64-linux-gnu/libQt6Core.so.6.2.4) <text:s text:c="60"/>==930== <text:s text:c="3"/>by 0x50D6C6C: ??? (in /usr/lib/x86_64-linux-gnu/libQt6Core.so.6.2.4) <text:s text:c="40"/>==930== <text:s text:c="3"/>by 0x50D6F99: ??? (in /usr/lib/x86_64-linux-gnu/libQt6Core.so.6.2.4) <text:s text:c="40"/>==930== <text:s text:c="3"/>by 0x50D26E9: qRegisterResourceData(int, unsigned char const*, unsigned char const*, unsigned char const*) (in /usr/lib/x86_64-linux-gnu/libQt6Core.so.6.2.4) <text:s text:c="71"/>==930== <text:s text:c="3"/>by 0x4ADEC46: ??? (in /usr/lib/x86_64-linux-gnu/libQt6Widgets.so.6.2.4) <text:s text:c="37"/>==930== <text:s text:c="3"/>by 0x49E31DC: ??? (in /usr/lib/x86_64-linux-gnu/libQt6Widgets.so.6.2.4) <text:s text:c="37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66 bytes in 1 blocks are still reachable in loss record 104 of 187 <text:s text:c="45"/>==930== <text:s text:c="3"/>at 0x4848899: malloc (in /usr/libexec/valgrind/vgpreload_memcheck-amd64-linux.so) <text:s text:c="27"/>==930== <text:s text:c="3"/>by 0x522AC53:</text:p>
      <text:p text:style-name="Standard"><text:s/>QArrayData::allocate(QArrayData**, long long, long long, long long, QArrayData::AllocationOption) (in /usr/lib/x86_64-linux-gnu/libQt6Core.so.6.2.4) <text:s text:c="66"/>==930== <text:s text:c="3"/>by 0x51386E9: ??? (in /usr/lib/x86_64-linux-gnu/libQt6Core.so.6.2.4) <text:s text:c="40"/>==930== <text:s text:c="3"/>by 0x5138CC3: ??? (in /usr/lib/x86_64-linux-gnu/libQt6Core.so.6.2.4) <text:s text:c="40"/>==930== <text:s text:c="3"/>by 0x51E317E: QByteArray::split(char) const (in /usr/lib/x86_64-linux-gnu/libQt6Core.so.6.2.4) <text:s text:c="14"/>==930== <text:s text:c="3"/>by 0x5B330E8: QGuiApplicationPrivate::createPlatformIntegration() (in /usr/lib/x86_64-linux-gnu/libQt6Gui.so.6.2.4) <text:s text:c="113"/>==930== <text:s text:c="3"/>by 0x5B356D7: QGuiApplicationPrivate::createEventDispatcher() (in /usr/lib/x86_64-linux-gnu/libQt6Gui.so.6.2.4) <text:s text:c="117"/>==930== <text:s text:c="3"/>by 0x5127066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3"/>by 0x10B23F: main (in /home/rrunix/QT_QT6p4/build-TestOnlyQt-Clone_of_Desktop_Linux_OK-Release/TestOnlyQt) <text:s text:c="2"/>==930== <text:s text:c="112"/>==930== 66 bytes in 1 blocks are still reachable in loss record 105 of 187 <text:s text:c="45"/>==930== <text:s text:c="3"/>at 0x4848899: malloc (in /usr/libexec/valgrind/vgpreload_memcheck-amd64-linux.so) <text:s text:c="27"/>==930== <text:s text:c="3"/>by 0x522AC53: QArrayData::allocate(QArrayData**, long long, long long, long long, <text:soft-page-break/>QArrayData::AllocationOption) (in /usr/lib/x86_64-linux-gnu/libQt6Core.so.6.2.4) <text:s text:c="66"/>==930== <text:s text:c="3"/>by 0x5AFC876: ??? (in /usr/lib/x86_64-linux-gnu/libQt6Gui.so.6.2.4) <text:s text:c="41"/>==930== <text:s text:c="3"/>by 0x5AFCF18: ??? (in /usr/lib/x86_64-linux-gnu/libQt6Gui.so.6.2.4) <text:s text:c="41"/>==930== <text:s text:c="3"/>by 0x5B349A4: QGuiApplicationPrivate::createPlatformIntegration() (in /usr/lib/x86_64-linux-gnu/libQt6Gui.so.6.2.4) <text:s text:c="113"/>==930== <text:s text:c="3"/>by 0x5B356D7: QGuiApplicationPrivate::createEventDispatcher() (in /usr/lib/x86_64-linux-gnu/libQt6Gui.so.6.2.4) <text:s text:c="117"/>==930== <text:s text:c="3"/>by 0x5127066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3"/>by 0x10B23F: main (in /home/rrunix/QT_QT6p4/build-TestOnlyQt-Clone_of_Desktop_Linux_OK-Release/TestOnlyQt) <text:s text:c="2"/>==930== <text:s text:c="112"/>==930== 66 bytes in 1 blocks are still reachable in loss record 106 of 187 <text:s text:c="45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097C19: ??? (in /usr/lib/x86_64-linux-gnu/libQt6Core.so.6.2.4) <text:s text:c="40"/>==930== <text:s text:c="3"/>by 0x509845A: ??? (in /usr/lib/x86_64-linux-gnu/libQt6Core.so.6.2.4) <text:s text:c="40"/>==930== <text:s text:c="3"/>by 0x520F435: ??? (in /usr/lib/x86_64-linux-gnu/libQt6Core.so.6.2.4) <text:s text:c="40"/>==930== <text:s text:c="3"/>by 0x520F559: QString::split(QChar, QFlags&lt;Qt::SplitBehaviorFlags&gt;, Qt::CaseSensitivity) const (in /usr/lib/x86_64-linux-gnu/libQt6Core.so.6.2.4) <text:s text:c="83"/>==930== <text:s text:c="3"/>by 0x5B33665: QGuiApplicationPrivate::createPlatformIntegration() (in /usr/lib/x86_64-linux-gnu/libQt6Gui.so.6.2.4) <text:s text:c="113"/>==930== <text:s text:c="3"/>by 0x5B356D7: QGuiApplicationPrivate::createEventDispatcher() (in /usr/lib/x86_64-linux-gnu/libQt6Gui.so.6.2.4) <text:s text:c="117"/>==930== <text:s text:c="3"/>by 0x5127066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3"/>by 0x10B23F: main (in /home/rrunix/QT_QT6p4/build-TestOnlyQt-Clone_of_Desktop_Linux_OK-Release/TestOnlyQt) <text:s text:c="2"/>==930== <text:s text:c="112"/>==930== 66 bytes in 1 blocks are still reachable in loss record 107 of 187 <text:s text:c="45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097C19: ??? (in /usr/lib/x86_64-linux-gnu/libQt6Core.so.6.2.4) <text:s text:c="40"/>==930== <text:s text:c="3"/>by 0x5098216: ??? (in /usr/lib/x86_64-linux-gnu/libQt6Core.so.6.2.4) <text:s text:c="40"/>==930== <text:s text:c="3"/>by 0x5125D49: QCoreApplication::libraryPathsLocked() (in /usr/lib/x86_64-linux-gnu/libQt6Core.so.6.2.4) <text:s text:c="5"/>==930== <text:s text:c="3"/>by 0x5125F43: QCoreApplication::libraryPaths() (in /usr/lib/x86_64-linux-gnu/libQt6Core.so.6.2.4) <text:s text:c="11"/>==930== <text:s text:c="3"/>by 0x51962B3: QFactoryLoader::update() (in /usr/lib/x86_64-linux-gnu/libQt6Core.so.6.2.4) <text:s text:c="19"/>==930== <text:s text:c="3"/>by 0x519821A: QFactoryLoader::QFactoryLoader(char const*, QString const&amp;, Qt::CaseSensitivity) (in /usr/lib/x86_64-linux-gnu/libQt6Core.so.6.2.4) <text:s text:c="83"/>==930== <text:s text:c="3"/>by 0x5B5F1A7: QPlatformIntegrationFactory::keys(QString const&amp;) (in /usr/lib/x86_64-linux-gnu/libQt6Gui.so.6.2.4) <text:s text:c="115"/>==930== <text:s text:c="3"/>by 0x5B3367F: QGuiApplicationPrivate::createPlatformIntegration() (in /usr/lib/x86_64-linux-gnu/libQt6Gui.so.6.2.4) <text:s text:c="113"/>==930== <text:s text:c="3"/>by 0x5B356D7: QGuiApplicationPrivate::createEventDispatcher() (in /usr/lib/x86_64-linux-gnu/libQt6Gui.so.6.2.4) <text:s text:c="117"/>==930== <text:s text:c="3"/>by 0x5127066: QCoreApplicationPrivate::init() (in /usr/lib/x86_64-linux-gnu/libQt6Core.so.6.2.4) <text:s text:c="12"/>==930== <text:s text:c="112"/><text:soft-page-break/>==930== 76 bytes in 1 blocks are still reachable in loss record 108 of 187 <text:s text:c="45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208B64: QString::fromLatin1(QByteArrayView) (in /usr/lib/x86_64-linux-gnu/libQt6Core.so.6.2.4) <text:s text:c="8"/>==930== <text:s text:c="3"/>by 0x5CDEBA6: ??? (in /usr/lib/x86_64-linux-gnu/libQt6Gui.so.6.2.4) <text:s text:c="41"/>==930== <text:s text:c="3"/>by 0x5A93D31: ??? (in /usr/lib/x86_64-linux-gnu/libQt6Gui.so.6.2.4) <text:s text:c="41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80 bytes in 1 blocks are still reachable in loss record 109 of 187 <text:s text:c="45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1DF2C9: QByteArray::reallocData(long long, QArrayData::AllocationOption)</text:p>
      <text:p text:style-name="Standard"><text:s/>(in /usr/lib/x86_64-linux-gnu/libQt6Core.so.6.2.4) <text:s text:c="99"/>==930== <text:s text:c="3"/>by 0x51DF5E5: QByteArray::operator=(char const*) (in /usr/lib/x86_64-linux-gnu/libQt6Core.so.6.2.4) <text:s text:c="9"/>==930== <text:s text:c="3"/>by 0x51981BA: QFactoryLoader::QFactoryLoader(char const*, QString const&amp;, Qt::CaseSensitivity) (in /usr/lib/x86_64-linux-gnu/libQt6Core.so.6.2.4) <text:s text:c="83"/>==930== <text:s text:c="3"/>by 0x5B5F1A7: QPlatformIntegrationFactory::keys(QString const&amp;) (in /usr/lib/x86_64-linux-gnu/libQt6Gui.so.6.2.4) <text:s text:c="115"/>==930== <text:s text:c="3"/>by 0x5B3367F: QGuiApplicationPrivate::createPlatformIntegration() (in /usr/lib/x86_64-linux-gnu/libQt6Gui.so.6.2.4) <text:s text:c="113"/>==930== <text:s text:c="3"/>by 0x5B356D7: QGuiApplicationPrivate::createEventDispatcher() (in /usr/lib/x86_64-linux-gnu/libQt6Gui.so.6.2.4) <text:s text:c="117"/>==930== <text:s text:c="3"/>by 0x5127066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3"/>by 0x10B23F: main (in /home/rrunix/QT_QT6p4/build-TestOnlyQt-Clone_of_Desktop_Linux_OK-Release/TestOnlyQt) <text:s text:c="2"/>==930== <text:s text:c="112"/>==930== 80 bytes in 1 blocks are possibly lost in loss record 110 of 187 <text:s text:c="47"/>==930== <text:s text:c="3"/>at 0x4848899: malloc (in /usr/libexec/valgrind/vgpreload_memcheck-amd64-linux.so) <text:s text:c="27"/>==930== <text:s text:c="3"/>by 0x8C14F16: ??? (in /usr/lib/x86_64-linux-gnu/libGLdispatch.so.0.0.0) <text:s text:c="37"/>==930== <text:s text:c="3"/>by 0x8C155DE: __glDispatchInit (in /usr/lib/x86_64-linux-gnu/libGLdispatch.so.0.0.0) <text:s text:c="24"/>==930== <text:s text:c="3"/>by 0x6CF91EC: ??? (in /usr/lib/x86_64-linux-gnu/libOpenGL.so.0.0.0) <text:s text:c="41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80 bytes in 1 blocks are possibly lost in loss record 111 of 187 <text:s text:c="47"/>==930== <text:s text:c="3"/>at 0x4848899: malloc (in /usr/libexec/valgrind/vgpreload_memcheck-amd64-linux.so) <text:s text:c="27"/>==930== <text:s text:c="3"/>by 0x8C14F16: ??? (in /usr/lib/x86_64-linux-gnu/libGLdispatch.so.0.0.0) <text:s text:c="37"/>==930== <text:s text:c="3"/>by 0x8C157FF: __glDispatchRegisterStubCallbacks (in /usr/lib/x86_64-linux-gnu/libGLdispatch.so.0.0.0) <text:s text:c="7"/>==930== <text:s text:c="3"/>by 0x6CF91F8: ??? (in /usr/lib/x86_64-linux-gnu/libOpenGL.so.0.0.0) <text:s text:c="41"/>==930== <text:s text:c="3"/>by 0x400647D: call_init.part.0 (dl-init.c:70) <text:s text:c="63"/>==930== <text:s text:c="3"/>by <text:soft-page-break/>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84 bytes in 12 blocks are still reachable in loss record 112 of 187 <text:s text:c="44"/>==930== <text:s text:c="3"/>at 0x4848899: malloc (in /usr/libexec/valgrind/vgpreload_memcheck-amd64-linux.so) <text:s text:c="27"/>==930== <text:s text:c="3"/>by 0x57EE64E: strndup (strndup.c:43) <text:s text:c="72"/>==930== <text:s text:c="3"/>by 0x577D814: _nl_find_locale (findlocale.c:310) <text:s text:c="60"/>==930== <text:s text:c="3"/>by 0x577C856: setlocale (setlocale.c:337) <text:s text:c="67"/>==930== <text:s text:c="3"/>by 0x577C856: setlocale (setlocale.c:217) <text:s text:c="67"/>==930== <text:s text:c="3"/>by 0x5126035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3"/>by 0x10B23F: main (in /home/rrunix/QT_QT6p4/build-TestOnlyQt-Clone_of_Desktop_Linux_OK-Release/TestOnlyQt) <text:s text:c="2"/>==930== <text:s text:c="112"/>==930== 93 bytes in 2 blocks are still reachable in loss record 113 of 187 <text:s text:c="45"/>==930== <text:s text:c="3"/>at 0x4848899: malloc (in /usr/libexec/valgrind/vgpreload_memcheck-amd64-linux.so) <text:s text:c="27"/>==930== <text:s text:c="3"/>by 0x5783E4C: _nl_make_l10nflist (l10nflist.c:166) <text:s text:c="58"/>==930== <text:s text:c="3"/>by 0x578418F: _nl_make_l10nflist (l10nflist.c:295) <text:s text:c="58"/>==930== <text:s text:c="3"/>by 0x5784211: _nl_make_l10nflist (l10nflist.c:285) <text:s text:c="58"/>==930== <text:s text:c="3"/>by 0x577D747: _nl_find_locale (findlocale.c:214) <text:s text:c="60"/>==930== <text:s text:c="3"/>by 0x577C856: setlocale (setlocale.c:337) <text:s text:c="67"/>==930== <text:s text:c="3"/>by 0x577C856: setlocale (setlocale.c:217) <text:s text:c="67"/>==930== <text:s text:c="3"/>by 0x5126035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3"/>by 0x10B23F: main (in /home/rrunix/QT_QT6p4/build-TestOnlyQt-Clone_of_Desktop_Linux_OK-Release/TestOnlyQt) <text:s text:c="2"/>==930== <text:s text:c="112"/>==930== 94 bytes in 1 blocks are still reachable in loss record 114 of 187 <text:s text:c="45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204BF8: QString::QString(long long, Qt::Initialization) (in /usr/lib/x86_64-linux-gnu/libQt6Core.so.6.2.4) <text:s text:c="116"/>==930== <text:s text:c="3"/>by 0x52085AD: QString::fromLocal8Bit(QByteArrayView) (in /usr/lib/x86_64-linux-gnu/libQt6Core.so.6.2.4) <text:s text:c="5"/>==930== <text:s text:c="3"/>by 0x527D72A: ??? (in /usr/lib/x86_64-linux-gnu/libQt6Core.so.6.2.4) <text:s text:c="40"/>==930== <text:s text:c="3"/>by 0x50A188D: QDir::canonicalPath() const (in /usr/lib/x86_64-linux-gnu/libQt6Core.so.6.2.4) <text:s text:c="16"/>==930== <text:s text:c="3"/>by 0x5125CB5: QCoreApplication::libraryPathsLocked() (in /usr/lib/x86_64-linux-gnu/libQt6Core.so.6.2.4) <text:s text:c="5"/>==930== <text:s text:c="3"/>by 0x5125F43: QCoreApplication::libraryPaths() (in /usr/lib/x86_64-linux-gnu/libQt6Core.so.6.2.4) <text:s text:c="11"/>==930== <text:s text:c="3"/>by 0x51962B3: QFactoryLoader::update() (in /usr/lib/x86_64-linux-gnu/libQt6Core.so.6.2.4) <text:s text:c="19"/>==930== <text:s text:c="3"/>by 0x519821A: QFactoryLoader::QFactoryLoader(char const*, QString const&amp;, Qt::CaseSensitivity) (in /usr/lib/x86_64-linux-gnu/libQt6Core.so.6.2.4) <text:s text:c="83"/>==930== <text:s text:c="3"/>by 0x5B5F1A7: QPlatformIntegrationFactory::keys(QString const&amp;) (in /usr/lib/x86_64-linux-gnu/libQt6Gui.so.6.2.4) <text:s text:c="115"/>==930== <text:s text:c="3"/>by 0x5B3367F: QGuiApplicationPrivate::createPlatformIntegration() (in /usr/lib/x86_64-linux-gnu/libQt6Gui.so.6.2.4) <text:s text:c="113"/>==930== <text:s text:c="112"/>==930== 96 bytes in 1 blocks are still reachable in loss record 115 of 187 <text:s text:c="45"/>==930== <text:s text:c="3"/>at <text:soft-page-break/>0x4848899: malloc (in /usr/libexec/valgrind/vgpreload_memcheck-amd64-linux.so) <text:s text:c="27"/>==930== <text:s text:c="3"/>by 0x683B738: g_malloc (in /usr/lib/x86_64-linux-gnu/libglib-2.0.so.0.7200.4) <text:s text:c="31"/>==930== <text:s text:c="3"/>by 0x6852B74: g_slice_alloc (in /usr/lib/x86_64-linux-gnu/libglib-2.0.so.0.7200.4) <text:s text:c="26"/>==930== <text:s text:c="3"/>by 0x6820501: g_hash_table_new_full</text:p>
      <text:p text:style-name="Standard"><text:s/>(in /usr/lib/x86_64-linux-gnu/libglib-2.0.so.0.7200.4) <text:s text:c="18"/>==930== <text:s text:c="3"/>by 0x683BB62: ??? (in /usr/lib/x86_64-linux-gnu/libglib-2.0.so.0.7200.4) <text:s text:c="36"/>==930== <text:s text:c="3"/>by 0x67FBBA8: ??? (in /usr/lib/x86_64-linux-gnu/libglib-2.0.so.0.7200.4) <text:s text:c="36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96 bytes in 1 blocks are still reachable in loss record 116 of 187 <text:s text:c="45"/>==930== <text:s text:c="3"/>at 0x4848899: malloc (in /usr/libexec/valgrind/vgpreload_memcheck-amd64-linux.so) <text:s text:c="27"/>==930== <text:s text:c="3"/>by 0x683B738: g_malloc (in /usr/lib/x86_64-linux-gnu/libglib-2.0.so.0.7200.4) <text:s text:c="31"/>==930== <text:s text:c="3"/>by 0x6852B74: g_slice_alloc (in /usr/lib/x86_64-linux-gnu/libglib-2.0.so.0.7200.4) <text:s text:c="26"/>==930== <text:s text:c="3"/>by 0x6820501: g_hash_table_new_full (in /usr/lib/x86_64-linux-gnu/libglib-2.0.so.0.7200.4) <text:s text:c="18"/>==930== <text:s text:c="3"/>by 0x67FBBB1: ??? (in /usr/lib/x86_64-linux-gnu/libglib-2.0.so.0.7200.4) <text:s text:c="36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96 bytes in 1 blocks are still reachable in loss record 117 of 187 <text:s text:c="45"/>==930== <text:s text:c="3"/>at 0x4849013: operator new(unsigned long) (in /usr/libexec/valgrind/vgpreload_memcheck-amd64-linux.so) <text:s text:c="6"/>==930== <text:s text:c="3"/>by 0x5293C46: QWaitCondition::QWaitCondition() (in /usr/lib/x86_64-linux-gnu/libQt6Core.so.6.2.4) <text:s text:c="11"/>==930== <text:s text:c="3"/>by 0x5A936C0: ??? (in /usr/lib/x86_64-linux-gnu/libQt6Gui.so.6.2.4) <text:s text:c="41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96 bytes in 1 blocks are still reachable in loss record 118 of 187 <text:s text:c="45"/>==930== <text:s text:c="3"/>at 0x4849013: operator new(unsigned long) (in /usr/libexec/valgrind/vgpreload_memcheck-amd64-linux.so) <text:s text:c="6"/>==930== <text:s text:c="3"/>by 0x5293C46: QWaitCondition::QWaitCondition() (in /usr/lib/x86_64-linux-gnu/libQt6Core.so.6.2.4) <text:s text:c="11"/>==930== <text:s text:c="3"/>by 0x521A596: ??? (in /usr/lib/x86_64-linux-gnu/libQt6Core.so.6.2.4) <text:s text:c="40"/>==930== <text:s text:c="3"/>by 0x521A6F6: ??? (in /usr/lib/x86_64-linux-gnu/libQt6Core.so.6.2.4) <text:s text:c="40"/>==930== <text:s text:c="3"/>by 0x528A5E5: ??? (in /usr/lib/x86_64-linux-gnu/libQt6Core.so.6.2.4) <text:s text:c="40"/>==930== <text:s text:c="3"/>by 0x521A621: QThread::currentThread() (in /usr/lib/x86_64-linux-gnu/libQt6Core.so.6.2.4) <text:s text:c="19"/>==930== <text:s text:c="3"/>by 0x5123985: QCoreApplicationPrivate::QCoreApplicationPrivate(int&amp;, char**, unsigned int) (in /usr/lib/x86_64-linux-gnu/libQt6Core.so.6.2.4) <text:s text:c="87"/>==930== <text:s text:c="3"/>by 0x5B2EDCC: QGuiApplicationPrivate::QGuiApplicationPrivate(int&amp;, char**, int) (in /usr/lib/x86_64-linux-gnu/libQt6Gui.so.6.2.4) <text:s text:c="99"/>==930== <text:s text:c="3"/>by 0x49E47EC: QApplicationPrivate::QApplicationPrivate(int&amp;, char**, int) (in /usr/lib/x86_64-linux-gnu/libQt6Widgets.so.6.2.4) <text:s text:c="101"/>==930== <text:s text:c="3"/>by 0x49EC9B5: QApplication::QApplication(int&amp;, char**, int) (in /usr/lib/x86_64-linux-gnu/libQt6Widgets.so.6.2.4) <text:s text:c="115"/>==930== <text:s text:c="3"/>by 0x10B23F: main (in /home/rrunix/QT_QT6p4/build-TestOnlyQt-Clone_of_Desktop_Linux_OK-Release/TestOnlyQt) <text:s text:c="2"/>==930== <text:s text:c="112"/>==930== 96 bytes in 12 blocks are still reachable in loss record 119 of 187 <text:s text:c="44"/><text:soft-page-break/>==930== <text:s text:c="3"/>at 0x4848899: malloc (in /usr/libexec/valgrind/vgpreload_memcheck-amd64-linux.so) <text:s text:c="27"/>==930== <text:s text:c="3"/>by 0x57EE60E: strdup (strdup.c:42) <text:s text:c="74"/>==930== <text:s text:c="3"/>by 0x577CC84: setlocale (setlocale.c:366) <text:s text:c="67"/>==930== <text:s text:c="3"/>by 0x577CC84: setlocale (setlocale.c:217) <text:s text:c="67"/>==930== <text:s text:c="3"/>by 0x5126035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3"/>by 0x10B23F: main (in /home/rrunix/QT_QT6p4/build-TestOnlyQt-Clone_of_Desktop_Linux_OK-Release/TestOnlyQt) <text:s text:c="2"/>==930== <text:s text:c="112"/>==930== 98 bytes in 1 blocks are still reachable in loss record 120 of 187 <text:s text:c="45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E56D7F: ??? (in /usr/lib/x86_64-linux-gnu/libQt6Gui.so.6.2.4) <text:s text:c="41"/>==930== <text:s text:c="3"/>by 0x5E53672: QShortcutMap::QShortcutMap() (in /usr/lib/x86_64-linux-gnu/libQt6Gui.so.6.2.4) <text:s text:c="16"/>==930== <text:s text:c="3"/>by 0x5B2EE60: QGuiApplicationPrivate::QGuiApplicationPrivate(int&amp;, char**, int) (in /usr/lib/x86_64-linux-gnu/libQt6Gui.so.6.2.4) <text:s text:c="99"/>==930== <text:s text:c="3"/>by 0x49E47EC: QApplicationPrivate::QApplicationPrivate(int&amp;, char**, int) (in /usr/lib/x86_64-linux-gnu/libQt6Widgets.so.6.2.4) <text:s text:c="101"/>==930== <text:s text:c="3"/>by 0x49EC9B5: QApplication::QApplication(int&amp;, char**, int) (in /usr/lib/x86_64-linux-gnu/libQt6Widgets.so.6.2.4) <text:s text:c="115"/>==930== <text:s text:c="3"/>by 0x10B23F: main (in /home/rrunix/QT_QT6p4/build-TestOnlyQt-Clone_of_Desktop_Linux_OK-Release/TestOnlyQt) <text:s text:c="2"/>==930== <text:s text:c="112"/>==930== 98 bytes in 1 blocks are still reachable in loss record 121 of 187 <text:s text:c="45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E50A37: ??? (in /usr/lib/x86_64-linux-gnu/libQt6Gui.so.6.2.4) <text:s text:c="41"/>==930== <text:s text:c="3"/>by 0x5E53680: QShortcutMap::QShortcutMap() (in /usr/lib/x86_64-linux-gnu/libQt6Gui.so.6.2.4) <text:s text:c="16"/>==930== <text:s text:c="3"/>by 0x5B2EE60: QGuiApplicationPrivate::QGuiApplicationPrivate(int&amp;, char**, int) (in /usr/lib/x86_64-linux-gnu/libQt6Gui.so.6.2.4) <text:s text:c="99"/>==930== <text:s text:c="3"/>by 0x49E47EC: QApplicationPrivate::QApplicationPrivate(int&amp;, char**, int) (in /usr/lib/x86_64-linux-gnu/libQt6Widgets.so.6.2.4) <text:s text:c="101"/>==930== <text:s text:c="3"/>by 0x49EC9B5: QApplication::QApplication(int&amp;, char**, int) (in /usr/lib/x86_64-linux-gnu/libQt6Widgets.so.6.2.4) <text:s text:c="115"/>==930== <text:s text:c="3"/>by 0x10B23F: main (in /home/rrunix/QT_QT6p4/build-TestOnlyQt-Clone_of_Desktop_Linux_OK-Release/TestOnlyQt) <text:s text:c="2"/>==930== <text:s text:c="98"/></text:p>
      <text:p text:style-name="Standard"><text:s text:c="14"/>==930== 101 bytes in 1 blocks are still reachable in loss record 122 of 187 <text:s text:c="44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1DECFD: QByteArray::QByteArray(char const*, long long) (in /usr/lib/x86_64-linux-gnu/libQt6Core.so.6.2.4) <text:s text:c="117"/>==930== <text:s text:c="3"/>by 0x5124854: QCoreApplication::applicationFilePath() (in /usr/lib/x86_64-linux-gnu/libQt6Core.so.6.2.4) <text:s text:c="4"/>==930== <text:s text:c="3"/>by 0x51286E1: QCoreApplication::applicationDirPath() (in /usr/lib/x86_64-linux-gnu/libQt6Core.so.6.2.4) <text:s text:c="5"/>==930== <text:s text:c="3"/>by 0x5091212: ??? (in /usr/lib/x86_64-linux-gnu/libQt6Core.so.6.2.4) <text:s text:c="40"/>==930== <text:s text:c="3"/>by 0x5091831: ??? (in /usr/lib/x86_64-linux-gnu/libQt6Core.so.6.2.4) <text:s text:c="40"/>==930== <text:s text:c="3"/>by 0x50924A4: QLibraryInfo::path(QLibraryInfo::LibraryPath) (in /usr/lib/x86_64-<text:soft-page-break/>linux-gnu/libQt6Core.so.6.2.4) <text:s text:c="118"/>==930== <text:s text:c="3"/>by 0x5125B4A: QCoreApplication::libraryPathsLocked() (in /usr/lib/x86_64-linux-gnu/libQt6Core.so.6.2.4) <text:s text:c="5"/>==930== <text:s text:c="3"/>by 0x5125F43: QCoreApplication::libraryPaths() (in /usr/lib/x86_64-linux-gnu/libQt6Core.so.6.2.4) <text:s text:c="11"/>==930== <text:s text:c="3"/>by 0x51962B3: QFactoryLoader::update() (in /usr/lib/x86_64-linux-gnu/libQt6Core.so.6.2.4) <text:s text:c="19"/>==930== <text:s text:c="3"/>by 0x519821A: QFactoryLoader::QFactoryLoader(char const*, QString const&amp;, Qt::CaseSensitivity) (in /usr/lib/x86_64-linux-gnu/libQt6Core.so.6.2.4) <text:s text:c="83"/>==930== <text:s text:c="112"/>==930== 104 bytes in 1 blocks are still reachable in loss record 123 of 187 <text:s text:c="44"/>==930== <text:s text:c="3"/>at 0x4848899: malloc (in /usr/libexec/valgrind/vgpreload_memcheck-amd64-linux.so) <text:s text:c="27"/>==930== <text:s text:c="3"/>by 0x5783FDC: _nl_make_l10nflist (l10nflist.c:242) <text:s text:c="58"/>==930== <text:s text:c="3"/>by 0x578418F: _nl_make_l10nflist (l10nflist.c:295) <text:s text:c="58"/>==930== <text:s text:c="3"/>by 0x577D747: _nl_find_locale (findlocale.c:214) <text:s text:c="60"/>==930== <text:s text:c="3"/>by 0x577C856: setlocale (setlocale.c:337) <text:s text:c="67"/>==930== <text:s text:c="3"/>by 0x577C856: setlocale (setlocale.c:217) <text:s text:c="67"/>==930== <text:s text:c="3"/>by 0x5126035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3"/>by 0x10B23F: main (in /home/rrunix/QT_QT6p4/build-TestOnlyQt-Clone_of_Desktop_Linux_OK-Release/TestOnlyQt) <text:s text:c="2"/>==930== <text:s text:c="112"/>==930== 120 bytes in 1 blocks are still reachable in loss record 124 of 187 <text:s text:c="44"/>==930== <text:s text:c="3"/>at 0x4849013: operator new(unsigned long) (in /usr/libexec/valgrind/vgpreload_memcheck-amd64-linux.so) <text:s text:c="6"/>==930== <text:s text:c="3"/>by 0x51774A8: QObject::QObject(QObject*) (in /usr/lib/x86_64-linux-gnu/libQt6Core.so.6.2.4) <text:s text:c="17"/>==930== <text:s text:c="3"/>by 0x5B5F4AC: QPlatformIntegrationPlugin::QPlatformIntegrationPlugin(QObject*) (in /usr/lib/x86_64-linux-gnu/libQt6Gui.so.6.2.4) <text:s text:c="100"/>==930== <text:s text:c="3"/>by 0x94BE3B6: qt_plugin_instance (in /usr/lib/x86_64-linux-gnu/qt6/plugins/platforms/libqxcb.so) <text:s text:c="12"/>==930== <text:s text:c="3"/>by 0x5344171: ??? (in /usr/lib/x86_64-linux-gnu/libQt6Core.so.6.2.4) <text:s text:c="40"/>==930== <text:s text:c="3"/>by 0x519511F: QFactoryLoader::instance(int) const (in /usr/lib/x86_64-linux-gnu/libQt6Core.so.6.2.4) <text:s text:c="8"/>==930== <text:s text:c="3"/>by 0x5B5F43E: ??? (in /usr/lib/x86_64-linux-gnu/libQt6Gui.so.6.2.4) <text:s text:c="41"/>==930== <text:s text:c="3"/>by 0x5B5E69F: QPlatformIntegrationFactory::create(QString const&amp;, QList&lt;QString&gt; const&amp;, int&amp;, char**, QString const&amp;) (in /usr/lib/x86_64-linux-gnu/libQt6Gui.so.6.2.4) <text:s text:c="60"/>==930== <text:s text:c="3"/>by 0x5B33950: QGuiApplicationPrivate::createPlatformIntegration() (in /usr/lib/x86_64-linux-gnu/libQt6Gui.so.6.2.4) <text:s text:c="113"/>==930== <text:s text:c="3"/>by 0x5B356D7: QGuiApplicationPrivate::createEventDispatcher() (in /usr/lib/x86_64-linux-gnu/libQt6Gui.so.6.2.4) <text:s text:c="117"/>==930== <text:s text:c="3"/>by 0x5127066: QCoreApplicationPrivate::init() (in /usr/lib/x86_64-linux-gnu/libQt6Core.so.6.2.4) <text:s text:c="12"/>==930== <text:s text:c="3"/>by 0x5B371D3: QGuiApplicationPrivate::init() (in /usr/lib/x86_64-linux-gnu/libQt6Gui.so.6.2.4) <text:s text:c="14"/>==930== <text:s text:c="112"/>==930== 128 bytes in 1 blocks are still reachable in loss record 125 of 187 <text:s text:c="44"/>==930== <text:s text:c="3"/>at 0x4849013: operator new(unsigned long) (in /usr/libexec/valgrind/vgpreload_memcheck-amd64-linux.so) <text:s text:c="6"/>==930== <text:s text:c="3"/>by 0x5E535E6: QShortcutMap::QShortcutMap() (in /usr/lib/x86_64-linux-gnu/libQt6Gui.so.6.2.4) <text:s text:c="16"/>==930== <text:s text:c="3"/>by 0x5B2EE60: QGuiApplicationPrivate::QGuiApplicationPrivate(int&amp;, char**, int) (in /usr/lib/x86_64-linux-gnu/libQt6Gui.so.6.2.4) <text:s text:c="99"/>==930== <text:s text:c="3"/>by 0x49E47EC: QApplicationPrivate::QApplicationPrivate(int&amp;, char**, int) (in /usr/lib/x86_64-linux-gnu/libQt6Widgets.so.6.2.4) <text:s text:c="101"/>==930== <text:s text:c="3"/>by 0x49EC9B5: QApplication::QApplication(int&amp;, char**, int) (in /usr/lib/x86_64-linux-gnu/libQt6Widgets.so.6.2.4) <text:s text:c="115"/>==930== <text:s text:c="3"/>by 0x10B23F: main (in /home/rrunix/QT_QT6p4/build-TestOnlyQt-<text:soft-page-break/>Clone_of_Desktop_Linux_OK-Release/TestOnlyQt) <text:s text:c="2"/>==930== <text:s text:c="112"/>==930== 130 bytes in 1 blocks are still reachable in loss record 126 of 187 <text:s text:c="44"/>==930== <text:s text:c="3"/>at 0x484DCD3: realloc (in /usr/libexec/valgrind/vgpreload_memcheck-amd64-linux.so) <text:s text:c="26"/>==930== <text:s text:c="3"/>by 0x522AD14: QArrayData::reallocateUnaligned(QArrayData*, void*, long long, long long, QArrayData::AllocationOption) (in /usr/lib/x86_64-linux-gnu/libQt6Core.so.6.2.4) <text:s text:c="60"/>==930== <text:s text:c="3"/>by 0x5199AFC: ??? (in /usr/lib/x86_64-linux-gnu/libQt6Core.so.6.2.4) <text:s text:c="40"/>==930== <text:s text:c="3"/>by 0x5199E69: ??? (in /usr/lib/x86_64-linux-gnu/libQt6Core.so.6.2.4) <text:s text:c="40"/>==930== <text:s text:c="3"/>by 0x5197660: QFactoryLoader::update() (in /usr/lib/x86_64-linux-gnu/libQt6Core.so.6.2.4) <text:s text:c="19"/>==930== <text:s text:c="3"/>by 0x519821A: QFactoryLoader::QFactoryLoader(char const*, QString const&amp;, Qt::CaseSensitivity) (in /usr/lib/x86_64-linux-gnu/libQt6Core.so.6.2.4) <text:s text:c="83"/>==930== <text:s text:c="3"/>by 0x5B5F1A7: QPlatformIntegrationFactory::keys(QString const&amp;) (in /usr/lib/x86_64-linux-gnu/libQt6Gui.so.6.2.4) <text:s text:c="115"/>==930== <text:s text:c="3"/>by 0x5B3367F: QGuiApplicationPrivate::createPlatformIntegration() (in /usr/lib/x86_64-linux-gnu/libQt6Gui.so.6.2.4) <text:s text:c="113"/>==930== <text:s text:c="3"/>by 0x5B356D7: QGuiApplicationPrivate::createEventDispatcher() (in /usr/lib/x86_64-linux-gnu/libQt6Gui.so.6.2.4) <text:s text:c="117"/>==930== <text:s text:c="3"/>by 0x5127066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112"/>==930== 134 bytes in 1 blocks are still reachable in loss record 127 of 187 <text:s text:c="44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204BF8: QString::QString(long</text:p>
      <text:p text:style-name="Standard"><text:s/>long, Qt::Initialization) (in /usr/lib/x86_64-linux-gnu/libQt6Core.so.6.2.4) <text:s text:c="116"/>==930== <text:s text:c="3"/>by 0x5348347: ??? (in /usr/lib/x86_64-linux-gnu/libQt6Core.so.6.2.4) <text:s text:c="40"/>==930== <text:s text:c="3"/>by 0x5343AF4: ??? (in /usr/lib/x86_64-linux-gnu/libQt6Core.so.6.2.4) <text:s text:c="40"/>==930== <text:s text:c="3"/>by 0x5343E79: ??? (in /usr/lib/x86_64-linux-gnu/libQt6Core.so.6.2.4) <text:s text:c="40"/>==930== <text:s text:c="3"/>by 0x534420F: ??? (in /usr/lib/x86_64-linux-gnu/libQt6Core.so.6.2.4) <text:s text:c="40"/>==930== <text:s text:c="3"/>by 0x519511F: QFactoryLoader::instance(int) const (in /usr/lib/x86_64-linux-gnu/libQt6Core.so.6.2.4) <text:s text:c="8"/>==930== <text:s text:c="3"/>by 0x5B5F43E: ??? (in /usr/lib/x86_64-linux-gnu/libQt6Gui.so.6.2.4) <text:s text:c="41"/>==930== <text:s text:c="3"/>by 0x5B5E69F: QPlatformIntegrationFactory::create(QString const&amp;, QList&lt;QString&gt; const&amp;, int&amp;, char**, QString const&amp;) (in /usr/lib/x86_64-linux-gnu/libQt6Gui.so.6.2.4) <text:s text:c="60"/>==930== <text:s text:c="3"/>by 0x5B33950: QGuiApplicationPrivate::createPlatformIntegration() (in /usr/lib/x86_64-linux-gnu/libQt6Gui.so.6.2.4) <text:s text:c="113"/>==930== <text:s text:c="3"/>by 0x5B356D7: QGuiApplicationPrivate::createEventDispatcher() (in /usr/lib/x86_64-linux-gnu/libQt6Gui.so.6.2.4) <text:s text:c="117"/>==930== <text:s text:c="112"/>==930== 144 bytes in 2 blocks are still reachable in loss record 128 of 187 <text:s text:c="44"/>==930== <text:s text:c="3"/>at 0x4848899: malloc (in /usr/libexec/valgrind/vgpreload_memcheck-amd64-linux.so) <text:s text:c="27"/>==930== <text:s text:c="3"/>by 0x5783FDC: _nl_make_l10nflist (l10nflist.c:242) <text:s text:c="58"/>==930== <text:s text:c="3"/>by 0x578418F: _nl_make_l10nflist (l10nflist.c:295) <text:s text:c="58"/>==930== <text:s text:c="3"/>by 0x5784211: _nl_make_l10nflist (l10nflist.c:285) <text:s text:c="58"/>==930== <text:s text:c="3"/>by 0x577D747: _nl_find_locale (findlocale.c:214) <text:s text:c="60"/>==930== <text:s text:c="3"/>by 0x577C856: setlocale (setlocale.c:337) <text:s text:c="67"/>==930== <text:s text:c="3"/>by 0x577C856: setlocale (setlocale.c:217) <text:s text:c="67"/>==930== <text:s text:c="3"/>by 0x5126035: QCoreApplicationPrivate::init() (in /usr/lib/x86_64-linux-gnu/libQt6Core.so.6.2.4) <text:s text:c="12"/>==930== <text:s text:c="3"/>by 0x5B371D3: <text:soft-page-break/>QGuiApplicationPrivate::init() (in /usr/lib/x86_64-linux-gnu/libQt6Gui.so.6.2.4) <text:s text:c="14"/>==930== <text:s text:c="3"/>by 0x49EC8FC: QApplicationPrivate::init() (in /usr/lib/x86_64-linux-gnu/libQt6Widgets.so.6.2.4) <text:s text:c="13"/>==930== <text:s text:c="3"/>by 0x10B23F: main (in /home/rrunix/QT_QT6p4/build-TestOnlyQt-Clone_of_Desktop_Linux_OK-Release/TestOnlyQt) <text:s text:c="2"/>==930== <text:s text:c="112"/>==930== 152 bytes in 1 blocks are still reachable in loss record 129 of 187 <text:s text:c="44"/>==930== <text:s text:c="3"/>at 0x484A2F3: operator new[](unsigned long) (in /usr/libexec/valgrind/vgpreload_memcheck-amd64-linux.so) <text:s text:c="4"/>==930== <text:s text:c="3"/>by 0x516011F: ??? (in /usr/lib/x86_64-linux-gnu/libQt6Core.so.6.2.4) <text:s text:c="40"/>==930== <text:s text:c="3"/>by 0x5160200: ??? (in /usr/lib/x86_64-linux-gnu/libQt6Core.so.6.2.4) <text:s text:c="40"/>==930== <text:s text:c="3"/>by 0x5145F8E: QMetaType::idHelper() const (in /usr/lib/x86_64-linux-gnu/libQt6Core.so.6.2.4) <text:s text:c="16"/>==930== <text:s text:c="3"/>by 0x951EF84: QXcbIntegration::QXcbIntegration(QList&lt;QString&gt; const&amp;, int&amp;, char**) (in /usr/lib/x86_64-linux-gnu/libQt6XcbQpa.so.6.2.4) <text:s text:c="92"/>==930== <text:s text:c="3"/>by 0x94BE512: ??? (in /usr/lib/x86_64-linux-gnu/qt6/plugins/platforms/libqxcb.so) <text:s text:c="27"/>==930== <text:s text:c="3"/>by 0x5B5E69F: QPlatformIntegrationFactory::create(QString const&amp;, QList&lt;QString&gt; const&amp;, int&amp;, char**, QString const&amp;) (in /usr/lib/x86_64-linux-gnu/libQt6Gui.so.6.2.4) <text:s text:c="60"/>==930== <text:s text:c="3"/>by 0x5B33950: QGuiApplicationPrivate::createPlatformIntegration() (in /usr/lib/x86_64-linux-gnu/libQt6Gui.so.6.2.4) <text:s text:c="113"/>==930== <text:s text:c="3"/>by 0x5B356D7: QGuiApplicationPrivate::createEventDispatcher() (in /usr/lib/x86_64-linux-gnu/libQt6Gui.so.6.2.4) <text:s text:c="117"/>==930== <text:s text:c="3"/>by 0x5127066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112"/>==930== 152 bytes in 1 blocks are still reachable in loss record 130 of 187 <text:s text:c="44"/>==930== <text:s text:c="3"/>at 0x484A2F3: operator new[](unsigned long) (in /usr/libexec/valgrind/vgpreload_memcheck-amd64-linux.so) <text:s text:c="4"/>==930== <text:s text:c="3"/>by 0x50CD241: ??? (in /usr/lib/x86_64-linux-gnu/libQt6Core.so.6.2.4) <text:s text:c="40"/>==930== <text:s text:c="3"/>by 0x50CB5C7: ??? (in /usr/lib/x86_64-linux-gnu/libQt6Core.so.6.2.4) <text:s text:c="40"/>==930== <text:s text:c="3"/>by 0x95025CA: ??? (in /usr/lib/x86_64-linux-gnu/libQt6XcbQpa.so.6.2.4) <text:s text:c="38"/>==930== <text:s text:c="3"/>by 0x9503C2C: QXcbBasicConnection::QXcbBasicConnection(char const*) (in /usr/lib/x86_64-linux-gnu/libQt6XcbQpa.so.6.2.4) <text:s text:c="108"/>==930== <text:s text:c="3"/>by 0x94FE5E5: QXcbConnection::QXcbConnection(QXcbNativeInterface*, bool, unsigned int, char const*) (in /usr/lib/x86_64-linux-gnu/libQt6XcbQpa.so.6.2.4) <text:s text:c="76"/>==930== <text:s text:c="3"/>by 0x951F1CC: QXcbIntegration::QXcbIntegration(QList&lt;QString&gt; const&amp;, int&amp;, char**) (in /usr/lib/x86_64-linux-gnu/libQt6XcbQpa.so.6.2.4) <text:s text:c="92"/>==930== <text:s text:c="3"/>by 0x94BE512: ??? (in /usr/lib/x86_64-linux-gnu/qt6/plugins/platforms/libqxcb.so) <text:s text:c="27"/>==930== <text:s text:c="3"/>by 0x5B5E69F: QPlatformIntegrationFactory::create(QString const&amp;, QList&lt;QString&gt; const&amp;, int&amp;, char**, QString const&amp;) (in /usr/lib/x86_64-linux-gnu/libQt6Gui.so.6.2.4) <text:s text:c="60"/>==930== <text:s text:c="3"/>by 0x5B33950: QGuiApplicationPrivate::createPlatformIntegration() (in /usr/lib/x86_64-linux-gnu/libQt6Gui.so.6.2.4) <text:s text:c="113"/>==930== <text:s text:c="3"/>by 0x5B356D7: QGuiApplicationPrivate::createEventDispatcher() (in /usr/lib/x86_64-linux-gnu/libQt6Gui.so.6.2.4) <text:s text:c="117"/>==930== <text:s text:c="3"/>by 0x5127066: QCoreApplicationPrivate::init() (in /usr/lib/x86_64-linux-gnu/libQt6Core.so.6.2.4) <text:s text:c="12"/>==930== <text:s text:c="112"/>==930== 162 bytes in 1 blocks are still reachable in loss record 131 of 187 <text:s text:c="44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204636: QString::QString(QChar const*, long long) (in /usr/lib/x86_64-linux-gnu/libQt6Core.so.6.2.4) <text:s text:c="2"/>==930== <text:s text:c="3"/>by 0x52047FF: QString::left(long long) const (in /usr/lib/x86_64-linux-gnu/libQt6Core.so.6.2.4) <text:s text:c="13"/>==930== <text:s text:c="3"/>by 0x50BDCC1: ??? (in <text:soft-page-break/>/usr/lib/x86_64-linux-gnu/libQt6Core.so.6.2.4) <text:s text:c="40"/>==930== <text:s text:c="3"/>by 0x50B6B68: QFileInfo::path() const (in /usr/lib/x86_64-linux-gnu/libQt6Core.so.6.2.4) <text:s text:c="20"/>==930== <text:s text:c="3"/>by 0x51286F9: QCoreApplication::applicationDirPath() (in /usr/lib/x86_64-linux-gnu/libQt6Core.so.6.2.4) <text:s text:c="5"/>==930== <text:s text:c="3"/>by 0x5091212: ??? (in /usr/lib/x86_64-linux-gnu/libQt6Core.so.6.2.4) <text:s text:c="40"/>==930== <text:s text:c="3"/>by 0x5091831: ??? (in /usr/lib/x86_64-linux-gnu/libQt6Core.so.6.2.4) <text:s text:c="40"/>==930== <text:s text:c="3"/>by 0x50924A4: QLibraryInfo::path(QLibraryInfo::LibraryPath) (in /usr/lib/x86_64-linux-gnu/libQt6Core.so.6.2.4) <text:s text:c="118"/>==930== <text:s text:c="3"/>by 0x5125B4A: QCoreApplication::libraryPathsLocked() (in /usr/lib/x86_64-linux-gnu/libQt6Core.so.6.2.4) <text:s text:c="5"/>==930== <text:s text:c="3"/>by 0x5125F43: QCoreApplication::libraryPaths() (in /usr/lib/x86_64-linux-gnu/libQt6Core.so.6.2.4) <text:s text:c="11"/>==930== <text:s text:c="112"/>==930== 164 bytes in 1 blocks are still reachable in loss record 132 of 187 <text:s text:c="30"/></text:p>
      <text:p text:style-name="Standard"><text:s text:c="14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204BF8: QString::QString(long long, Qt::Initialization) (in /usr/lib/x86_64-linux-gnu/libQt6Core.so.6.2.4) <text:s text:c="116"/>==930== <text:s text:c="3"/>by 0x52085AD: QString::fromLocal8Bit(QByteArrayView) (in /usr/lib/x86_64-linux-gnu/libQt6Core.so.6.2.4) <text:s text:c="5"/>==930== <text:s text:c="3"/>by 0x527D72A: ??? (in /usr/lib/x86_64-linux-gnu/libQt6Core.so.6.2.4) <text:s text:c="40"/>==930== <text:s text:c="3"/>by 0x50A188D: QDir::canonicalPath() const (in /usr/lib/x86_64-linux-gnu/libQt6Core.so.6.2.4) <text:s text:c="16"/>==930== <text:s text:c="3"/>by 0x512514E: QCoreApplicationPrivate::appendApplicationPathToLibraryPaths() (in /usr/lib/x86_64-linux-gnu/libQt6Core.so.6.2.4) <text:s text:c="101"/>==930== <text:s text:c="3"/>by 0x5125B72: QCoreApplication::libraryPathsLocked() (in /usr/lib/x86_64-linux-gnu/libQt6Core.so.6.2.4) <text:s text:c="5"/>==930== <text:s text:c="3"/>by 0x5125F43: QCoreApplication::libraryPaths() (in /usr/lib/x86_64-linux-gnu/libQt6Core.so.6.2.4) <text:s text:c="11"/>==930== <text:s text:c="3"/>by 0x51962B3: QFactoryLoader::update() (in /usr/lib/x86_64-linux-gnu/libQt6Core.so.6.2.4) <text:s text:c="19"/>==930== <text:s text:c="3"/>by 0x519821A: QFactoryLoader::QFactoryLoader(char const*, QString const&amp;, Qt::CaseSensitivity) (in /usr/lib/x86_64-linux-gnu/libQt6Core.so.6.2.4) <text:s text:c="83"/>==930== <text:s text:c="3"/>by 0x5B5F1A7: QPlatformIntegrationFactory::keys(QString const&amp;) (in /usr/lib/x86_64-linux-gnu/libQt6Gui.so.6.2.4) <text:s text:c="115"/>==930== <text:s text:c="112"/>==930== 168 bytes in 1 blocks are still reachable in loss record 133 of 187 <text:s text:c="44"/>==930== <text:s text:c="3"/>at 0x4849013: operator new(unsigned long) (in /usr/libexec/valgrind/vgpreload_memcheck-amd64-linux.so) <text:s text:c="6"/>==930== <text:s text:c="3"/>by 0x528A589: ??? (in /usr/lib/x86_64-linux-gnu/libQt6Core.so.6.2.4) <text:s text:c="40"/>==930== <text:s text:c="3"/>by 0x521A621: QThread::currentThread() (in /usr/lib/x86_64-linux-gnu/libQt6Core.so.6.2.4) <text:s text:c="19"/>==930== <text:s text:c="3"/>by 0x5123985: QCoreApplicationPrivate::QCoreApplicationPrivate(int&amp;, char**, unsigned int) (in /usr/lib/x86_64-linux-gnu/libQt6Core.so.6.2.4) <text:s text:c="87"/>==930== <text:s text:c="3"/>by 0x5B2EDCC: QGuiApplicationPrivate::QGuiApplicationPrivate(int&amp;, char**, int) (in /usr/lib/x86_64-linux-gnu/libQt6Gui.so.6.2.4) <text:s text:c="99"/>==930== <text:s text:c="3"/>by 0x49E47EC: QApplicationPrivate::QApplicationPrivate(int&amp;, char**, int) (in /usr/lib/x86_64-linux-gnu/libQt6Widgets.so.6.2.4) <text:s text:c="101"/>==930== <text:s text:c="3"/>by 0x49EC9B5: QApplication::QApplication(int&amp;, char**, int) (in /usr/lib/x86_64-linux-gnu/libQt6Widgets.so.6.2.4) <text:s text:c="115"/>==930== <text:s text:c="3"/>by 0x10B23F: main (in /home/rrunix/QT_QT6p4/build-TestOnlyQt-Clone_of_Desktop_Linux_OK-Release/TestOnlyQt) <text:s text:c="2"/>==930== <text:s text:c="112"/>==930== 186 bytes in 1 blocks are still reachable in loss record 134 of 187 <text:s text:c="44"/>==930== <text:s text:c="3"/>at 0x4848899: malloc (in /usr/libexec/valgrind/vgpreload_memcheck-amd64-linux.so) <text:s text:c="27"/>==930== <text:s text:c="3"/>by 0x522AC53: QArrayData::allocate(QArrayData**, long long, long long, long long, <text:soft-page-break/>QArrayData::AllocationOption) (in /usr/lib/x86_64-linux-gnu/libQt6Core.so.6.2.4) <text:s text:c="66"/>==930== <text:s text:c="3"/>by 0x5204BF8: QString::QString(long long, Qt::Initialization) (in /usr/lib/x86_64-linux-gnu/libQt6Core.so.6.2.4) <text:s text:c="116"/>==930== <text:s text:c="3"/>by 0x52085AD: QString::fromLocal8Bit(QByteArrayView) (in /usr/lib/x86_64-linux-gnu/libQt6Core.so.6.2.4) <text:s text:c="5"/>==930== <text:s text:c="3"/>by 0x527D72A: ??? (in /usr/lib/x86_64-linux-gnu/libQt6Core.so.6.2.4) <text:s text:c="40"/>==930== <text:s text:c="3"/>by 0x50B55A2: ??? (in /usr/lib/x86_64-linux-gnu/libQt6Core.so.6.2.4) <text:s text:c="40"/>==930== <text:s text:c="3"/>by 0x50B5CD9: QFileInfo::canonicalFilePath() const (in /usr/lib/x86_64-linux-gnu/libQt6Core.so.6.2.4) <text:s text:c="7"/>==930== <text:s text:c="3"/>by 0x5124A59: QCoreApplication::applicationFilePath() (in /usr/lib/x86_64-linux-gnu/libQt6Core.so.6.2.4) <text:s text:c="4"/>==930== <text:s text:c="3"/>by 0x51286E1: QCoreApplication::applicationDirPath() (in /usr/lib/x86_64-linux-gnu/libQt6Core.so.6.2.4) <text:s text:c="5"/>==930== <text:s text:c="3"/>by 0x5091212: ??? (in /usr/lib/x86_64-linux-gnu/libQt6Core.so.6.2.4) <text:s text:c="40"/>==930== <text:s text:c="3"/>by 0x5091831: ??? (in /usr/lib/x86_64-linux-gnu/libQt6Core.so.6.2.4) <text:s text:c="40"/>==930== <text:s text:c="3"/>by 0x50924A4: QLibraryInfo::path(QLibraryInfo::LibraryPath) (in /usr/lib/x86_64-linux-gnu/libQt6Core.so.6.2.4) <text:s text:c="118"/>==930== <text:s text:c="112"/>==930== 192 bytes in 1 blocks are still reachable in loss record 135 of 187 <text:s text:c="44"/>==930== <text:s text:c="3"/>at 0x4849013: operator new(unsigned long) (in /usr/libexec/valgrind/vgpreload_memcheck-amd64-linux.so) <text:s text:c="6"/>==930== <text:s text:c="3"/>by 0x521A6E8: ??? (in /usr/lib/x86_64-linux-gnu/libQt6Core.so.6.2.4) <text:s text:c="40"/>==930== <text:s text:c="3"/>by 0x528A5E5: ??? (in /usr/lib/x86_64-linux-gnu/libQt6Core.so.6.2.4) <text:s text:c="40"/>==930== <text:s text:c="3"/>by 0x521A621: QThread::currentThread() (in /usr/lib/x86_64-linux-gnu/libQt6Core.so.6.2.4) <text:s text:c="19"/>==930== <text:s text:c="3"/>by 0x5123985: QCoreApplicationPrivate::QCoreApplicationPrivate(int&amp;, char**, unsigned int) (in /usr/lib/x86_64-linux-gnu/libQt6Core.so.6.2.4) <text:s text:c="87"/>==930== <text:s text:c="3"/>by 0x5B2EDCC: QGuiApplicationPrivate::QGuiApplicationPrivate(int&amp;, char**, int) (in /usr/lib/x86_64-linux-gnu/libQt6Gui.so.6.2.4) <text:s text:c="99"/>==930== <text:s text:c="3"/>by 0x49E47EC: QApplicationPrivate::QApplicationPrivate(int&amp;, char**, int) (in /usr/lib/x86_64-linux-gnu/libQt6Widgets.so.6.2.4) <text:s text:c="101"/>==930== <text:s text:c="3"/>by 0x49EC9B5: QApplication::QApplication(int&amp;, char**, int) (in /usr/lib/x86_64-linux-gnu/libQt6Widgets.so.6.2.4) <text:s text:c="115"/>==930== <text:s text:c="3"/>by 0x10B23F: main (in /home/rrunix/QT_QT6p4/build-TestOnlyQt-Clone_of_Desktop_Linux_OK-Release/TestOnlyQt) <text:s text:c="2"/>==930== <text:s text:c="112"/>==930== 197 bytes in 1 blocks are still reachable in loss record 136 of 187 <text:s text:c="44"/>==930== <text:s text:c="3"/>at 0x4848899: malloc (in /usr/libexec/valgrind/vgpreload_memcheck-amd64-linux.so) <text:s text:c="27"/>==930== <text:s text:c="3"/>by 0x40083D5: malloc (rtld-malloc.h:56) <text:s text:c="69"/>==930== <text:s text:c="3"/>by 0x40083D5: fillin_rpath.isra.0 (dl-load.c:532) <text:s text:c="59"/>==930== <text:s text:c="3"/>by 0x4008602: decompose_rpath (dl-load.c:654) <text:s text:c="63"/>==930== <text:s text:c="3"/>by 0x400ABF5: cache_rpath (dl-load.c:696) <text:s text:c="67"/>==930== <text:s text:c="3"/>by 0x400ABF5: cache_rpath (dl-load.c:677) <text:s text:c="67"/>==930== <text:s text:c="3"/>by 0x400ABF5: _dl_map_object (dl-load.c:2165) <text:s text:c="63"/>==930== <text:s text:c="3"/>by 0x4003494: openaux (dl-deps.c:64) <text:s text:c="72"/>==930== <text:s text:c="3"/>by 0x58BAC27: _dl_catch_exception (dl-error-skeleton.c:208) <text:s text:c="49"/>==930== <text:s text:c="3"/>by 0x4003C7B: _dl_map_object_deps (dl-deps.c:248) <text:s text:c="59"/>==930== <text:s text:c="3"/>by 0x400EA0E: dl_open_worker_begin (dl-open.c:592) <text:s text:c="58"/>==930== <text:s text:c="3"/>by 0x58BAC27: _dl_catch_exception (dl-error-skeleton.c:208) <text:s text:c="49"/>==930== <text:s text:c="3"/>by 0x400DF99: dl_open_worker (dl-open.c:782) <text:s text:c="64"/>==930== <text:s text:c="3"/>by 0x58BAC27: _dl_catch_exception (dl-error-skeleton.c:208) <text:s text:c="49"/>==930== <text:s text:c="3"/>by 0x400E34D: _dl_open (dl-open.c:883) <text:s text:c="70"/>==930== <text:s text:c="112"/>==930== 256 bytes in 1 blocks are still reachable in loss record 137 of 187 <text:s text:c="44"/>==930== <text:s text:c="3"/>at 0x484A2F3: operator new[](unsigned</text:p>
      <text:p text:style-name="Standard"><text:soft-page-break/><text:s/>long) (in /usr/libexec/valgrind/vgpreload_memcheck-amd64-linux.so) <text:s text:c="4"/>==930== <text:s text:c="3"/>by 0x50CEA3D: ??? (in /usr/lib/x86_64-linux-gnu/libQt6Core.so.6.2.4) <text:s text:c="40"/>==930== <text:s text:c="3"/>by 0x50CB5DB: ??? (in /usr/lib/x86_64-linux-gnu/libQt6Core.so.6.2.4) <text:s text:c="40"/>==930== <text:s text:c="3"/>by 0x95025CA: ??? (in /usr/lib/x86_64-linux-gnu/libQt6XcbQpa.so.6.2.4) <text:s text:c="38"/>==930== <text:s text:c="3"/>by 0x9503C2C: QXcbBasicConnection::QXcbBasicConnection(char const*) (in /usr/lib/x86_64-linux-gnu/libQt6XcbQpa.so.6.2.4) <text:s text:c="108"/>==930== <text:s text:c="3"/>by 0x94FE5E5: QXcbConnection::QXcbConnection(QXcbNativeInterface*, bool, unsigned int, char const*) (in /usr/lib/x86_64-linux-gnu/libQt6XcbQpa.so.6.2.4) <text:s text:c="76"/>==930== <text:s text:c="3"/>by 0x951F1CC: QXcbIntegration::QXcbIntegration(QList&lt;QString&gt; const&amp;, int&amp;, char**) (in /usr/lib/x86_64-linux-gnu/libQt6XcbQpa.so.6.2.4) <text:s text:c="92"/>==930== <text:s text:c="3"/>by 0x94BE512: ??? (in /usr/lib/x86_64-linux-gnu/qt6/plugins/platforms/libqxcb.so) <text:s text:c="27"/>==930== <text:s text:c="3"/>by 0x5B5E69F: QPlatformIntegrationFactory::create(QString const&amp;, QList&lt;QString&gt; const&amp;, int&amp;, char**, QString const&amp;) (in /usr/lib/x86_64-linux-gnu/libQt6Gui.so.6.2.4) <text:s text:c="60"/>==930== <text:s text:c="3"/>by 0x5B33950: QGuiApplicationPrivate::createPlatformIntegration() (in /usr/lib/x86_64-linux-gnu/libQt6Gui.so.6.2.4) <text:s text:c="113"/>==930== <text:s text:c="3"/>by 0x5B356D7: QGuiApplicationPrivate::createEventDispatcher() (in /usr/lib/x86_64-linux-gnu/libQt6Gui.so.6.2.4) <text:s text:c="117"/>==930== <text:s text:c="3"/>by 0x5127066: QCoreApplicationPrivate::init() (in /usr/lib/x86_64-linux-gnu/libQt6Core.so.6.2.4) <text:s text:c="12"/>==930== <text:s text:c="112"/>==930== 256 bytes in 8 blocks are still reachable in loss record 138 of 187 <text:s text:c="44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208B64: QString::fromLatin1(QByteArrayView) (in /usr/lib/x86_64-linux-gnu/libQt6Core.so.6.2.4) <text:s text:c="8"/>==930== <text:s text:c="3"/>by 0x51AA74C: ??? (in /usr/lib/x86_64-linux-gnu/libQt6Core.so.6.2.4) <text:s text:c="40"/>==930== <text:s text:c="3"/>by 0x51A1FEF: QCborValue::toString(QString const&amp;) const (in /usr/lib/x86_64-linux-gnu/libQt6Core.so.6.2.4) <text:s/>==930== <text:s text:c="3"/>by 0x51BD2B2: QJsonValue::toString() const (in /usr/lib/x86_64-linux-gnu/libQt6Core.so.6.2.4) <text:s text:c="15"/>==930== <text:s text:c="3"/>by 0x51971D0: QFactoryLoader::update() (in /usr/lib/x86_64-linux-gnu/libQt6Core.so.6.2.4) <text:s text:c="19"/>==930== <text:s text:c="3"/>by 0x519821A: QFactoryLoader::QFactoryLoader(char const*, QString const&amp;, Qt::CaseSensitivity) (in /usr/lib/x86_64-linux-gnu/libQt6Core.so.6.2.4) <text:s text:c="83"/>==930== <text:s text:c="3"/>by 0x5B5F1A7: QPlatformIntegrationFactory::keys(QString const&amp;) (in /usr/lib/x86_64-linux-gnu/libQt6Gui.so.6.2.4) <text:s text:c="115"/>==930== <text:s text:c="3"/>by 0x5B3367F: QGuiApplicationPrivate::createPlatformIntegration() (in /usr/lib/x86_64-linux-gnu/libQt6Gui.so.6.2.4) <text:s text:c="113"/>==930== <text:s text:c="3"/>by 0x5B356D7: QGuiApplicationPrivate::createEventDispatcher() (in /usr/lib/x86_64-linux-gnu/libQt6Gui.so.6.2.4) <text:s text:c="117"/>==930== <text:s text:c="3"/>by 0x5127066: QCoreApplicationPrivate::init() (in /usr/lib/x86_64-linux-gnu/libQt6Core.so.6.2.4) <text:s text:c="12"/>==930== <text:s text:c="112"/>==930== 256 bytes in 8 blocks are still reachable in loss record 139 of 187 <text:s text:c="44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208B64: QString::fromLatin1(QByteArrayView) (in /usr/lib/x86_64-linux-gnu/libQt6Core.so.6.2.4) <text:s text:c="8"/>==930== <text:s text:c="3"/>by 0x51AA74C: ??? (in /usr/lib/x86_64-linux-gnu/libQt6Core.so.6.2.4) <text:s text:c="40"/>==930== <text:s text:c="3"/>by 0x51A1FEF: QCborValue::toString(QString const&amp;) const (in /usr/lib/x86_64-linux-gnu/libQt6Core.so.6.2.4) <text:s/>==930== <text:s text:c="3"/>by 0x51BD2B2: QJsonValue::toString() const (in /usr/lib/x86_64-linux-gnu/libQt6Core.so.6.2.4) <text:s text:c="15"/>==930== <text:s text:c="3"/>by 0x5195CFC: QFactoryLoader::keyMap() const (in /usr/lib/x86_64-linux-gnu/libQt6Core.so.6.2.4) <text:s text:c="13"/>==930== <text:s text:c="3"/>by 0x5B5EA79: QPlatformIntegrationFactory::keys(QString const&amp;) (in <text:soft-page-break/>/usr/lib/x86_64-linux-gnu/libQt6Gui.so.6.2.4) <text:s text:c="115"/>==930== <text:s text:c="3"/>by 0x5B3367F: QGuiApplicationPrivate::createPlatformIntegration() (in /usr/lib/x86_64-linux-gnu/libQt6Gui.so.6.2.4) <text:s text:c="113"/>==930== <text:s text:c="3"/>by 0x5B356D7: QGuiApplicationPrivate::createEventDispatcher() (in /usr/lib/x86_64-linux-gnu/libQt6Gui.so.6.2.4) <text:s text:c="117"/>==930== <text:s text:c="3"/>by 0x5127066: QCoreApplicationPrivate::init() (in /usr/lib/x86_64-linux-gnu/libQt6Core.so.6.2.4) <text:s text:c="12"/>==930== <text:s text:c="3"/>by 0x5B371D3: QGuiApplicationPrivate::init() (in /usr/lib/x86_64-linux-gnu/libQt6Gui.so.6.2.4) <text:s text:c="14"/>==930== <text:s text:c="112"/>==930== 258 bytes in 1 blocks are still reachable in loss record 140 of 187 <text:s text:c="44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AB7406: ??? (in /usr/lib/x86_64-linux-gnu/libQt6Gui.so.6.2.4) <text:s text:c="41"/>==930== <text:s text:c="3"/>by 0x5B5ECFE: QPlatformIntegrationFactory::keys(QString const&amp;) (in /usr/lib/x86_64-linux-gnu/libQt6Gui.so.6.2.4) <text:s text:c="115"/>==930== <text:s text:c="3"/>by 0x5B3367F: QGuiApplicationPrivate::createPlatformIntegration() (in /usr/lib/x86_64-linux-gnu/libQt6Gui.so.6.2.4) <text:s text:c="113"/>==930== <text:s text:c="3"/>by 0x5B356D7: QGuiApplicationPrivate::createEventDispatcher() (in /usr/lib/x86_64-linux-gnu/libQt6Gui.so.6.2.4) <text:s text:c="117"/>==930== <text:s text:c="3"/>by 0x5127066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3"/>by 0x10B23F: main (in /home/rrunix/QT_QT6p4/build-TestOnlyQt-Clone_of_Desktop_Linux_OK-Release/TestOnlyQt) <text:s text:c="2"/>==930== <text:s text:c="112"/>==930== 272 bytes in 8 blocks are still reachable in loss record 141 of 187 <text:s text:c="44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1DF2C9: QByteArray::reallocData(long long, QArrayData::AllocationOption) (in /usr/lib/x86_64-linux-gnu/libQt6Core.so.6.2.4) <text:s text:c="99"/>==930== <text:s text:c="3"/>by 0x51DF499: QByteArray::resize(long long) (in /usr/lib/x86_64-linux-gnu/libQt6Core.so.6.2.4) <text:s text:c="14"/>==930== <text:s text:c="3"/>by 0x51A2C97: ??? (in /usr/lib/x86_64-linux-gnu/libQt6Core.so.6.2.4) <text:s text:c="40"/>==930== <text:s text:c="3"/>by 0x51B7DBC: QJsonObject::iterator QJsonObject::insertAt&lt;QStringView&gt;(long long, QStringView, QJsonValue const&amp;, bool) (in /usr/lib/x86_64-linux-gnu/libQt6Core.so.6.2.4) <text:s text:c="58"/>==930== <text:s text:c="3"/>by 0x51B6F76: QJsonObject::insert(QStringView, QJsonValue const&amp;) (in /usr/lib/x86_64-linux-gnu/libQt6Core.so.6.2.4)</text:p>
      <text:p text:style-name="Standard"><text:s text:c="113"/>==930== <text:s text:c="3"/>by 0x51AF8F7: ??? (in /usr/lib/x86_64-linux-gnu/libQt6Core.so.6.2.4) <text:s text:c="40"/>==930== <text:s text:c="3"/>by 0x51AFC0E: ??? (in /usr/lib/x86_64-linux-gnu/libQt6Core.so.6.2.4) <text:s text:c="40"/>==930== <text:s text:c="3"/>by 0x51AFA76: ??? (in /usr/lib/x86_64-linux-gnu/libQt6Core.so.6.2.4) <text:s text:c="40"/>==930== <text:s text:c="3"/>by 0x51B003A: QCborValueRef::toJsonValue() const (in /usr/lib/x86_64-linux-gnu/libQt6Core.so.6.2.4) <text:s text:c="9"/>==930== <text:s text:c="3"/>by 0x519499F: ??? (in /usr/lib/x86_64-linux-gnu/libQt6Core.so.6.2.4) <text:s text:c="40"/>==930== <text:s text:c="112"/>==930== 353 bytes in 12 blocks are still reachable in loss record 142 of 187 <text:s text:c="43"/>==930== <text:s text:c="3"/>at 0x4848899: malloc (in /usr/libexec/valgrind/vgpreload_memcheck-amd64-linux.so) <text:s text:c="27"/>==930== <text:s text:c="3"/>by 0x5783E4C: _nl_make_l10nflist (l10nflist.c:166) <text:s text:c="58"/>==930== <text:s text:c="3"/>by 0x5784211: _nl_make_l10nflist (l10nflist.c:285) <text:s text:c="58"/>==930== <text:s text:c="3"/>by 0x5784211: _nl_make_l10nflist (l10nflist.c:285) <text:s text:c="58"/>==930== <text:s text:c="3"/>by 0x577D747: _nl_find_locale (findlocale.c:214) <text:s text:c="60"/>==930== <text:s text:c="3"/>by 0x577C856: setlocale (setlocale.c:337) <text:s text:c="67"/><text:soft-page-break/>==930== <text:s text:c="3"/>by 0x577C856: setlocale (setlocale.c:217) <text:s text:c="67"/>==930== <text:s text:c="3"/>by 0x5126035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3"/>by 0x10B23F: main (in /home/rrunix/QT_QT6p4/build-TestOnlyQt-Clone_of_Desktop_Linux_OK-Release/TestOnlyQt) <text:s text:c="2"/>==930== <text:s text:c="112"/>==930== 368 bytes in 8 blocks are still reachable in loss record 143 of 187 <text:s text:c="44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1DF2C9: QByteArray::reallocData(long long, QArrayData::AllocationOption) (in /usr/lib/x86_64-linux-gnu/libQt6Core.so.6.2.4) <text:s text:c="99"/>==930== <text:s text:c="3"/>by 0x51DF499: QByteArray::resize(long long) (in /usr/lib/x86_64-linux-gnu/libQt6Core.so.6.2.4) <text:s text:c="14"/>==930== <text:s text:c="3"/>by 0x51A2C97: ??? (in /usr/lib/x86_64-linux-gnu/libQt6Core.so.6.2.4) <text:s text:c="40"/>==930== <text:s text:c="3"/>by 0x51AE3CC: QJsonArray::insert(long long, QJsonValue const&amp;) (in /usr/lib/x86_64-linux-gnu/libQt6Core.so.6.2.4) <text:s text:c="115"/>==930== <text:s text:c="3"/>by 0x51AFF6B: ??? (in /usr/lib/x86_64-linux-gnu/libQt6Core.so.6.2.4) <text:s text:c="40"/>==930== <text:s text:c="3"/>by 0x51AFBCE: ??? (in /usr/lib/x86_64-linux-gnu/libQt6Core.so.6.2.4) <text:s text:c="40"/>==930== <text:s text:c="3"/>by 0x51AFA76: ??? (in /usr/lib/x86_64-linux-gnu/libQt6Core.so.6.2.4) <text:s text:c="40"/>==930== <text:s text:c="3"/>by 0x51AF8D9: ??? (in /usr/lib/x86_64-linux-gnu/libQt6Core.so.6.2.4) <text:s text:c="40"/>==930== <text:s text:c="3"/>by 0x51AFC0E: ??? (in /usr/lib/x86_64-linux-gnu/libQt6Core.so.6.2.4) <text:s text:c="40"/>==930== <text:s text:c="3"/>by 0x51AFA76: ??? (in /usr/lib/x86_64-linux-gnu/libQt6Core.so.6.2.4) <text:s text:c="40"/>==930== <text:s text:c="112"/>==930== 485 bytes in 12 blocks are still reachable in loss record 144 of 187 <text:s text:c="43"/>==930== <text:s text:c="3"/>at 0x4848899: malloc (in /usr/libexec/valgrind/vgpreload_memcheck-amd64-linux.so) <text:s text:c="27"/>==930== <text:s text:c="3"/>by 0x5783E4C: _nl_make_l10nflist (l10nflist.c:166) <text:s text:c="58"/>==930== <text:s text:c="3"/>by 0x577D747: _nl_find_locale (findlocale.c:214) <text:s text:c="60"/>==930== <text:s text:c="3"/>by 0x577C856: setlocale (setlocale.c:337) <text:s text:c="67"/>==930== <text:s text:c="3"/>by 0x577C856: setlocale (setlocale.c:217) <text:s text:c="67"/>==930== <text:s text:c="3"/>by 0x5126035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3"/>by 0x10B23F: main (in /home/rrunix/QT_QT6p4/build-TestOnlyQt-Clone_of_Desktop_Linux_OK-Release/TestOnlyQt) <text:s text:c="2"/>==930== <text:s text:c="112"/>==930== 488 bytes in 1 blocks are still reachable in loss record 145 of 187 <text:s text:c="44"/>==930== <text:s text:c="3"/>at 0x4849013: operator new(unsigned long) (in /usr/libexec/valgrind/vgpreload_memcheck-amd64-linux.so) <text:s text:c="6"/>==930== <text:s text:c="3"/>by 0x49EC9A1: QApplication::QApplication(int&amp;, char**, int) (in /usr/lib/x86_64-linux-gnu/libQt6Widgets.so.6.2.4) <text:s text:c="115"/>==930== <text:s text:c="3"/>by 0x10B23F: main (in /home/rrunix/QT_QT6p4/build-TestOnlyQt-Clone_of_Desktop_Linux_OK-Release/TestOnlyQt) <text:s text:c="2"/>==930== <text:s text:c="112"/>==930== 512 bytes in 1 blocks are still reachable in loss record 146 of 187 <text:s text:c="44"/>==930== <text:s text:c="3"/>at 0x484A2F3: operator new[](unsigned long) (in /usr/libexec/valgrind/vgpreload_memcheck-amd64-linux.so) <text:s text:c="4"/>==930== <text:s text:c="3"/>by 0x516066A: ??? (in /usr/lib/x86_64-linux-gnu/libQt6Core.so.6.2.4) <text:s text:c="40"/>==930== <text:s text:c="3"/>by 0x5145F8E: QMetaType::idHelper() const (in /usr/lib/x86_64-linux-gnu/libQt6Core.so.6.2.4) <text:s text:c="16"/>==930== <text:s text:c="3"/>by 0x951EF84: QXcbIntegration::QXcbIntegration(QList&lt;QString&gt; const&amp;, int&amp;, char**) (in /usr/lib/x86_64-linux-gnu/libQt6XcbQpa.so.6.2.4) <text:s text:c="92"/>==930== <text:s text:c="3"/>by 0x94BE512: ??? (in /usr/lib/x86_64-linux-gnu/qt6/plugins/platforms/libqxcb.so) <text:s text:c="27"/><text:soft-page-break/>==930== <text:s text:c="3"/>by 0x5B5E69F: QPlatformIntegrationFactory::create(QString const&amp;, QList&lt;QString&gt; const&amp;, int&amp;, char**, QString const&amp;) (in /usr/lib/x86_64-linux-gnu/libQt6Gui.so.6.2.4) <text:s text:c="60"/>==930== <text:s text:c="3"/>by 0x5B33950: QGuiApplicationPrivate::createPlatformIntegration() (in /usr/lib/x86_64-linux-gnu/libQt6Gui.so.6.2.4) <text:s text:c="113"/>==930== <text:s text:c="3"/>by 0x5B356D7: QGuiApplicationPrivate::createEventDispatcher() (in /usr/lib/x86_64-linux-gnu/libQt6Gui.so.6.2.4) <text:s text:c="117"/>==930== <text:s text:c="3"/>by 0x5127066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3"/>by 0x10B23F: main (in /home/rrunix/QT_QT6p4/build-TestOnlyQt-Clone_of_Desktop_Linux_OK-Release/TestOnlyQt) <text:s text:c="2"/>==930== <text:s text:c="112"/>==930== 512 bytes in 8 blocks are still reachable in loss record 147 of 187 <text:s text:c="44"/>==930== <text:s text:c="3"/>at 0x4849013: operator new(unsigned long) (in /usr/libexec/valgrind/vgpreload_memcheck-amd64-linux.so) <text:s text:c="6"/>==930== <text:s text:c="3"/>by 0x534707B: ??? (in /usr/lib/x86_64-linux-gnu/libQt6Core.so.6.2.4) <text:s text:c="40"/>==930== <text:s text:c="3"/>by 0x5196B8E: QFactoryLoader::update() (in /usr/lib/x86_64-linux-gnu/libQt6Core.so.6.2.4) <text:s text:c="19"/>==930== <text:s text:c="3"/>by 0x519821A: QFactoryLoader::QFactoryLoader(char const*, QString const&amp;, Qt::CaseSensitivity) (in /usr/lib/x86_64-linux-gnu/libQt6Core.so.6.2.4) <text:s text:c="83"/>==930== <text:s text:c="3"/>by 0x5B5F1A7: QPlatformIntegrationFactory::keys(QString const&amp;) (in /usr/lib/x86_64-linux-gnu/libQt6Gui.so.6.2.4) <text:s text:c="115"/>==930== <text:s text:c="3"/>by 0x5B3367F: QGuiApplicationPrivate::createPlatformIntegration() (in /usr/lib/x86_64-linux-gnu/libQt6Gui.so.6.2.4) <text:s text:c="113"/>==930== <text:s text:c="3"/>by 0x5B356D7: QGuiApplicationPrivate::createEventDispatcher()</text:p>
      <text:p text:style-name="Standard"><text:s/>(in /usr/lib/x86_64-linux-gnu/libQt6Gui.so.6.2.4) <text:s text:c="117"/>==930== <text:s text:c="3"/>by 0x5127066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3"/>by 0x10B23F: main (in /home/rrunix/QT_QT6p4/build-TestOnlyQt-Clone_of_Desktop_Linux_OK-Release/TestOnlyQt) <text:s text:c="2"/>==930== <text:s text:c="112"/>==930== 512 bytes in 8 blocks are still reachable in loss record 148 of 187 <text:s text:c="44"/>==930== <text:s text:c="3"/>at 0x4849013: operator new(unsigned long) (in /usr/libexec/valgrind/vgpreload_memcheck-amd64-linux.so) <text:s text:c="6"/>==930== <text:s text:c="3"/>by 0x51B7A99: QJsonObject::iterator QJsonObject::insertAt&lt;QLatin1String&gt;(long long, QLatin1String, QJsonValue const&amp;, bool) (in /usr/lib/x86_64-linux-gnu/libQt6Core.so.6.2.4) <text:s text:c="54"/>==930== <text:s text:c="3"/>by 0x51B6E76: QJsonObject::insert(QLatin1String, QJsonValue const&amp;) (in /usr/lib/x86_64-linux-gnu/libQt6Core.so.6.2.4) <text:s text:c="110"/>==930== <text:s text:c="3"/>by 0x51946DD: ??? (in /usr/lib/x86_64-linux-gnu/libQt6Core.so.6.2.4) <text:s text:c="40"/>==930== <text:s text:c="3"/>by 0x5194DB9: ??? (in /usr/lib/x86_64-linux-gnu/libQt6Core.so.6.2.4) <text:s text:c="40"/>==930== <text:s text:c="3"/>by 0x5345D77: ??? (in /usr/lib/x86_64-linux-gnu/libQt6Core.so.6.2.4) <text:s text:c="40"/>==930== <text:s text:c="3"/>by 0x5346170: ??? (in /usr/lib/x86_64-linux-gnu/libQt6Core.so.6.2.4) <text:s text:c="40"/>==930== <text:s text:c="3"/>by 0x5196BFE: QFactoryLoader::update() (in /usr/lib/x86_64-linux-gnu/libQt6Core.so.6.2.4) <text:s text:c="19"/>==930== <text:s text:c="3"/>by 0x519821A: QFactoryLoader::QFactoryLoader(char const*, QString const&amp;, Qt::CaseSensitivity) (in /usr/lib/x86_64-linux-gnu/libQt6Core.so.6.2.4) <text:s text:c="83"/>==930== <text:s text:c="3"/>by 0x5B5F1A7: QPlatformIntegrationFactory::keys(QString const&amp;) (in /usr/lib/x86_64-linux-gnu/libQt6Gui.so.6.2.4) <text:s text:c="115"/>==930== <text:s text:c="3"/>by 0x5B3367F: QGuiApplicationPrivate::createPlatformIntegration() (in /usr/lib/x86_64-linux-gnu/libQt6Gui.so.6.2.4) <text:s text:c="113"/>==930== <text:s text:c="3"/>by 0x5B356D7: QGuiApplicationPrivate::createEventDispatcher() (in /usr/lib/x86_64-linux-gnu/libQt6Gui.so.6.2.4) <text:s text:c="117"/><text:soft-page-break/>==930== <text:s text:c="112"/>==930== 512 bytes in 8 blocks are still reachable in loss record 149 of 187 <text:s text:c="44"/>==930== <text:s text:c="3"/>at 0x4849013: operator new(unsigned long) (in /usr/libexec/valgrind/vgpreload_memcheck-amd64-linux.so) <text:s text:c="6"/>==930== <text:s text:c="3"/>by 0x51AE3E9: QJsonArray::insert(long long, QJsonValue const&amp;) (in /usr/lib/x86_64-linux-gnu/libQt6Core.so.6.2.4) <text:s text:c="115"/>==930== <text:s text:c="3"/>by 0x51AFF6B: ??? (in /usr/lib/x86_64-linux-gnu/libQt6Core.so.6.2.4) <text:s text:c="40"/>==930== <text:s text:c="3"/>by 0x51AFBCE: ??? (in /usr/lib/x86_64-linux-gnu/libQt6Core.so.6.2.4) <text:s text:c="40"/>==930== <text:s text:c="3"/>by 0x51AFA76: ??? (in /usr/lib/x86_64-linux-gnu/libQt6Core.so.6.2.4) <text:s text:c="40"/>==930== <text:s text:c="3"/>by 0x51AF8D9: ??? (in /usr/lib/x86_64-linux-gnu/libQt6Core.so.6.2.4) <text:s text:c="40"/>==930== <text:s text:c="3"/>by 0x51AFC0E: ??? (in /usr/lib/x86_64-linux-gnu/libQt6Core.so.6.2.4) <text:s text:c="40"/>==930== <text:s text:c="3"/>by 0x51AFA76: ??? (in /usr/lib/x86_64-linux-gnu/libQt6Core.so.6.2.4) <text:s text:c="40"/>==930== <text:s text:c="3"/>by 0x51B003A: QCborValueRef::toJsonValue() const (in /usr/lib/x86_64-linux-gnu/libQt6Core.so.6.2.4) <text:s text:c="9"/>==930== <text:s text:c="3"/>by 0x519499F: ??? (in /usr/lib/x86_64-linux-gnu/libQt6Core.so.6.2.4) <text:s text:c="40"/>==930== <text:s text:c="3"/>by 0x5194DB9: ??? (in /usr/lib/x86_64-linux-gnu/libQt6Core.so.6.2.4) <text:s text:c="40"/>==930== <text:s text:c="3"/>by 0x5345D77: ??? (in /usr/lib/x86_64-linux-gnu/libQt6Core.so.6.2.4) <text:s text:c="40"/>==930== <text:s text:c="112"/>==930== 512 bytes in 8 blocks are still reachable in loss record 150 of 187 <text:s text:c="44"/>==930== <text:s text:c="3"/>at 0x4849013: operator new(unsigned long) (in /usr/libexec/valgrind/vgpreload_memcheck-amd64-linux.so) <text:s text:c="6"/>==930== <text:s text:c="3"/>by 0x51B7E19: QJsonObject::iterator QJsonObject::insertAt&lt;QStringView&gt;(long long, QStringView, QJsonValue const&amp;, bool) (in /usr/lib/x86_64-linux-gnu/libQt6Core.so.6.2.4) <text:s text:c="58"/>==930== <text:s text:c="3"/>by 0x51B6F76: QJsonObject::insert(QStringView, QJsonValue const&amp;) (in /usr/lib/x86_64-linux-gnu/libQt6Core.so.6.2.4) <text:s text:c="112"/>==930== <text:s text:c="3"/>by 0x51AF8F7: ??? (in /usr/lib/x86_64-linux-gnu/libQt6Core.so.6.2.4) <text:s text:c="40"/>==930== <text:s text:c="3"/>by 0x51AFC0E: ??? (in /usr/lib/x86_64-linux-gnu/libQt6Core.so.6.2.4) <text:s text:c="40"/>==930== <text:s text:c="3"/>by 0x51AFA76: ??? (in /usr/lib/x86_64-linux-gnu/libQt6Core.so.6.2.4) <text:s text:c="40"/>==930== <text:s text:c="3"/>by 0x51B003A: QCborValueRef::toJsonValue() const (in /usr/lib/x86_64-linux-gnu/libQt6Core.so.6.2.4) <text:s text:c="9"/>==930== <text:s text:c="3"/>by 0x519499F: ??? (in /usr/lib/x86_64-linux-gnu/libQt6Core.so.6.2.4) <text:s text:c="40"/>==930== <text:s text:c="3"/>by 0x5194DB9: ??? (in /usr/lib/x86_64-linux-gnu/libQt6Core.so.6.2.4) <text:s text:c="40"/>==930== <text:s text:c="3"/>by 0x5345D77: ??? (in /usr/lib/x86_64-linux-gnu/libQt6Core.so.6.2.4) <text:s text:c="40"/>==930== <text:s text:c="3"/>by 0x5346170: ??? (in /usr/lib/x86_64-linux-gnu/libQt6Core.so.6.2.4) <text:s text:c="40"/>==930== <text:s text:c="3"/>by 0x5196BFE: QFactoryLoader::update() (in /usr/lib/x86_64-linux-gnu/libQt6Core.so.6.2.4) <text:s text:c="19"/>==930== <text:s text:c="112"/>==930== 512 bytes in 8 blocks are still reachable in loss record 151 of 187 <text:s text:c="44"/>==930== <text:s text:c="3"/>at 0x4849013: operator new(unsigned long) (in /usr/libexec/valgrind/vgpreload_memcheck-amd64-linux.so) <text:s text:c="6"/>==930== <text:s text:c="3"/>by 0x51987C4: ??? (in /usr/lib/x86_64-linux-gnu/libQt6Core.so.6.2.4) <text:s text:c="40"/>==930== <text:s text:c="3"/>by 0x519759E: QFactoryLoader::update() (in /usr/lib/x86_64-linux-gnu/libQt6Core.so.6.2.4) <text:s text:c="19"/>==930== <text:s text:c="3"/>by 0x519821A: QFactoryLoader::QFactoryLoader(char const*, QString const&amp;, Qt::CaseSensitivity) (in /usr/lib/x86_64-linux-gnu/libQt6Core.so.6.2.4) <text:s text:c="83"/>==930== <text:s text:c="3"/>by 0x5B5F1A7: QPlatformIntegrationFactory::keys(QString const&amp;) (in /usr/lib/x86_64-linux-gnu/libQt6Gui.so.6.2.4) <text:s text:c="115"/>==930== <text:s text:c="3"/>by 0x5B3367F: QGuiApplicationPrivate::createPlatformIntegration() (in /usr/lib/x86_64-linux-gnu/libQt6Gui.so.6.2.4) <text:s text:c="113"/>==930== <text:s text:c="3"/>by 0x5B356D7: QGuiApplicationPrivate::createEventDispatcher() (in /usr/lib/x86_64-linux-gnu/libQt6Gui.so.6.2.4) <text:s text:c="117"/>==930== <text:s text:c="3"/>by 0x5127066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<text:soft-page-break/>==930== <text:s text:c="3"/>by 0x10B23F: main (in /home/rrunix/QT_QT6p4/build-TestOnlyQt-Clone_of_Desktop_Linux_OK-Release/TestOnlyQt) <text:s text:c="2"/>==930== <text:s text:c="112"/>==930== 514 bytes in 1 blocks are still reachable in loss record 152 of 187 <text:s text:c="44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20F677: ??? (in /usr/lib/x86_64-linux-gnu/libQt6Core.so.6.2.4) <text:s text:c="40"/>==930== <text:s text:c="3"/>by 0x520FD5A: ??? (in /usr/lib/x86_64-linux-gnu/libQt6Core.so.6.2.4) <text:s text:c="40"/>==930== <text:s text:c="3"/>by 0x5209C31: QString::append(QChar const*, long long) (in /usr/lib/x86_64-linux-gnu/libQt6Core.so.6.2.4) <text:s text:c="3"/>==930== <text:s text:c="3"/>by 0x5209CE7: QString::append(QString const&amp;) (in /usr/lib/x86_64-linux-gnu/libQt6Core.so.6.2.4) <text:s text:c="12"/>==930== <text:s text:c="3"/>by</text:p>
      <text:p text:style-name="Standard"><text:s/>0x5B354FD: QGuiApplicationPrivate::createPlatformIntegration() (in /usr/lib/x86_64-linux-gnu/libQt6Gui.so.6.2.4) <text:s text:c="113"/>==930== <text:s text:c="3"/>by 0x5B356D7: QGuiApplicationPrivate::createEventDispatcher() (in /usr/lib/x86_64-linux-gnu/libQt6Gui.so.6.2.4) <text:s text:c="117"/>==930== <text:s text:c="3"/>by 0x5127066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3"/>by 0x10B23F: main (in /home/rrunix/QT_QT6p4/build-TestOnlyQt-Clone_of_Desktop_Linux_OK-Release/TestOnlyQt) <text:s text:c="2"/>==930== <text:s text:c="112"/>==930== 514 bytes in 1 blocks are definitely lost in loss record 153 of 187 <text:s text:c="44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20F677: ??? (in /usr/lib/x86_64-linux-gnu/libQt6Core.so.6.2.4) <text:s text:c="40"/>==930== <text:s text:c="3"/>by 0x520FD5A: ??? (in /usr/lib/x86_64-linux-gnu/libQt6Core.so.6.2.4) <text:s text:c="40"/>==930== <text:s text:c="3"/>by 0x5209C31: QString::append(QChar const*, long long) (in /usr/lib/x86_64-linux-gnu/libQt6Core.so.6.2.4) <text:s text:c="3"/>==930== <text:s text:c="3"/>by 0x5209CE7: QString::append(QString const&amp;) (in /usr/lib/x86_64-linux-gnu/libQt6Core.so.6.2.4) <text:s text:c="12"/>==930== <text:s text:c="3"/>by 0x520AB47: QString::vasprintf(char const*, __va_list_tag*) (in /usr/lib/x86_64-linux-gnu/libQt6Core.so.6.2.4) <text:s text:c="116"/>==930== <text:s text:c="3"/>by 0x5093BDB: ??? (in /usr/lib/x86_64-linux-gnu/libQt6Core.so.6.2.4) <text:s text:c="40"/>==930== <text:s text:c="3"/>by 0x50701DA: QMessageLogger::fatal(char const*, ...) const (in /usr/lib/x86_64-linux-gnu/libQt6Core.so.6.2.4) <text:s text:c="118"/>==930== <text:s text:c="3"/>by 0x5A87369: ??? (in /usr/lib/x86_64-linux-gnu/libQt6Gui.so.6.2.4) <text:s text:c="41"/>==930== <text:s text:c="3"/>by 0x5B356D7: QGuiApplicationPrivate::createEventDispatcher() (in /usr/lib/x86_64-linux-gnu/libQt6Gui.so.6.2.4) <text:s text:c="117"/>==930== <text:s text:c="3"/>by 0x5127066: QCoreApplicationPrivate::init() (in /usr/lib/x86_64-linux-gnu/libQt6Core.so.6.2.4) <text:s text:c="12"/>==930== <text:s text:c="112"/>==930== 528 bytes in 8 blocks are still reachable in loss record 154 of 187 <text:s text:c="44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1AAA98: ??? (in /usr/lib/x86_64-linux-gnu/libQt6Core.so.6.2.4) <text:s text:c="40"/>==930== <text:s text:c="3"/>by 0x51AB38D: ??? (in /usr/lib/x86_64-linux-gnu/libQt6Core.so.6.2.4) <text:s text:c="40"/>==930== <text:s text:c="3"/>by 0x51AE348: QJsonArray::insert(long long, QJsonValue const&amp;) (in /usr/lib/x86_64-linux-gnu/libQt6Core.so.6.2.4) <text:s text:c="115"/>==930== <text:s text:c="3"/>by 0x51AFF6B: ??? (in /usr/lib/x86_64-linux-gnu/libQt6Core.so.6.2.4) <text:s text:c="40"/>==930== <text:s text:c="3"/>by 0x51AFBCE: ??? (in /usr/lib/x86_64-linux-gnu/libQt6Core.so.6.2.4) <text:s text:c="40"/>==930== <text:s text:c="3"/>by 0x51AFA76: ??? (in /usr/lib/x86_64-linux-gnu/libQt6Core.so.6.2.4) <text:s text:c="40"/>==930== <text:s text:c="3"/>by 0x51AF8D9: ??? (in /usr/lib/x86_64-linux-gnu/libQt6Core.so.6.2.4) <text:s text:c="40"/>==930== <text:s text:c="3"/>by 0x51AFC0E: ??? (in /usr/lib/x86_64-linux-gnu/libQt6Core.so.6.2.4) <text:s text:c="40"/><text:soft-page-break/>==930== <text:s text:c="3"/>by 0x51AFA76: ??? (in /usr/lib/x86_64-linux-gnu/libQt6Core.so.6.2.4) <text:s text:c="40"/>==930== <text:s text:c="3"/>by 0x51B003A: QCborValueRef::toJsonValue() const (in /usr/lib/x86_64-linux-gnu/libQt6Core.so.6.2.4) <text:s text:c="9"/>==930== <text:s text:c="112"/>==930== 528 bytes in 8 blocks are still reachable in loss record 155 of 187 <text:s text:c="44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1AAA98: ??? (in /usr/lib/x86_64-linux-gnu/libQt6Core.so.6.2.4) <text:s text:c="40"/>==930== <text:s text:c="3"/>by 0x51AB38D: ??? (in /usr/lib/x86_64-linux-gnu/libQt6Core.so.6.2.4) <text:s text:c="40"/>==930== <text:s text:c="3"/>by 0x51B7CCC: QJsonObject::iterator QJsonObject::insertAt&lt;QStringView&gt;(long long, QStringView, QJsonValue const&amp;, bool) (in /usr/lib/x86_64-linux-gnu/libQt6Core.so.6.2.4) <text:s text:c="58"/>==930== <text:s text:c="3"/>by 0x51B6F76: QJsonObject::insert(QStringView, QJsonValue const&amp;) (in /usr/lib/x86_64-linux-gnu/libQt6Core.so.6.2.4) <text:s text:c="112"/>==930== <text:s text:c="3"/>by 0x51AF8F7: ??? (in /usr/lib/x86_64-linux-gnu/libQt6Core.so.6.2.4) <text:s text:c="40"/>==930== <text:s text:c="3"/>by 0x51AFC0E: ??? (in /usr/lib/x86_64-linux-gnu/libQt6Core.so.6.2.4) <text:s text:c="40"/>==930== <text:s text:c="3"/>by 0x51AFA76: ??? (in /usr/lib/x86_64-linux-gnu/libQt6Core.so.6.2.4) <text:s text:c="40"/>==930== <text:s text:c="3"/>by 0x51B003A: QCborValueRef::toJsonValue() const (in /usr/lib/x86_64-linux-gnu/libQt6Core.so.6.2.4) <text:s text:c="9"/>==930== <text:s text:c="3"/>by 0x519499F: ??? (in /usr/lib/x86_64-linux-gnu/libQt6Core.so.6.2.4) <text:s text:c="40"/>==930== <text:s text:c="3"/>by 0x5194DB9: ??? (in /usr/lib/x86_64-linux-gnu/libQt6Core.so.6.2.4) <text:s text:c="40"/>==930== <text:s text:c="112"/>==930== 672 bytes in 12 blocks are still reachable in loss record 156 of 187 <text:s text:c="43"/>==930== <text:s text:c="3"/>at 0x4848899: malloc (in /usr/libexec/valgrind/vgpreload_memcheck-amd64-linux.so) <text:s text:c="27"/>==930== <text:s text:c="3"/>by 0x5783FDC: _nl_make_l10nflist (l10nflist.c:242) <text:s text:c="58"/>==930== <text:s text:c="3"/>by 0x5784211: _nl_make_l10nflist (l10nflist.c:285) <text:s text:c="58"/>==930== <text:s text:c="3"/>by 0x5784211: _nl_make_l10nflist (l10nflist.c:285) <text:s text:c="58"/>==930== <text:s text:c="3"/>by 0x577D747: _nl_find_locale (findlocale.c:214) <text:s text:c="60"/>==930== <text:s text:c="3"/>by 0x577C856: setlocale (setlocale.c:337) <text:s text:c="67"/>==930== <text:s text:c="3"/>by 0x577C856: setlocale (setlocale.c:217) <text:s text:c="67"/>==930== <text:s text:c="3"/>by 0x5126035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3"/>by 0x10B23F: main (in /home/rrunix/QT_QT6p4/build-TestOnlyQt-Clone_of_Desktop_Linux_OK-Release/TestOnlyQt) <text:s text:c="2"/>==930== <text:s text:c="112"/>==930== 744 bytes in 1 blocks are still reachable in loss record 157 of 187 <text:s text:c="44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1DF1C8: QByteArray::QByteArray(long long, Qt::Initialization) (in /usr/lib/x86_64-linux-gnu/libQt6Core.so.6.2.4) <text:s text:c="110"/>==930== <text:s text:c="3"/>by 0x5203DEF: ??? (in /usr/lib/x86_64-linux-gnu/libQt6Core.so.6.2.4) <text:s text:c="40"/>==930== <text:s text:c="3"/>by 0x5203EEA: QString::toLocal8Bit_helper(QChar const*, long long) (in /usr/lib/x86_64-linux-gnu/libQt6Core.so.6.2.4) <text:s text:c="111"/>==930== <text:s text:c="3"/>by 0x5B3436F: QGuiApplicationPrivate::createPlatformIntegration()</text:p>
      <text:p text:style-name="Standard"><text:s/>(in /usr/lib/x86_64-linux-gnu/libQt6Gui.so.6.2.4) <text:s text:c="113"/>==930== <text:s text:c="3"/>by 0x5B356D7: QGuiApplicationPrivate::createEventDispatcher() (in /usr/lib/x86_64-linux-gnu/libQt6Gui.so.6.2.4) <text:s text:c="117"/>==930== <text:s text:c="3"/>by 0x5127066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<text:soft-page-break/>==930== <text:s text:c="3"/>by 0x10B23F: main (in /home/rrunix/QT_QT6p4/build-TestOnlyQt-Clone_of_Desktop_Linux_OK-Release/TestOnlyQt) <text:s text:c="2"/>==930== <text:s text:c="112"/>==930== 775 bytes in 43 blocks are still reachable in loss record 158 of 187 <text:s text:c="43"/>==930== <text:s text:c="3"/>at 0x4848899: malloc (in /usr/libexec/valgrind/vgpreload_memcheck-amd64-linux.so) <text:s text:c="27"/>==930== <text:s text:c="3"/>by 0x57EE60E: strdup (strdup.c:42) <text:s text:c="74"/>==930== <text:s text:c="3"/>by 0x6CC4A1F: ??? (in /usr/lib/x86_64-linux-gnu/libGLX.so.0.0.0) <text:s text:c="44"/>==930== <text:s text:c="3"/>by 0x6CB1CF0: ??? (in /usr/lib/x86_64-linux-gnu/libGLX.so.0.0.0) <text:s text:c="44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838 bytes in 24 blocks are still reachable in loss record 159 of 187 <text:s text:c="43"/>==930== <text:s text:c="3"/>at 0x4848899: malloc (in /usr/libexec/valgrind/vgpreload_memcheck-amd64-linux.so) <text:s text:c="27"/>==930== <text:s text:c="3"/>by 0x5783E4C: _nl_make_l10nflist (l10nflist.c:166) <text:s text:c="58"/>==930== <text:s text:c="3"/>by 0x5784211: _nl_make_l10nflist (l10nflist.c:285) <text:s text:c="58"/>==930== <text:s text:c="3"/>by 0x577D747: _nl_find_locale (findlocale.c:214) <text:s text:c="60"/>==930== <text:s text:c="3"/>by 0x577C856: setlocale (setlocale.c:337) <text:s text:c="67"/>==930== <text:s text:c="3"/>by 0x577C856: setlocale (setlocale.c:217) <text:s text:c="67"/>==930== <text:s text:c="3"/>by 0x5126035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3"/>by 0x10B23F: main (in /home/rrunix/QT_QT6p4/build-TestOnlyQt-Clone_of_Desktop_Linux_OK-Release/TestOnlyQt) <text:s text:c="2"/>==930== <text:s text:c="112"/>==930== 1,015 bytes in 54 blocks are still reachable in loss record 160 of 187 <text:s text:c="41"/>==930== <text:s text:c="3"/>at 0x4848899: malloc (in /usr/libexec/valgrind/vgpreload_memcheck-amd64-linux.so) <text:s text:c="27"/>==930== <text:s text:c="3"/>by 0x57EE60E: strdup (strdup.c:42) <text:s text:c="74"/>==930== <text:s text:c="3"/>by 0x69FC2EF: ??? (in /usr/lib/x86_64-linux-gnu/libEGL.so.1.1.0) <text:s text:c="44"/>==930== <text:s text:c="3"/>by 0x69F6335: ??? (in /usr/lib/x86_64-linux-gnu/libEGL.so.1.1.0) <text:s text:c="44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1,024 bytes in 1 blocks are still reachable in loss record 161 of 187 <text:s text:c="42"/>==930== <text:s text:c="3"/>at 0x48487A9: malloc (in /usr/libexec/valgrind/vgpreload_memcheck-amd64-linux.so) <text:s text:c="27"/>==930== <text:s text:c="3"/>by 0x6CC49FF: ??? (in /usr/lib/x86_64-linux-gnu/libGLX.so.0.0.0) <text:s text:c="44"/>==930== <text:s text:c="3"/>by 0x6CB1CF0: ??? (in /usr/lib/x86_64-linux-gnu/libGLX.so.0.0.0) <text:s text:c="44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1,024 bytes in 1 blocks are still reachable in loss record 162 of 187 <text:s text:c="42"/>==930== <text:s text:c="3"/>at 0x48487A9: malloc (in /usr/libexec/valgrind/vgpreload_memcheck-amd64-linux.so) <text:s text:c="27"/>==930== <text:s text:c="3"/>by 0x69FC2CF: ??? (in /usr/lib/x86_64-linux-gnu/libEGL.so.1.1.0) <text:s text:c="44"/>==930== <text:s text:c="3"/>by 0x69F6335: ??? (in /usr/lib/x86_64-linux-gnu/libEGL.so.1.1.0) <text:s text:c="44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<text:soft-page-break/>==930== <text:s text:c="112"/>==930== 1,040 bytes in 1 blocks are still reachable in loss record 163 of 187 <text:s text:c="42"/>==930== <text:s text:c="3"/>at 0x484DA83: calloc (in /usr/libexec/valgrind/vgpreload_memcheck-amd64-linux.so) <text:s text:c="27"/>==930== <text:s text:c="3"/>by 0x578B791: __new_exitfn (cxa_atexit.c:114) <text:s text:c="63"/>==930== <text:s text:c="3"/>by 0x578B90A: __internal_atexit (cxa_atexit.c:44) <text:s text:c="59"/>==930== <text:s text:c="3"/>by 0x578B90A: __cxa_atexit (cxa_atexit.c:70) <text:s text:c="64"/>==930== <text:s text:c="3"/>by 0x5A938DC: ??? (in /usr/lib/x86_64-linux-gnu/libQt6Gui.so.6.2.4) <text:s text:c="41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1,040 bytes in 1 blocks are still reachable in loss record 164 of 187 <text:s text:c="42"/>==930== <text:s text:c="3"/>at 0x484DA83: calloc (in /usr/libexec/valgrind/vgpreload_memcheck-amd64-linux.so) <text:s text:c="27"/>==930== <text:s text:c="3"/>by 0x578B791: __new_exitfn (cxa_atexit.c:114) <text:s text:c="63"/>==930== <text:s text:c="3"/>by 0x578B90A: __internal_atexit (cxa_atexit.c:44) <text:s text:c="59"/>==930== <text:s text:c="3"/>by 0x578B90A: __cxa_atexit (cxa_atexit.c:70) <text:s text:c="64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1,040 bytes in 1 blocks are still reachable in loss record 165 of 187 <text:s text:c="42"/>==930== <text:s text:c="3"/>at 0x484DA83: calloc (in /usr/libexec/valgrind/vgpreload_memcheck-amd64-linux.so) <text:s text:c="27"/>==930== <text:s text:c="3"/>by 0x578B791: __new_exitfn (cxa_atexit.c:114) <text:s text:c="63"/>==930== <text:s text:c="3"/>by 0x578B90A:</text:p>
      <text:p text:style-name="Standard"><text:s/>__internal_atexit (cxa_atexit.c:44) <text:s text:c="59"/>==930== <text:s text:c="3"/>by 0x578B90A: __cxa_atexit (cxa_atexit.c:70) <text:s text:c="64"/>==930== <text:s text:c="3"/>by 0x5B2F4B0: ??? (in /usr/lib/x86_64-linux-gnu/libQt6Gui.so.6.2.4) <text:s text:c="41"/>==930== <text:s text:c="3"/>by 0x5B35354: QGuiApplicationPrivate::createPlatformIntegration() (in /usr/lib/x86_64-linux-gnu/libQt6Gui.so.6.2.4) <text:s text:c="113"/>==930== <text:s text:c="3"/>by 0x5B356D7: QGuiApplicationPrivate::createEventDispatcher() (in /usr/lib/x86_64-linux-gnu/libQt6Gui.so.6.2.4) <text:s text:c="117"/>==930== <text:s text:c="3"/>by 0x5127066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3"/>by 0x10B23F: main (in /home/rrunix/QT_QT6p4/build-TestOnlyQt-Clone_of_Desktop_Linux_OK-Release/TestOnlyQt) <text:s text:c="2"/>==930== <text:s text:c="112"/>==930== 1,064 bytes in 1 blocks are still reachable in loss record 166 of 187 <text:s text:c="42"/>==930== <text:s text:c="3"/>at 0x4848899: malloc (in /usr/libexec/valgrind/vgpreload_memcheck-amd64-linux.so) <text:s text:c="27"/>==930== <text:s text:c="3"/>by 0x4003F51: malloc (rtld-malloc.h:56) <text:s text:c="69"/>==930== <text:s text:c="3"/>by 0x4003F51: _dl_map_object_deps (dl-deps.c:479) <text:s text:c="59"/>==930== <text:s text:c="3"/>by 0x400EA0E: dl_open_worker_begin (dl-open.c:592) <text:s text:c="58"/>==930== <text:s text:c="3"/>by 0x58BAC27: _dl_catch_exception (dl-error-skeleton.c:208) <text:s text:c="49"/>==930== <text:s text:c="3"/>by 0x400DF99: dl_open_worker (dl-open.c:782) <text:s text:c="64"/>==930== <text:s text:c="3"/>by 0x58BAC27: _dl_catch_exception (dl-error-skeleton.c:208) <text:s text:c="49"/>==930== <text:s text:c="3"/>by 0x400E34D: _dl_open (dl-open.c:883) <text:s text:c="70"/>==930== <text:s text:c="3"/>by 0x57D66BB: dlopen_doit (dlopen.c:56) <text:s text:c="69"/>==930== <text:s text:c="3"/>by 0x58BAC27: _dl_catch_exception (dl-error-skeleton.c:208) <text:s text:c="49"/>==930== <text:s text:c="3"/>by 0x58BACF2: _dl_catch_error (dl-error-skeleton.c:227) <text:s text:c="53"/>==930== <text:s text:c="3"/>by 0x57D61AD: _dlerror_run (dlerror.c:138) <text:s text:c="66"/><text:soft-page-break/>==930== <text:s text:c="3"/>by 0x57D6747: dlopen_implementation (dlopen.c:71) <text:s text:c="59"/>==930== <text:s text:c="3"/>by 0x57D6747: dlopen@@GLIBC_2.34 (dlopen.c:81) <text:s text:c="62"/>==930== <text:s text:c="112"/>==930== 1,152 bytes in 8 blocks are still reachable in loss record 167 of 187 <text:s text:c="42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204BF8: QString::QString(long long, Qt::Initialization) (in /usr/lib/x86_64-linux-gnu/libQt6Core.so.6.2.4) <text:s text:c="116"/>==930== <text:s text:c="3"/>by 0x52085AD: QString::fromLocal8Bit(QByteArrayView) (in /usr/lib/x86_64-linux-gnu/libQt6Core.so.6.2.4) <text:s text:c="5"/>==930== <text:s text:c="3"/>by 0x527D72A: ??? (in /usr/lib/x86_64-linux-gnu/libQt6Core.so.6.2.4) <text:s text:c="40"/>==930== <text:s text:c="3"/>by 0x50B55A2: ??? (in /usr/lib/x86_64-linux-gnu/libQt6Core.so.6.2.4) <text:s text:c="40"/>==930== <text:s text:c="3"/>by 0x50B5CD9: QFileInfo::canonicalFilePath() const (in /usr/lib/x86_64-linux-gnu/libQt6Core.so.6.2.4) <text:s text:c="7"/>==930== <text:s text:c="3"/>by 0x5196B81: QFactoryLoader::update() (in /usr/lib/x86_64-linux-gnu/libQt6Core.so.6.2.4) <text:s text:c="19"/>==930== <text:s text:c="3"/>by 0x519821A: QFactoryLoader::QFactoryLoader(char const*, QString const&amp;, Qt::CaseSensitivity) (in /usr/lib/x86_64-linux-gnu/libQt6Core.so.6.2.4) <text:s text:c="83"/>==930== <text:s text:c="3"/>by 0x5B5F1A7: QPlatformIntegrationFactory::keys(QString const&amp;) (in /usr/lib/x86_64-linux-gnu/libQt6Gui.so.6.2.4) <text:s text:c="115"/>==930== <text:s text:c="3"/>by 0x5B3367F: QGuiApplicationPrivate::createPlatformIntegration() (in /usr/lib/x86_64-linux-gnu/libQt6Gui.so.6.2.4) <text:s text:c="113"/>==930== <text:s text:c="3"/>by 0x5B356D7: QGuiApplicationPrivate::createEventDispatcher() (in /usr/lib/x86_64-linux-gnu/libQt6Gui.so.6.2.4) <text:s text:c="117"/>==930== <text:s text:c="112"/>==930== 1,248 bytes in 12 blocks are still reachable in loss record 168 of 187 <text:s text:c="41"/>==930== <text:s text:c="3"/>at 0x4848899: malloc (in /usr/libexec/valgrind/vgpreload_memcheck-amd64-linux.so) <text:s text:c="27"/>==930== <text:s text:c="3"/>by 0x5783FDC: _nl_make_l10nflist (l10nflist.c:242) <text:s text:c="58"/>==930== <text:s text:c="3"/>by 0x577D747: _nl_find_locale (findlocale.c:214) <text:s text:c="60"/>==930== <text:s text:c="3"/>by 0x577C856: setlocale (setlocale.c:337) <text:s text:c="67"/>==930== <text:s text:c="3"/>by 0x577C856: setlocale (setlocale.c:217) <text:s text:c="67"/>==930== <text:s text:c="3"/>by 0x5126035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3"/>by 0x10B23F: main (in /home/rrunix/QT_QT6p4/build-TestOnlyQt-Clone_of_Desktop_Linux_OK-Release/TestOnlyQt) <text:s text:c="2"/>==930== <text:s text:c="112"/>==930== 1,251 bytes in 1 blocks are still reachable in loss record 169 of 187 <text:s text:c="42"/>==930== <text:s text:c="3"/>at 0x484DA83: calloc (in /usr/libexec/valgrind/vgpreload_memcheck-amd64-linux.so) <text:s text:c="27"/>==930== <text:s text:c="3"/>by 0x400DA02: calloc (rtld-malloc.h:44) <text:s text:c="69"/>==930== <text:s text:c="3"/>by 0x400DA02: _dl_new_object (dl-object.c:92) <text:s text:c="63"/>==930== <text:s text:c="3"/>by 0x4008C82: _dl_map_object_from_fd (dl-load.c:1063) <text:s text:c="55"/>==930== <text:s text:c="3"/>by 0x400A600: _dl_map_object (dl-load.c:2327) <text:s text:c="63"/>==930== <text:s text:c="3"/>by 0x400E9A8: dl_open_worker_begin (dl-open.c:534) <text:s text:c="58"/>==930== <text:s text:c="3"/>by 0x58BAC27: _dl_catch_exception (dl-error-skeleton.c:208) <text:s text:c="49"/>==930== <text:s text:c="3"/>by 0x400DF99: dl_open_worker (dl-open.c:782) <text:s text:c="64"/>==930== <text:s text:c="3"/>by 0x58BAC27: _dl_catch_exception (dl-error-skeleton.c:208) <text:s text:c="49"/>==930== <text:s text:c="3"/>by 0x400E34D: _dl_open (dl-open.c:883) <text:s text:c="70"/>==930== <text:s text:c="3"/>by 0x57D66BB: dlopen_doit (dlopen.c:56) <text:s text:c="69"/>==930== <text:s text:c="3"/>by 0x58BAC27: _dl_catch_exception (dl-error-skeleton.c:208) <text:s text:c="49"/>==930== <text:s text:c="3"/>by 0x58BACF2: _dl_catch_error (dl-error-skeleton.c:227) <text:s text:c="53"/>==930== <text:s text:c="112"/>==930== 1,270 <text:soft-page-break/>bytes in 17 blocks are still reachable in loss record 170 of 187 <text:s text:c="41"/>==930== <text:s text:c="3"/>at 0x4848899: malloc (in /usr/libexec/valgrind/vgpreload_memcheck-amd64-linux.so) <text:s text:c="27"/>==930== <text:s text:c="3"/>by 0x4007173: malloc (rtld-malloc.h:56) <text:s text:c="69"/>==930== <text:s text:c="3"/>by 0x4007173: open_path (dl-load.c:1977) <text:s text:c="68"/>==930== <text:s text:c="3"/>by 0x400A712: _dl_map_object (dl-load.c:2167) <text:s text:c="63"/>==930== <text:s text:c="3"/>by 0x4003494: openaux (dl-deps.c:64) <text:s text:c="72"/>==930== <text:s text:c="3"/>by 0x58BAC27: _dl_catch_exception (dl-error-skeleton.c:208) <text:s text:c="49"/>==930== <text:s text:c="3"/>by 0x4003C7B: _dl_map_object_deps (dl-deps.c:248) <text:s text:c="59"/>==930== <text:s text:c="3"/>by 0x400EA0E: dl_open_worker_begin (dl-open.c:592) <text:s text:c="22"/></text:p>
      <text:p text:style-name="Standard"><text:s text:c="36"/>==930== <text:s text:c="3"/>by 0x58BAC27: _dl_catch_exception (dl-error-skeleton.c:208) <text:s text:c="49"/>==930== <text:s text:c="3"/>by 0x400DF99: dl_open_worker (dl-open.c:782) <text:s text:c="64"/>==930== <text:s text:c="3"/>by 0x58BAC27: _dl_catch_exception (dl-error-skeleton.c:208) <text:s text:c="49"/>==930== <text:s text:c="3"/>by 0x400E34D: _dl_open (dl-open.c:883) <text:s text:c="70"/>==930== <text:s text:c="3"/>by 0x57D66BB: dlopen_doit (dlopen.c:56) <text:s text:c="69"/>==930== <text:s text:c="112"/>==930== 1,280 bytes in 8 blocks are still reachable in loss record 171 of 187 <text:s text:c="42"/>==930== <text:s text:c="3"/>at 0x4849013: operator new(unsigned long) (in /usr/libexec/valgrind/vgpreload_memcheck-amd64-linux.so) <text:s text:c="6"/>==930== <text:s text:c="3"/>by 0x5346FA9: ??? (in /usr/lib/x86_64-linux-gnu/libQt6Core.so.6.2.4) <text:s text:c="40"/>==930== <text:s text:c="3"/>by 0x5196B8E: QFactoryLoader::update() (in /usr/lib/x86_64-linux-gnu/libQt6Core.so.6.2.4) <text:s text:c="19"/>==930== <text:s text:c="3"/>by 0x519821A: QFactoryLoader::QFactoryLoader(char const*, QString const&amp;, Qt::CaseSensitivity) (in /usr/lib/x86_64-linux-gnu/libQt6Core.so.6.2.4) <text:s text:c="83"/>==930== <text:s text:c="3"/>by 0x5B5F1A7: QPlatformIntegrationFactory::keys(QString const&amp;) (in /usr/lib/x86_64-linux-gnu/libQt6Gui.so.6.2.4) <text:s text:c="115"/>==930== <text:s text:c="3"/>by 0x5B3367F: QGuiApplicationPrivate::createPlatformIntegration() (in /usr/lib/x86_64-linux-gnu/libQt6Gui.so.6.2.4) <text:s text:c="113"/>==930== <text:s text:c="3"/>by 0x5B356D7: QGuiApplicationPrivate::createEventDispatcher() (in /usr/lib/x86_64-linux-gnu/libQt6Gui.so.6.2.4) <text:s text:c="117"/>==930== <text:s text:c="3"/>by 0x5127066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3"/>by 0x10B23F: main (in /home/rrunix/QT_QT6p4/build-TestOnlyQt-Clone_of_Desktop_Linux_OK-Release/TestOnlyQt) <text:s text:c="2"/>==930== <text:s text:c="112"/>==930== 1,309 bytes in 18 blocks are still reachable in loss record 172 of 187 <text:s text:c="41"/>==930== <text:s text:c="3"/>at 0x4848899: malloc (in /usr/libexec/valgrind/vgpreload_memcheck-amd64-linux.so) <text:s text:c="27"/>==930== <text:s text:c="3"/>by 0x400DD20: malloc (rtld-malloc.h:56) <text:s text:c="69"/>==930== <text:s text:c="3"/>by 0x400DD20: _dl_new_object (dl-object.c:199) <text:s text:c="62"/>==930== <text:s text:c="3"/>by 0x4008C82: _dl_map_object_from_fd (dl-load.c:1063) <text:s text:c="55"/>==930== <text:s text:c="3"/>by 0x400A600: _dl_map_object (dl-load.c:2327) <text:s text:c="63"/>==930== <text:s text:c="3"/>by 0x4003494: openaux (dl-deps.c:64) <text:s text:c="72"/>==930== <text:s text:c="3"/>by 0x58BAC27: _dl_catch_exception (dl-error-skeleton.c:208) <text:s text:c="49"/>==930== <text:s text:c="3"/>by 0x4003C7B: _dl_map_object_deps (dl-deps.c:248) <text:s text:c="59"/>==930== <text:s text:c="3"/>by 0x400EA0E: dl_open_worker_begin (dl-open.c:592) <text:s text:c="58"/>==930== <text:s text:c="3"/>by 0x58BAC27: _dl_catch_exception (dl-error-skeleton.c:208) <text:s text:c="49"/>==930== <text:s text:c="3"/>by 0x400DF99: dl_open_worker (dl-open.c:782) <text:s text:c="64"/>==930== <text:s text:c="3"/>by 0x58BAC27: _dl_catch_exception (dl-error-skeleton.c:208) <text:s text:c="49"/>==930== <text:s text:c="3"/>by 0x400E34D: _dl_open (dl-open.c:883) <text:s text:c="70"/>==930== <text:s text:c="112"/>==930== 1,456 bytes in 18 blocks are still reachable in loss record 173 of 187 <text:s text:c="41"/>==930== <text:s text:c="3"/>at 0x4848899: malloc (in /usr/libexec/valgrind/vgpreload_memcheck-amd64-linux.so) <text:s text:c="27"/>==930== <text:s text:c="3"/>by 0x4003A59: malloc (rtld-malloc.h:56) <text:s text:c="69"/><text:soft-page-break/>==930== <text:s text:c="3"/>by 0x4003A59: _dl_map_object_deps (dl-deps.c:438) <text:s text:c="59"/>==930== <text:s text:c="3"/>by 0x400EA0E: dl_open_worker_begin (dl-open.c:592) <text:s text:c="58"/>==930== <text:s text:c="3"/>by 0x58BAC27: _dl_catch_exception (dl-error-skeleton.c:208) <text:s text:c="49"/>==930== <text:s text:c="3"/>by 0x400DF99: dl_open_worker (dl-open.c:782) <text:s text:c="64"/>==930== <text:s text:c="3"/>by 0x58BAC27: _dl_catch_exception (dl-error-skeleton.c:208) <text:s text:c="49"/>==930== <text:s text:c="3"/>by 0x400E34D: _dl_open (dl-open.c:883) <text:s text:c="70"/>==930== <text:s text:c="3"/>by 0x57D66BB: dlopen_doit (dlopen.c:56) <text:s text:c="69"/>==930== <text:s text:c="3"/>by 0x58BAC27: _dl_catch_exception (dl-error-skeleton.c:208) <text:s text:c="49"/>==930== <text:s text:c="3"/>by 0x58BACF2: _dl_catch_error (dl-error-skeleton.c:227) <text:s text:c="53"/>==930== <text:s text:c="3"/>by 0x57D61AD: _dlerror_run (dlerror.c:138) <text:s text:c="66"/>==930== <text:s text:c="3"/>by 0x57D6747: dlopen_implementation (dlopen.c:71) <text:s text:c="59"/>==930== <text:s text:c="3"/>by 0x57D6747: dlopen@@GLIBC_2.34 (dlopen.c:81) <text:s text:c="62"/>==930== <text:s text:c="112"/>==930== 1,600 bytes in 1 blocks are still reachable in loss record 174 of 187 <text:s text:c="42"/>==930== <text:s text:c="3"/>at 0x48487A9: malloc (in /usr/libexec/valgrind/vgpreload_memcheck-amd64-linux.so) <text:s text:c="27"/>==930== <text:s text:c="3"/>by 0x5783A3E: extend_alias_table (localealias.c:401) <text:s text:c="56"/>==930== <text:s text:c="3"/>by 0x5783A3E: read_alias_file (localealias.c:313) <text:s text:c="59"/>==930== <text:s text:c="3"/>by 0x5783BB2: _nl_expand_alias (localealias.c:198) <text:s text:c="58"/>==930== <text:s text:c="3"/>by 0x577D477: _nl_find_locale (findlocale.c:158) <text:s text:c="60"/>==930== <text:s text:c="3"/>by 0x577C856: setlocale (setlocale.c:337) <text:s text:c="67"/>==930== <text:s text:c="3"/>by 0x577C856: setlocale (setlocale.c:217) <text:s text:c="67"/>==930== <text:s text:c="3"/>by 0x5126035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3"/>by 0x10B23F: main (in /home/rrunix/QT_QT6p4/build-TestOnlyQt-Clone_of_Desktop_Linux_OK-Release/TestOnlyQt) <text:s text:c="2"/>==930== <text:s text:c="112"/>==930== 1,728 bytes in 24 blocks are still reachable in loss record 175 of 187 <text:s text:c="41"/>==930== <text:s text:c="3"/>at 0x4848899: malloc (in /usr/libexec/valgrind/vgpreload_memcheck-amd64-linux.so) <text:s text:c="27"/>==930== <text:s text:c="3"/>by 0x5783FDC: _nl_make_l10nflist (l10nflist.c:242) <text:s text:c="58"/>==930== <text:s text:c="3"/>by 0x5784211: _nl_make_l10nflist (l10nflist.c:285) <text:s text:c="58"/>==930== <text:s text:c="3"/>by 0x577D747: _nl_find_locale (findlocale.c:214) <text:s text:c="60"/>==930== <text:s text:c="3"/>by 0x577C856: setlocale (setlocale.c:337) <text:s text:c="67"/>==930== <text:s text:c="3"/>by 0x577C856: setlocale (setlocale.c:217) <text:s text:c="67"/>==930== <text:s text:c="3"/>by 0x5126035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3"/>by 0x10B23F: main (in /home/rrunix/QT_QT6p4/build-TestOnlyQt-Clone_of_Desktop_Linux_OK-Release/TestOnlyQt) <text:s text:c="2"/>==930== <text:s text:c="112"/>==930== 1,888 bytes in 1 blocks are still reachable in loss record 176 of 187 <text:s text:c="42"/>==930== <text:s text:c="3"/>at 0x4849013: operator new(unsigned long) (in /usr/libexec/valgrind/vgpreload_memcheck-amd64-linux.so) <text:s text:c="6"/>==930== <text:s text:c="3"/>by 0x5197FD8: QFactoryLoader::QFactoryLoader(char const*, QString const&amp;, Qt::CaseSensitivity) (in /usr/lib/x86_64-linux-gnu/libQt6Core.so.6.2.4)</text:p>
      <text:p text:style-name="Standard"><text:s text:c="84"/>==930== <text:s text:c="3"/>by 0x5B5F1A7: QPlatformIntegrationFactory::keys(QString const&amp;) (in /usr/lib/x86_64-linux-gnu/libQt6Gui.so.6.2.4) <text:s text:c="115"/>==930== <text:s text:c="3"/>by 0x5B3367F: QGuiApplicationPrivate::createPlatformIntegration() (in /usr/lib/x86_64-linux-gnu/libQt6Gui.so.6.2.4) <text:s text:c="113"/>==930== <text:s text:c="3"/>by 0x5B356D7: QGuiApplicationPrivate::createEventDispatcher() (in /usr/lib/x86_64-linux-gnu/libQt6Gui.so.6.2.4) <text:s text:c="117"/><text:soft-page-break/>==930== <text:s text:c="3"/>by 0x5127066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3"/>by 0x10B23F: main (in /home/rrunix/QT_QT6p4/build-TestOnlyQt-Clone_of_Desktop_Linux_OK-Release/TestOnlyQt) <text:s text:c="2"/>==930== <text:s text:c="112"/>==930== 2,032 bytes in 1 blocks are still reachable in loss record 177 of 187 <text:s text:c="42"/>==930== <text:s text:c="3"/>at 0x484DA83: calloc (in /usr/libexec/valgrind/vgpreload_memcheck-amd64-linux.so) <text:s text:c="27"/>==930== <text:s text:c="3"/>by 0x683BC50: g_malloc0 (in /usr/lib/x86_64-linux-gnu/libglib-2.0.so.0.7200.4) <text:s text:c="30"/>==930== <text:s text:c="3"/>by 0x6852DDD: g_slice_alloc (in /usr/lib/x86_64-linux-gnu/libglib-2.0.so.0.7200.4) <text:s text:c="26"/>==930== <text:s text:c="3"/>by 0x6820501: g_hash_table_new_full (in /usr/lib/x86_64-linux-gnu/libglib-2.0.so.0.7200.4) <text:s text:c="18"/>==930== <text:s text:c="3"/>by 0x683BB62: ??? (in /usr/lib/x86_64-linux-gnu/libglib-2.0.so.0.7200.4) <text:s text:c="36"/>==930== <text:s text:c="3"/>by 0x67FBBA8: ??? (in /usr/lib/x86_64-linux-gnu/libglib-2.0.so.0.7200.4) <text:s text:c="36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2,048 bytes in 1 blocks are still reachable in loss record 178 of 187 <text:s text:c="42"/>==930== <text:s text:c="3"/>at 0x484DCD3: realloc (in /usr/libexec/valgrind/vgpreload_memcheck-amd64-linux.so) <text:s text:c="26"/>==930== <text:s text:c="3"/>by 0x578393D: read_alias_file (localealias.c:333) <text:s text:c="59"/>==930== <text:s text:c="3"/>by 0x5783BB2: _nl_expand_alias (localealias.c:198) <text:s text:c="58"/>==930== <text:s text:c="3"/>by 0x577D477: _nl_find_locale (findlocale.c:158) <text:s text:c="60"/>==930== <text:s text:c="3"/>by 0x577C856: setlocale (setlocale.c:337) <text:s text:c="67"/>==930== <text:s text:c="3"/>by 0x577C856: setlocale (setlocale.c:217) <text:s text:c="67"/>==930== <text:s text:c="3"/>by 0x5126035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3"/>by 0x10B23F: main (in /home/rrunix/QT_QT6p4/build-TestOnlyQt-Clone_of_Desktop_Linux_OK-Release/TestOnlyQt) <text:s text:c="2"/>==930== <text:s text:c="112"/>==930== 2,064 bytes in 8 blocks are still reachable in loss record 179 of 187 <text:s text:c="42"/>==930== <text:s text:c="3"/>at 0x484DCD3: realloc (in /usr/libexec/valgrind/vgpreload_memcheck-amd64-linux.so) <text:s text:c="26"/>==930== <text:s text:c="3"/>by 0x522AD14: QArrayData::reallocateUnaligned(QArrayData*, void*, long long, long long, QArrayData::AllocationOption) (in /usr/lib/x86_64-linux-gnu/libQt6Core.so.6.2.4) <text:s text:c="60"/>==930== <text:s text:c="3"/>by 0x51AABEC: ??? (in /usr/lib/x86_64-linux-gnu/libQt6Core.so.6.2.4) <text:s text:c="40"/>==930== <text:s text:c="3"/>by 0x51AB38D: ??? (in /usr/lib/x86_64-linux-gnu/libQt6Core.so.6.2.4) <text:s text:c="40"/>==930== <text:s text:c="3"/>by 0x51B7D6D: QJsonObject::iterator QJsonObject::insertAt&lt;QStringView&gt;(long long, QStringView, QJsonValue const&amp;, bool) (in /usr/lib/x86_64-linux-gnu/libQt6Core.so.6.2.4) <text:s text:c="58"/>==930== <text:s text:c="3"/>by 0x51B6F76: QJsonObject::insert(QStringView, QJsonValue const&amp;) (in /usr/lib/x86_64-linux-gnu/libQt6Core.so.6.2.4) <text:s text:c="112"/>==930== <text:s text:c="3"/>by 0x51949B5: ??? (in /usr/lib/x86_64-linux-gnu/libQt6Core.so.6.2.4) <text:s text:c="40"/>==930== <text:s text:c="3"/>by 0x5194DB9: ??? (in /usr/lib/x86_64-linux-gnu/libQt6Core.so.6.2.4) <text:s text:c="40"/>==930== <text:s text:c="3"/>by 0x5345D77: ??? (in /usr/lib/x86_64-linux-gnu/libQt6Core.so.6.2.4) <text:s text:c="40"/>==930== <text:s text:c="3"/>by 0x5346170: ??? (in /usr/lib/x86_64-linux-gnu/libQt6Core.so.6.2.4) <text:s text:c="40"/>==930== <text:s text:c="3"/>by 0x5196BFE: QFactoryLoader::update() (in /usr/lib/x86_64-linux-gnu/libQt6Core.so.6.2.4) <text:s text:c="19"/>==930== <text:s text:c="3"/>by 0x519821A: QFactoryLoader::QFactoryLoader(char const*, QString const&amp;, Qt::CaseSensitivity) (in /usr/lib/x86_64-linux-gnu/libQt6Core.so.6.2.4) <text:s text:c="83"/>==930== <text:s text:c="112"/>==930== 2,064 bytes in 8 blocks are still reachable in loss record 180 of 187 <text:s text:c="42"/>==930== <text:s text:c="3"/>at 0x484DCD3: realloc (in /usr/libexec/valgrind/vgpreload_memcheck-amd64-linux.so) <text:s text:c="26"/><text:soft-page-break/>==930== <text:s text:c="3"/>by 0x522AD14: QArrayData::reallocateUnaligned(QArrayData*, void*, long long, long long, QArrayData::AllocationOption) (in /usr/lib/x86_64-linux-gnu/libQt6Core.so.6.2.4) <text:s text:c="60"/>==930== <text:s text:c="3"/>by 0x51DF369: QByteArray::reallocData(long long, QArrayData::AllocationOption) (in /usr/lib/x86_64-linux-gnu/libQt6Core.so.6.2.4) <text:s text:c="99"/>==930== <text:s text:c="3"/>by 0x51DF499: QByteArray::resize(long long) (in /usr/lib/x86_64-linux-gnu/libQt6Core.so.6.2.4) <text:s text:c="14"/>==930== <text:s text:c="3"/>by 0x51A2C97: ??? (in /usr/lib/x86_64-linux-gnu/libQt6Core.so.6.2.4) <text:s text:c="40"/>==930== <text:s text:c="3"/>by 0x51B7DEC: QJsonObject::iterator QJsonObject::insertAt&lt;QStringView&gt;(long long, QStringView, QJsonValue const&amp;, bool) (in /usr/lib/x86_64-linux-gnu/libQt6Core.so.6.2.4) <text:s text:c="58"/>==930== <text:s text:c="3"/>by 0x51B6F76: QJsonObject::insert(QStringView, QJsonValue const&amp;) (in /usr/lib/x86_64-linux-gnu/libQt6Core.so.6.2.4) <text:s text:c="112"/>==930== <text:s text:c="3"/>by 0x51949B5: ??? (in /usr/lib/x86_64-linux-gnu/libQt6Core.so.6.2.4) <text:s text:c="40"/>==930== <text:s text:c="3"/>by 0x5194DB9: ??? (in /usr/lib/x86_64-linux-gnu/libQt6Core.so.6.2.4) <text:s text:c="40"/>==930== <text:s text:c="3"/>by 0x5345D77: ??? (in /usr/lib/x86_64-linux-gnu/libQt6Core.so.6.2.4) <text:s text:c="40"/>==930== <text:s text:c="3"/>by 0x5346170: ??? (in /usr/lib/x86_64-linux-gnu/libQt6Core.so.6.2.4) <text:s text:c="40"/>==930== <text:s text:c="3"/>by 0x5196BFE: QFactoryLoader::update() (in /usr/lib/x86_64-linux-gnu/libQt6Core.so.6.2.4) <text:s text:c="19"/>==930== <text:s text:c="112"/>==930== 2,304 bytes in 1 blocks are possibly lost in loss record 181 of 187 <text:s text:c="44"/>==930== <text:s text:c="3"/>at 0x4848899: malloc (in /usr/libexec/valgrind/vgpreload_memcheck-amd64-linux.so) <text:s text:c="27"/>==930== <text:s text:c="3"/>by 0x4005D97: malloc (rtld-malloc.h:56) <text:s text:c="69"/>==930== <text:s text:c="3"/>by 0x4005D97: _dlfo_mappings_segment_allocate (dl-find_object.c:217) <text:s text:c="40"/>==930== <text:s text:c="3"/>by 0x4005D97: _dl_find_object_update_1 (dl-find_object.c:671) <text:s text:c="47"/>==930== <text:s text:c="3"/>by 0x4005D97: _dl_find_object_update (dl-find_object.c:804) <text:s text:c="49"/>==930== <text:s text:c="3"/>by 0x400ECCF: dl_open_worker_begin (dl-open.c:735) <text:s text:c="58"/>==930== <text:s text:c="3"/>by 0x58BAC27: _dl_catch_exception (dl-error-skeleton.c:208) <text:s text:c="49"/>==930== <text:s text:c="3"/>by 0x400DF99: dl_open_worker (dl-open.c:782) <text:s text:c="64"/>==930== <text:s text:c="3"/>by 0x58BAC27: _dl_catch_exception (dl-error-skeleton.c:208) <text:s text:c="49"/>==930== <text:s text:c="3"/>by 0x400E34D: _dl_open (dl-open.c:883) <text:s text:c="46"/></text:p>
      <text:p text:style-name="Standard"><text:s text:c="24"/>==930== <text:s text:c="3"/>by 0x57D66BB: dlopen_doit (dlopen.c:56) <text:s text:c="69"/>==930== <text:s text:c="3"/>by 0x58BAC27: _dl_catch_exception (dl-error-skeleton.c:208) <text:s text:c="49"/>==930== <text:s text:c="3"/>by 0x58BACF2: _dl_catch_error (dl-error-skeleton.c:227) <text:s text:c="53"/>==930== <text:s text:c="3"/>by 0x57D61AD: _dlerror_run (dlerror.c:138) <text:s text:c="66"/>==930== <text:s text:c="3"/>by 0x57D6747: dlopen_implementation (dlopen.c:71) <text:s text:c="59"/>==930== <text:s text:c="3"/>by 0x57D6747: dlopen@@GLIBC_2.34 (dlopen.c:81) <text:s text:c="62"/>==930== <text:s text:c="112"/>==930== 2,880 bytes in 18 blocks are still reachable in loss record 182 of 187 <text:s text:c="41"/>==930== <text:s text:c="3"/>at 0x484DA83: calloc (in /usr/libexec/valgrind/vgpreload_memcheck-amd64-linux.so) <text:s text:c="27"/>==930== <text:s text:c="3"/>by 0x40162DC: calloc (rtld-malloc.h:44) <text:s text:c="69"/>==930== <text:s text:c="3"/>by 0x40162DC: _dl_check_map_versions (dl-version.c:273) <text:s text:c="53"/>==930== <text:s text:c="3"/>by 0x400ED13: dl_open_worker_begin (dl-open.c:600) <text:s text:c="58"/>==930== <text:s text:c="3"/>by 0x58BAC27: _dl_catch_exception (dl-error-skeleton.c:208) <text:s text:c="49"/>==930== <text:s text:c="3"/>by 0x400DF99: dl_open_worker (dl-open.c:782) <text:s text:c="64"/>==930== <text:s text:c="3"/>by 0x58BAC27: _dl_catch_exception (dl-error-skeleton.c:208) <text:s text:c="49"/>==930== <text:s text:c="3"/>by 0x400E34D: _dl_open (dl-open.c:883) <text:s text:c="70"/>==930== <text:s text:c="3"/>by 0x57D66BB: dlopen_doit (dlopen.c:56) <text:s text:c="69"/>==930== <text:s text:c="3"/>by 0x58BAC27: _dl_catch_exception (dl-error-skeleton.c:208) <text:s text:c="49"/>==930== <text:s text:c="3"/>by 0x58BACF2: _dl_catch_error (dl-error-skeleton.c:227) <text:s text:c="53"/>==930== <text:s text:c="3"/>by 0x57D61AD: _dlerror_run (dlerror.c:138) <text:s text:c="66"/>==930== <text:s text:c="3"/>by 0x57D6747: dlopen_implementation (dlopen.c:71) <text:s text:c="59"/>==930== <text:s text:c="3"/>by 0x57D6747: dlopen@@GLIBC_2.34 (dlopen.c:81) <text:s text:c="62"/>==930== <text:s text:c="112"/>==930== 3,728 bytes in 12 blocks are still reachable in loss record 183 of 187 <text:s text:c="41"/>==930== <text:s text:c="3"/><text:soft-page-break/>at 0x4848899: malloc (in /usr/libexec/valgrind/vgpreload_memcheck-amd64-linux.so) <text:s text:c="27"/>==930== <text:s text:c="3"/>by 0x577D96E: _nl_intern_locale_data (loadlocale.c:97) <text:s text:c="54"/>==930== <text:s text:c="3"/>by 0x577DC28: _nl_load_locale (loadlocale.c:266) <text:s text:c="60"/>==930== <text:s text:c="3"/>by 0x577D7D0: _nl_find_locale (findlocale.c:237) <text:s text:c="60"/>==930== <text:s text:c="3"/>by 0x577C856: setlocale (setlocale.c:337) <text:s text:c="67"/>==930== <text:s text:c="3"/>by 0x577C856: setlocale (setlocale.c:217) <text:s text:c="67"/>==930== <text:s text:c="3"/>by 0x5126035: QCoreApplicationPrivate::init() (in /usr/lib/x86_64-linux-gnu/libQt6Core.so.6.2.4) <text:s text:c="12"/>==930== <text:s text:c="3"/>by 0x5B371D3: QGuiApplicationPrivate::init() (in /usr/lib/x86_64-linux-gnu/libQt6Gui.so.6.2.4) <text:s text:c="14"/>==930== <text:s text:c="3"/>by 0x49EC8FC: QApplicationPrivate::init() (in /usr/lib/x86_64-linux-gnu/libQt6Widgets.so.6.2.4) <text:s text:c="13"/>==930== <text:s text:c="3"/>by 0x10B23F: main (in /home/rrunix/QT_QT6p4/build-TestOnlyQt-Clone_of_Desktop_Linux_OK-Release/TestOnlyQt) <text:s text:c="2"/>==930== <text:s text:c="112"/>==930== 16,384 bytes in 1 blocks are still reachable in loss record 184 of 187 <text:s text:c="41"/>==930== <text:s text:c="3"/>at 0x4848899: malloc (in /usr/libexec/valgrind/vgpreload_memcheck-amd64-linux.so) <text:s text:c="27"/>==930== <text:s text:c="3"/>by 0x683B738: g_malloc (in /usr/lib/x86_64-linux-gnu/libglib-2.0.so.0.7200.4) <text:s text:c="31"/>==930== <text:s text:c="3"/>by 0x683BB73: ??? (in /usr/lib/x86_64-linux-gnu/libglib-2.0.so.0.7200.4) <text:s text:c="36"/>==930== <text:s text:c="3"/>by 0x67FBBA8: ??? (in /usr/lib/x86_64-linux-gnu/libglib-2.0.so.0.7200.4) <text:s text:c="36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21,774 bytes in 18 blocks are still reachable in loss record 185 of 187 <text:s text:c="40"/>==930== <text:s text:c="3"/>at 0x484DA83: calloc (in /usr/libexec/valgrind/vgpreload_memcheck-amd64-linux.so) <text:s text:c="27"/>==930== <text:s text:c="3"/>by 0x400DA02: calloc (rtld-malloc.h:44) <text:s text:c="69"/>==930== <text:s text:c="3"/>by 0x400DA02: _dl_new_object (dl-object.c:92) <text:s text:c="63"/>==930== <text:s text:c="3"/>by 0x4008C82: _dl_map_object_from_fd (dl-load.c:1063) <text:s text:c="55"/>==930== <text:s text:c="3"/>by 0x400A600: _dl_map_object (dl-load.c:2327) <text:s text:c="63"/>==930== <text:s text:c="3"/>by 0x4003494: openaux (dl-deps.c:64) <text:s text:c="72"/>==930== <text:s text:c="3"/>by 0x58BAC27: _dl_catch_exception (dl-error-skeleton.c:208) <text:s text:c="49"/>==930== <text:s text:c="3"/>by 0x4003C7B: _dl_map_object_deps (dl-deps.c:248) <text:s text:c="59"/>==930== <text:s text:c="3"/>by 0x400EA0E: dl_open_worker_begin (dl-open.c:592) <text:s text:c="58"/>==930== <text:s text:c="3"/>by 0x58BAC27: _dl_catch_exception (dl-error-skeleton.c:208) <text:s text:c="49"/>==930== <text:s text:c="3"/>by 0x400DF99: dl_open_worker (dl-open.c:782) <text:s text:c="64"/>==930== <text:s text:c="3"/>by 0x58BAC27: _dl_catch_exception (dl-error-skeleton.c:208) <text:s text:c="49"/>==930== <text:s text:c="3"/>by 0x400E34D: _dl_open (dl-open.c:883) <text:s text:c="70"/>==930== <text:s text:c="112"/>==930== 65,538 bytes in 1 blocks are still reachable in loss record 186 of 187 <text:s text:c="41"/>==930== <text:s text:c="3"/>at 0x4848899: malloc (in /usr/libexec/valgrind/vgpreload_memcheck-amd64-linux.so) <text:s text:c="27"/>==930== <text:s text:c="3"/>by 0x522AC53: QArrayData::allocate(QArrayData**, long long, long long, long long, QArrayData::AllocationOption) (in /usr/lib/x86_64-linux-gnu/libQt6Core.so.6.2.4) <text:s text:c="66"/>==930== <text:s text:c="3"/>by 0x52787EC: ??? (in /usr/lib/x86_64-linux-gnu/libQt6Core.so.6.2.4) <text:s text:c="40"/>==930== <text:s text:c="3"/>by 0x5278B45: ??? (in /usr/lib/x86_64-linux-gnu/libQt6Core.so.6.2.4) <text:s text:c="40"/>==930== <text:s text:c="3"/>by 0x5276EC7: QVariantAnimation::registerInterpolator(QVariant (*)(void const*, void const*, double), int) (in /usr/lib/x86_64-linux-gnu/libQt6Core.so.6.2.4) <text:s text:c="71"/>==930== <text:s text:c="3"/>by 0x5E0B878: ??? (in /usr/lib/x86_64-linux-gnu/libQt6Gui.so.6.2.4) <text:s text:c="41"/>==930== <text:s text:c="3"/>by 0x5A93CBC: ??? (in /usr/lib/x86_64-linux-gnu/libQt6Gui.so.6.2.4) <text:s text:c="41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112"/>==930== 72,704 <text:soft-page-break/>bytes in 1 blocks are still reachable in loss record 187 of 187 <text:s text:c="41"/>==930== <text:s text:c="3"/>at 0x4848899: malloc (in /usr/libexec/valgrind/vgpreload_memcheck-amd64-linux.so) <text:s text:c="27"/>==930== <text:s text:c="3"/>by 0x55A4979: ??? (in /usr/lib/x86_64-linux-gnu/libstdc++.so.6.0.30) <text:s text:c="40"/>==930== <text:s text:c="3"/>by 0x400647D: call_init.part.0 (dl-init.c:70) <text:s text:c="63"/>==930== <text:s text:c="3"/>by 0x4006567: call_init (dl-init.c:33) <text:s text:c="70"/>==930== <text:s text:c="3"/>by 0x4006567: _dl_init (dl-init.c:117) <text:s text:c="70"/>==930== <text:s text:c="3"/>by 0x40202E9: ??? (in /usr/lib/x86_64-linux-gnu/ld-linux-x86-64.so.2) <text:s text:c="39"/>==930== <text:s text:c="28"/></text:p>
      <text:p text:style-name="Standard"><text:s text:c="84"/>==930== LEAK SUMMARY: <text:s text:c="98"/>==930== <text:s text:c="3"/>definitely lost: 514 bytes in 1 blocks <text:s text:c="70"/>==930== <text:s text:c="3"/>indirectly lost: 0 bytes in 0 blocks <text:s text:c="72"/>==930== <text:s text:c="5"/>possibly lost: 2,464 bytes in 3 blocks <text:s text:c="68"/>==930== <text:s text:c="3"/>still reachable: 230,372 bytes in 593 blocks <text:s text:c="64"/>==930== <text:s text:c="22"/>of which reachable via heuristic: <text:s text:c="56"/>==930== <text:s text:c="24"/>newarray <text:s text:c="10"/>: 328 bytes in 3 blocks <text:s text:c="45"/>==930== <text:s text:c="8"/>suppressed: 0 bytes in 0 blocks <text:s text:c="72"/>==930== <text:s text:c="112"/>==930== For lists of detected and suppressed errors, rerun with: -s <text:s text:c="52"/>==930== ERROR SUMMARY: 8 errors from 8 contexts (suppressed: 0 from 0) <text:s text:c="49"/>Aborted (core dumped) <text:s text:c="98"/>rrunix@DESKTOP-RKF1B6O:~$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25T08:10:29.205000000</meta:creation-date>
    <dc:date>2023-05-25T08:11:46.480000000</dc:date>
    <meta:editing-duration>PT1M17S</meta:editing-duration>
    <meta:editing-cycles>1</meta:editing-cycles>
    <meta:document-statistic meta:table-count="0" meta:image-count="0" meta:object-count="0" meta:page-count="60" meta:paragraph-count="36" meta:word-count="16612" meta:character-count="348266" meta:non-whitespace-character-count="185666"/>
    <meta:generator>LibreOffice/7.2.7.2$Windows_X86_64 LibreOffice_project/8d71d29d553c0f7dcbfa38fbfda25ee34cce99a2</meta:generator>
  </office:meta>
</office:document-meta>
</file>